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Black" svg:font-family="'Arial Black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.108cm"/>
    </style:style>
    <style:style style:name="co3" style:family="table-column">
      <style:table-column-properties fo:break-before="auto" style:column-width="1.027cm"/>
    </style:style>
    <style:style style:name="co4" style:family="table-column">
      <style:table-column-properties fo:break-before="auto" style:column-width="3.052cm"/>
    </style:style>
    <style:style style:name="co5" style:family="table-column">
      <style:table-column-properties fo:break-before="auto" style:column-width="4.217cm"/>
    </style:style>
    <style:style style:name="co6" style:family="table-column">
      <style:table-column-properties fo:break-before="auto" style:column-width="12.741cm"/>
    </style:style>
    <style:style style:name="co7" style:family="table-column">
      <style:table-column-properties fo:break-before="auto" style:column-width="0.748cm"/>
    </style:style>
    <style:style style:name="co9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2.2cm"/>
    </style:style>
    <style:style style:name="co12" style:family="table-column">
      <style:table-column-properties fo:break-before="auto" style:column-width="2.02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Times New Roman"/>
    </style:style>
    <style:style style:name="ce10" style:family="table-cell" style:parent-style-name="Default">
      <style:text-properties fo:language="zxx" fo:country="none" style:font-name-asian="Arial" style:language-asian="en" style:country-asian="US" style:font-name-complex="Arial" style:font-size-complex="5.65000009536743pt" style:language-complex="en" style:country-complex="US"/>
    </style:style>
    <style:style style:name="ce11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0">
      <style:table-cell-properties fo:border-bottom="0.002cm solid #000000" fo:background-color="#ffffcc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5" style:family="table-cell" style:parent-style-name="Default" style:data-style-name="N0">
      <style:table-cell-properties fo:border-bottom="0.002cm solid #000000" fo:background-color="#ffffcc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6" style:family="table-cell" style:parent-style-name="Default" style:data-style-name="N0">
      <style:table-cell-properties fo:border-bottom="0.002cm solid #000000" fo:background-color="#ccffcc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fo:border-bottom="0.002cm solid #000000" fo:background-color="#ccffcc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1" style:family="table-cell" style:parent-style-name="Default" style:data-style-name="N100"/>
  </office:automatic-styles>
  <office:body>
    <office:spreadsheet>
      <table:table table:name="Voting_1-3" table:style-name="ta1" table:print="false"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number-columns-repeated="2" table:default-cell-style-name="ce13"/>
        <table:table-column table:style-name="co11" table:default-cell-style-name="ce13"/>
        <table:table-column table:style-name="co9" table:default-cell-style-name="ce13"/>
        <table:table-column table:style-name="co11" table:default-cell-style-name="ce21"/>
        <table:table-column table:style-name="co8" table:default-cell-style-name="Default"/>
        <table:table-column table:style-name="co12" table:default-cell-style-name="Default"/>
        <table:table-column table:style-name="co8" table:number-columns-repeated="2" table:default-cell-style-name="Default"/>
        <table:table-column table:style-name="co8" table:default-cell-style-name="ce3"/>
        <table:table-row table:style-name="ro3">
          <table:table-cell table:style-name="ce6" office:value-type="string">
            <text:p>Rank</text:p>
          </table:table-cell>
          <table:table-cell table:style-name="ce8" office:value-type="string">
            <text:p>Name</text:p>
          </table:table-cell>
          <table:table-cell table:style-name="ce8" office:value-type="string">
            <text:p>Lisk Address</text:p>
          </table:table-cell>
          <table:table-cell table:style-name="ce8" office:value-type="string">
            <text:p>Lisk Public Key</text:p>
          </table:table-cell>
          <table:table-cell/>
          <table:table-cell table:style-name="ce11" office:value-type="string">
            <text:p>Elite 1</text:p>
          </table:table-cell>
          <table:table-cell table:style-name="ce11" office:value-type="string">
            <text:p>Elite 2</text:p>
          </table:table-cell>
          <table:table-cell table:style-name="ce11" office:value-type="string">
            <text:p>Max Return</text:p>
            <text:p>(no Pool)</text:p>
          </table:table-cell>
          <table:table-cell table:style-name="ce11" office:value-type="string">
            <text:p>GDT</text:p>
          </table:table-cell>
          <table:table-cell table:style-name="ce11" office:value-type="string">
            <text:p>Max Return</text:p>
            <text:p>(no Pool)</text:p>
          </table:table-cell>
          <table:table-cell table:style-name="ce11" office:value-type="string">
            <text:p>Res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5" office:value-type="string">
            <text:p>thepool</text:p>
          </table:table-cell>
          <table:table-cell table:style-name="ce5" office:value-type="string">
            <text:p>10839494368003872009L</text:p>
          </table:table-cell>
          <table:table-cell office:value-type="string">
            <text:p>b002f58531c074c7190714523eec08c48db8c7cfc0c943097db1a2e82ed87f84</text:p>
          </table:table-cell>
          <table:table-cell/>
          <table:table-cell table:number-columns-repeated="2" table:style-name="ce12"/>
          <table:table-cell table:style-name="ce12" office:value-type="float" office:value="2">
            <text:p>2</text:p>
          </table:table-cell>
          <table:table-cell table:style-name="ce12"/>
          <table:table-cell table:style-name="ce19"/>
          <table:table-cell/>
          <table:table-cell table:formula="of:=IF([.F2]=1;CONCATENATE(&quot;+&quot;;[.D2];&quot;,&quot;);&quot;&quot;)">
            <text:p/>
          </table:table-cell>
          <table:table-cell table:formula="of:=IF([.G2]=2;CONCATENATE(&quot;+&quot;;[.D2];&quot;,&quot;);IF([.H2]=2;CONCATENATE(&quot;+&quot;;[.D2];&quot;,&quot;);&quot;&quot;))" office:value-type="string" office:string-value="+b002f58531c074c7190714523eec08c48db8c7cfc0c943097db1a2e82ed87f84,">
            <text:p>+b002f58531c074c7190714523eec08c48db8c7cfc0c943097db1a2e82ed87f84,</text:p>
          </table:table-cell>
          <table:table-cell table:formula="of:=IF([.I2]=3;CONCATENATE(&quot;+&quot;;[.D2];&quot;,&quot;);IF([.J2]=3;CONCATENATE(&quot;+&quot;;[.D2];&quot;,&quot;);&quot;&quot;))">
            <text:p/>
          </table:table-cell>
          <table:table-cell table:style-name="Default" table:formula="of:=IF([.K2]=4;CONCATENATE(&quot;+&quot;;[.D2];&quot;,&quot;);&quot;&quot;)">
            <text:p/>
          </table:table-cell>
        </table:table-row>
        <table:table-row table:style-name="ro2">
          <table:table-cell table:style-name="ce7" office:value-type="float" office:value="2">
            <text:p>2</text:p>
          </table:table-cell>
          <table:table-cell table:style-name="ce5" office:value-type="string">
            <text:p>luiz</text:p>
          </table:table-cell>
          <table:table-cell table:style-name="ce5" office:value-type="string">
            <text:p>7785089688506705621L</text:p>
          </table:table-cell>
          <table:table-cell office:value-type="string">
            <text:p>c4d96fbfe80102f01579945fe0c5fe2a1874a7ffeca6bacef39140f9358e3db6</text:p>
          </table:table-cell>
          <table:table-cell/>
          <table:table-cell table:style-name="ce12" office:value-type="float" office:value="1">
            <text:p>1</text:p>
          </table:table-cell>
          <table:table-cell table:number-columns-repeated="3" table:style-name="ce12"/>
          <table:table-cell table:style-name="ce19"/>
          <table:table-cell/>
          <table:table-cell table:formula="of:=IF([.F3]=1;CONCATENATE(&quot;+&quot;;[.D3];&quot;,&quot;);&quot;&quot;)" office:value-type="string" office:string-value="+c4d96fbfe80102f01579945fe0c5fe2a1874a7ffeca6bacef39140f9358e3db6,">
            <text:p>+c4d96fbfe80102f01579945fe0c5fe2a1874a7ffeca6bacef39140f9358e3db6,</text:p>
          </table:table-cell>
          <table:table-cell table:formula="of:=IF([.G3]=2;CONCATENATE(&quot;+&quot;;[.D3];&quot;,&quot;);IF([.H3]=2;CONCATENATE(&quot;+&quot;;[.D3];&quot;,&quot;);&quot;&quot;))">
            <text:p/>
          </table:table-cell>
          <table:table-cell table:formula="of:=IF([.I3]=3;CONCATENATE(&quot;+&quot;;[.D3];&quot;,&quot;);IF([.J3]=3;CONCATENATE(&quot;+&quot;;[.D3];&quot;,&quot;);&quot;&quot;))">
            <text:p/>
          </table:table-cell>
          <table:table-cell table:style-name="Default" table:formula="of:=IF([.K3]=4;CONCATENATE(&quot;+&quot;;[.D3];&quot;,&quot;);&quot;&quot;)">
            <text:p/>
          </table:table-cell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5" office:value-type="string">
            <text:p>liskpool_com_01</text:p>
          </table:table-cell>
          <table:table-cell table:style-name="ce5" office:value-type="string">
            <text:p>14593474056247442712L</text:p>
          </table:table-cell>
          <table:table-cell office:value-type="string">
            <text:p>ec111c8ad482445cfe83d811a7edd1f1d2765079c99d7d958cca1354740b7614</text:p>
          </table:table-cell>
          <table:table-cell/>
          <table:table-cell table:number-columns-repeated="2" table:style-name="ce12"/>
          <table:table-cell table:style-name="ce12" office:value-type="float" office:value="2">
            <text:p>2</text:p>
          </table:table-cell>
          <table:table-cell table:style-name="ce12"/>
          <table:table-cell table:style-name="ce19"/>
          <table:table-cell/>
          <table:table-cell table:formula="of:=IF([.F4]=1;CONCATENATE(&quot;+&quot;;[.D4];&quot;,&quot;);&quot;&quot;)">
            <text:p/>
          </table:table-cell>
          <table:table-cell table:formula="of:=IF([.G4]=2;CONCATENATE(&quot;+&quot;;[.D4];&quot;,&quot;);IF([.H4]=2;CONCATENATE(&quot;+&quot;;[.D4];&quot;,&quot;);&quot;&quot;))" office:value-type="string" office:string-value="+ec111c8ad482445cfe83d811a7edd1f1d2765079c99d7d958cca1354740b7614,">
            <text:p>+ec111c8ad482445cfe83d811a7edd1f1d2765079c99d7d958cca1354740b7614,</text:p>
          </table:table-cell>
          <table:table-cell table:formula="of:=IF([.I4]=3;CONCATENATE(&quot;+&quot;;[.D4];&quot;,&quot;);IF([.J4]=3;CONCATENATE(&quot;+&quot;;[.D4];&quot;,&quot;);&quot;&quot;))">
            <text:p/>
          </table:table-cell>
          <table:table-cell table:style-name="Default" table:formula="of:=IF([.K4]=4;CONCATENATE(&quot;+&quot;;[.D4];&quot;,&quot;);&quot;&quot;)">
            <text:p/>
          </table:table-cell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5" office:value-type="string">
            <text:p>liskpool.top</text:p>
          </table:table-cell>
          <table:table-cell table:style-name="ce5" office:value-type="string">
            <text:p>4034636149257692063L</text:p>
          </table:table-cell>
          <table:table-cell office:value-type="string">
            <text:p>1a99630b0ca1642b232888a3119e68b000b6194eced51e7fe3231bbe476f7c10</text:p>
          </table:table-cell>
          <table:table-cell/>
          <table:table-cell table:number-columns-repeated="2" table:style-name="ce12"/>
          <table:table-cell table:style-name="ce12" office:value-type="float" office:value="2">
            <text:p>2</text:p>
          </table:table-cell>
          <table:table-cell table:style-name="ce12"/>
          <table:table-cell table:style-name="ce19"/>
          <table:table-cell/>
          <table:table-cell table:formula="of:=IF([.F5]=1;CONCATENATE(&quot;+&quot;;[.D5];&quot;,&quot;);&quot;&quot;)">
            <text:p/>
          </table:table-cell>
          <table:table-cell table:formula="of:=IF([.G5]=2;CONCATENATE(&quot;+&quot;;[.D5];&quot;,&quot;);IF([.H5]=2;CONCATENATE(&quot;+&quot;;[.D5];&quot;,&quot;);&quot;&quot;))" office:value-type="string" office:string-value="+1a99630b0ca1642b232888a3119e68b000b6194eced51e7fe3231bbe476f7c10,">
            <text:p>+1a99630b0ca1642b232888a3119e68b000b6194eced51e7fe3231bbe476f7c10,</text:p>
          </table:table-cell>
          <table:table-cell table:formula="of:=IF([.I5]=3;CONCATENATE(&quot;+&quot;;[.D5];&quot;,&quot;);IF([.J5]=3;CONCATENATE(&quot;+&quot;;[.D5];&quot;,&quot;);&quot;&quot;))">
            <text:p/>
          </table:table-cell>
          <table:table-cell table:style-name="Default" table:formula="of:=IF([.K5]=4;CONCATENATE(&quot;+&quot;;[.D5];&quot;,&quot;);&quot;&quot;)">
            <text:p/>
          </table:table-cell>
        </table:table-row>
        <table:table-row table:style-name="ro2">
          <table:table-cell table:style-name="ce7" office:value-type="float" office:value="5">
            <text:p>5</text:p>
          </table:table-cell>
          <table:table-cell table:style-name="ce5" office:value-type="string">
            <text:p>iii.element.iii</text:p>
          </table:table-cell>
          <table:table-cell table:style-name="ce5" office:value-type="string">
            <text:p>13943256167405531820L</text:p>
          </table:table-cell>
          <table:table-cell office:value-type="string">
            <text:p>00de7d28ec3f55f42329667f08352d0d90faa3d2d4e62c883d86d1d7b083dd7c</text:p>
          </table:table-cell>
          <table:table-cell/>
          <table:table-cell table:style-name="ce12" office:value-type="float" office:value="1">
            <text:p>1</text:p>
          </table:table-cell>
          <table:table-cell table:number-columns-repeated="3" table:style-name="ce12"/>
          <table:table-cell table:style-name="ce19"/>
          <table:table-cell/>
          <table:table-cell table:formula="of:=IF([.F6]=1;CONCATENATE(&quot;+&quot;;[.D6];&quot;,&quot;);&quot;&quot;)" office:value-type="string" office:string-value="+00de7d28ec3f55f42329667f08352d0d90faa3d2d4e62c883d86d1d7b083dd7c,">
            <text:p>+00de7d28ec3f55f42329667f08352d0d90faa3d2d4e62c883d86d1d7b083dd7c,</text:p>
          </table:table-cell>
          <table:table-cell table:formula="of:=IF([.G6]=2;CONCATENATE(&quot;+&quot;;[.D6];&quot;,&quot;);IF([.H6]=2;CONCATENATE(&quot;+&quot;;[.D6];&quot;,&quot;);&quot;&quot;))">
            <text:p/>
          </table:table-cell>
          <table:table-cell table:formula="of:=IF([.I6]=3;CONCATENATE(&quot;+&quot;;[.D6];&quot;,&quot;);IF([.J6]=3;CONCATENATE(&quot;+&quot;;[.D6];&quot;,&quot;);&quot;&quot;))">
            <text:p/>
          </table:table-cell>
          <table:table-cell table:style-name="Default" table:formula="of:=IF([.K6]=4;CONCATENATE(&quot;+&quot;;[.D6];&quot;,&quot;);&quot;&quot;)">
            <text:p/>
          </table:table-cell>
        </table:table-row>
        <table:table-row table:style-name="ro2">
          <table:table-cell table:style-name="ce7" office:value-type="float" office:value="6">
            <text:p>6</text:p>
          </table:table-cell>
          <table:table-cell table:style-name="ce5" office:value-type="string">
            <text:p>tembo</text:p>
          </table:table-cell>
          <table:table-cell table:style-name="ce5" office:value-type="string">
            <text:p>2433857930558702776L</text:p>
          </table:table-cell>
          <table:table-cell office:value-type="string">
            <text:p>326bff18531703385d4037e5585b001e732c4a68afb8f82efe2b46c27dcf05aa</text:p>
          </table:table-cell>
          <table:table-cell/>
          <table:table-cell table:number-columns-repeated="3" table:style-name="ce12"/>
          <table:table-cell table:style-name="ce12" office:value-type="float" office:value="3">
            <text:p>3</text:p>
          </table:table-cell>
          <table:table-cell table:style-name="ce19"/>
          <table:table-cell/>
          <table:table-cell table:formula="of:=IF([.F7]=1;CONCATENATE(&quot;+&quot;;[.D7];&quot;,&quot;);&quot;&quot;)">
            <text:p/>
          </table:table-cell>
          <table:table-cell table:formula="of:=IF([.G7]=2;CONCATENATE(&quot;+&quot;;[.D7];&quot;,&quot;);IF([.H7]=2;CONCATENATE(&quot;+&quot;;[.D7];&quot;,&quot;);&quot;&quot;))">
            <text:p/>
          </table:table-cell>
          <table:table-cell table:formula="of:=IF([.I7]=3;CONCATENATE(&quot;+&quot;;[.D7];&quot;,&quot;);IF([.J7]=3;CONCATENATE(&quot;+&quot;;[.D7];&quot;,&quot;);&quot;&quot;))" office:value-type="string" office:string-value="+326bff18531703385d4037e5585b001e732c4a68afb8f82efe2b46c27dcf05aa,">
            <text:p>+326bff18531703385d4037e5585b001e732c4a68afb8f82efe2b46c27dcf05aa,</text:p>
          </table:table-cell>
          <table:table-cell table:style-name="Default" table:formula="of:=IF([.K7]=4;CONCATENATE(&quot;+&quot;;[.D7];&quot;,&quot;);&quot;&quot;)">
            <text:p/>
          </table:table-cell>
        </table:table-row>
        <table:table-row table:style-name="ro2">
          <table:table-cell table:style-name="ce7" office:value-type="float" office:value="7">
            <text:p>7</text:p>
          </table:table-cell>
          <table:table-cell table:style-name="ce5" office:value-type="string">
            <text:p>badman0316</text:p>
          </table:table-cell>
          <table:table-cell table:style-name="ce5" office:value-type="string">
            <text:p>801959860607939388L</text:p>
          </table:table-cell>
          <table:table-cell office:value-type="string">
            <text:p>25e961fa459d202816776c8736560d493a94fdd7381971f63fb9b70479487598</text:p>
          </table:table-cell>
          <table:table-cell/>
          <table:table-cell table:style-name="ce12" office:value-type="float" office:value="1">
            <text:p>1</text:p>
          </table:table-cell>
          <table:table-cell table:number-columns-repeated="3" table:style-name="ce12"/>
          <table:table-cell table:style-name="ce19"/>
          <table:table-cell/>
          <table:table-cell table:formula="of:=IF([.F8]=1;CONCATENATE(&quot;+&quot;;[.D8];&quot;,&quot;);&quot;&quot;)" office:value-type="string" office:string-value="+25e961fa459d202816776c8736560d493a94fdd7381971f63fb9b70479487598,">
            <text:p>+25e961fa459d202816776c8736560d493a94fdd7381971f63fb9b70479487598,</text:p>
          </table:table-cell>
          <table:table-cell table:formula="of:=IF([.G8]=2;CONCATENATE(&quot;+&quot;;[.D8];&quot;,&quot;);IF([.H8]=2;CONCATENATE(&quot;+&quot;;[.D8];&quot;,&quot;);&quot;&quot;))">
            <text:p/>
          </table:table-cell>
          <table:table-cell table:formula="of:=IF([.I8]=3;CONCATENATE(&quot;+&quot;;[.D8];&quot;,&quot;);IF([.J8]=3;CONCATENATE(&quot;+&quot;;[.D8];&quot;,&quot;);&quot;&quot;))">
            <text:p/>
          </table:table-cell>
          <table:table-cell table:style-name="Default" table:formula="of:=IF([.K8]=4;CONCATENATE(&quot;+&quot;;[.D8];&quot;,&quot;);&quot;&quot;)">
            <text:p/>
          </table:table-cell>
        </table:table-row>
        <table:table-row table:style-name="ro2">
          <table:table-cell table:style-name="ce7" office:value-type="float" office:value="8">
            <text:p>8</text:p>
          </table:table-cell>
          <table:table-cell table:style-name="ce5" office:value-type="string">
            <text:p>rooney</text:p>
          </table:table-cell>
          <table:table-cell table:style-name="ce5" office:value-type="string">
            <text:p>6356913781456505636L</text:p>
          </table:table-cell>
          <table:table-cell office:value-type="string">
            <text:p>b3953cb16e2457b9be78ad8c8a2985435dedaed5f0dd63443bdfbccc92d09f2d</text:p>
          </table:table-cell>
          <table:table-cell/>
          <table:table-cell table:style-name="ce12" office:value-type="float" office:value="1">
            <text:p>1</text:p>
          </table:table-cell>
          <table:table-cell table:number-columns-repeated="3" table:style-name="ce12"/>
          <table:table-cell table:style-name="ce19"/>
          <table:table-cell/>
          <table:table-cell table:formula="of:=IF([.F9]=1;CONCATENATE(&quot;+&quot;;[.D9];&quot;,&quot;);&quot;&quot;)" office:value-type="string" office:string-value="+b3953cb16e2457b9be78ad8c8a2985435dedaed5f0dd63443bdfbccc92d09f2d,">
            <text:p>+b3953cb16e2457b9be78ad8c8a2985435dedaed5f0dd63443bdfbccc92d09f2d,</text:p>
          </table:table-cell>
          <table:table-cell table:formula="of:=IF([.G9]=2;CONCATENATE(&quot;+&quot;;[.D9];&quot;,&quot;);IF([.H9]=2;CONCATENATE(&quot;+&quot;;[.D9];&quot;,&quot;);&quot;&quot;))">
            <text:p/>
          </table:table-cell>
          <table:table-cell table:formula="of:=IF([.I9]=3;CONCATENATE(&quot;+&quot;;[.D9];&quot;,&quot;);IF([.J9]=3;CONCATENATE(&quot;+&quot;;[.D9];&quot;,&quot;);&quot;&quot;))">
            <text:p/>
          </table:table-cell>
          <table:table-cell table:style-name="Default" table:formula="of:=IF([.K9]=4;CONCATENATE(&quot;+&quot;;[.D9];&quot;,&quot;);&quot;&quot;)">
            <text:p/>
          </table:table-cell>
        </table:table-row>
        <table:table-row table:style-name="ro2">
          <table:table-cell table:style-name="ce7" office:value-type="float" office:value="9">
            <text:p>9</text:p>
          </table:table-cell>
          <table:table-cell table:style-name="ce5" office:value-type="string">
            <text:p>bigfisher</text:p>
          </table:table-cell>
          <table:table-cell table:style-name="ce5" office:value-type="string">
            <text:p>6281405850162033335L</text:p>
          </table:table-cell>
          <table:table-cell office:value-type="string">
            <text:p>93ec60444c28e8b8c0f1a613ed41f518b637280c454188e5500ea4e54e1a2f12</text:p>
          </table:table-cell>
          <table:table-cell/>
          <table:table-cell table:style-name="ce12" office:value-type="float" office:value="1">
            <text:p>1</text:p>
          </table:table-cell>
          <table:table-cell table:number-columns-repeated="3" table:style-name="ce12"/>
          <table:table-cell table:style-name="ce19"/>
          <table:table-cell/>
          <table:table-cell table:formula="of:=IF([.F10]=1;CONCATENATE(&quot;+&quot;;[.D10];&quot;,&quot;);&quot;&quot;)" office:value-type="string" office:string-value="+93ec60444c28e8b8c0f1a613ed41f518b637280c454188e5500ea4e54e1a2f12,">
            <text:p>+93ec60444c28e8b8c0f1a613ed41f518b637280c454188e5500ea4e54e1a2f12,</text:p>
          </table:table-cell>
          <table:table-cell table:formula="of:=IF([.G10]=2;CONCATENATE(&quot;+&quot;;[.D10];&quot;,&quot;);IF([.H10]=2;CONCATENATE(&quot;+&quot;;[.D10];&quot;,&quot;);&quot;&quot;))">
            <text:p/>
          </table:table-cell>
          <table:table-cell table:formula="of:=IF([.I10]=3;CONCATENATE(&quot;+&quot;;[.D10];&quot;,&quot;);IF([.J10]=3;CONCATENATE(&quot;+&quot;;[.D10];&quot;,&quot;);&quot;&quot;))">
            <text:p/>
          </table:table-cell>
          <table:table-cell table:style-name="Default" table:formula="of:=IF([.K10]=4;CONCATENATE(&quot;+&quot;;[.D10];&quot;,&quot;);&quot;&quot;)">
            <text:p/>
          </table:table-cell>
        </table:table-row>
        <table:table-row table:style-name="ro2">
          <table:table-cell table:style-name="ce7" office:value-type="float" office:value="10">
            <text:p>10</text:p>
          </table:table-cell>
          <table:table-cell table:style-name="ce5" office:value-type="string">
            <text:p>cc001</text:p>
          </table:table-cell>
          <table:table-cell table:style-name="ce5" office:value-type="string">
            <text:p>6787154358850114730L</text:p>
          </table:table-cell>
          <table:table-cell office:value-type="string">
            <text:p>9771b09041466268948626830cbfea5a043527f39174d70e11a80011f386bb57</text:p>
          </table:table-cell>
          <table:table-cell/>
          <table:table-cell table:number-columns-repeated="3" table:style-name="ce12"/>
          <table:table-cell table:style-name="ce12" office:value-type="float" office:value="3">
            <text:p>3</text:p>
          </table:table-cell>
          <table:table-cell table:style-name="ce19"/>
          <table:table-cell/>
          <table:table-cell table:formula="of:=IF([.F11]=1;CONCATENATE(&quot;+&quot;;[.D11];&quot;,&quot;);&quot;&quot;)">
            <text:p/>
          </table:table-cell>
          <table:table-cell table:formula="of:=IF([.G11]=2;CONCATENATE(&quot;+&quot;;[.D11];&quot;,&quot;);IF([.H11]=2;CONCATENATE(&quot;+&quot;;[.D11];&quot;,&quot;);&quot;&quot;))">
            <text:p/>
          </table:table-cell>
          <table:table-cell table:formula="of:=IF([.I11]=3;CONCATENATE(&quot;+&quot;;[.D11];&quot;,&quot;);IF([.J11]=3;CONCATENATE(&quot;+&quot;;[.D11];&quot;,&quot;);&quot;&quot;))" office:value-type="string" office:string-value="+9771b09041466268948626830cbfea5a043527f39174d70e11a80011f386bb57,">
            <text:p>+9771b09041466268948626830cbfea5a043527f39174d70e11a80011f386bb57,</text:p>
          </table:table-cell>
          <table:table-cell table:style-name="Default" table:formula="of:=IF([.K11]=4;CONCATENATE(&quot;+&quot;;[.D11];&quot;,&quot;);&quot;&quot;)">
            <text:p/>
          </table:table-cell>
        </table:table-row>
        <table:table-row table:style-name="ro2">
          <table:table-cell table:style-name="ce7" office:value-type="float" office:value="11">
            <text:p>11</text:p>
          </table:table-cell>
          <table:table-cell table:style-name="ce5" office:value-type="string">
            <text:p>acheng</text:p>
          </table:table-cell>
          <table:table-cell table:style-name="ce5" office:value-type="string">
            <text:p>15435156702499576722L</text:p>
          </table:table-cell>
          <table:table-cell office:value-type="string">
            <text:p>adbe299504da4e6cf9d7eb481bdf72f23e6a0332df8049b4a018b99604e394da</text:p>
          </table:table-cell>
          <table:table-cell/>
          <table:table-cell table:style-name="ce12" office:value-type="float" office:value="1">
            <text:p>1</text:p>
          </table:table-cell>
          <table:table-cell table:number-columns-repeated="3" table:style-name="ce12"/>
          <table:table-cell table:style-name="ce19"/>
          <table:table-cell/>
          <table:table-cell table:formula="of:=IF([.F12]=1;CONCATENATE(&quot;+&quot;;[.D12];&quot;,&quot;);&quot;&quot;)" office:value-type="string" office:string-value="+adbe299504da4e6cf9d7eb481bdf72f23e6a0332df8049b4a018b99604e394da,">
            <text:p>+adbe299504da4e6cf9d7eb481bdf72f23e6a0332df8049b4a018b99604e394da,</text:p>
          </table:table-cell>
          <table:table-cell table:formula="of:=IF([.G12]=2;CONCATENATE(&quot;+&quot;;[.D12];&quot;,&quot;);IF([.H12]=2;CONCATENATE(&quot;+&quot;;[.D12];&quot;,&quot;);&quot;&quot;))">
            <text:p/>
          </table:table-cell>
          <table:table-cell table:formula="of:=IF([.I12]=3;CONCATENATE(&quot;+&quot;;[.D12];&quot;,&quot;);IF([.J12]=3;CONCATENATE(&quot;+&quot;;[.D12];&quot;,&quot;);&quot;&quot;))">
            <text:p/>
          </table:table-cell>
          <table:table-cell table:style-name="Default" table:formula="of:=IF([.K12]=4;CONCATENATE(&quot;+&quot;;[.D12];&quot;,&quot;);&quot;&quot;)">
            <text:p/>
          </table:table-cell>
        </table:table-row>
        <table:table-row table:style-name="ro2">
          <table:table-cell table:style-name="ce7" office:value-type="float" office:value="12">
            <text:p>12</text:p>
          </table:table-cell>
          <table:table-cell table:style-name="ce5" office:value-type="string">
            <text:p>leo</text:p>
          </table:table-cell>
          <table:table-cell table:style-name="ce5" office:value-type="string">
            <text:p>15458001843048965724L</text:p>
          </table:table-cell>
          <table:table-cell office:value-type="string">
            <text:p>484beb54e2990e17c18119b6065d00c8a65954039ec2d40a9e4ac41862dc561e</text:p>
          </table:table-cell>
          <table:table-cell/>
          <table:table-cell table:style-name="ce12" office:value-type="float" office:value="1">
            <text:p>1</text:p>
          </table:table-cell>
          <table:table-cell table:number-columns-repeated="3" table:style-name="ce12"/>
          <table:table-cell table:style-name="ce19"/>
          <table:table-cell/>
          <table:table-cell table:formula="of:=IF([.F13]=1;CONCATENATE(&quot;+&quot;;[.D13];&quot;,&quot;);&quot;&quot;)" office:value-type="string" office:string-value="+484beb54e2990e17c18119b6065d00c8a65954039ec2d40a9e4ac41862dc561e,">
            <text:p>+484beb54e2990e17c18119b6065d00c8a65954039ec2d40a9e4ac41862dc561e,</text:p>
          </table:table-cell>
          <table:table-cell table:formula="of:=IF([.G13]=2;CONCATENATE(&quot;+&quot;;[.D13];&quot;,&quot;);IF([.H13]=2;CONCATENATE(&quot;+&quot;;[.D13];&quot;,&quot;);&quot;&quot;))">
            <text:p/>
          </table:table-cell>
          <table:table-cell table:formula="of:=IF([.I13]=3;CONCATENATE(&quot;+&quot;;[.D13];&quot;,&quot;);IF([.J13]=3;CONCATENATE(&quot;+&quot;;[.D13];&quot;,&quot;);&quot;&quot;))">
            <text:p/>
          </table:table-cell>
          <table:table-cell table:style-name="Default" table:formula="of:=IF([.K13]=4;CONCATENATE(&quot;+&quot;;[.D13];&quot;,&quot;);&quot;&quot;)">
            <text:p/>
          </table:table-cell>
        </table:table-row>
        <table:table-row table:style-name="ro2">
          <table:table-cell table:style-name="ce7" office:value-type="float" office:value="13">
            <text:p>13</text:p>
          </table:table-cell>
          <table:table-cell table:style-name="ce5" office:value-type="string">
            <text:p>spacetrucker</text:p>
          </table:table-cell>
          <table:table-cell table:style-name="ce5" office:value-type="string">
            <text:p>14212484126746187777L</text:p>
          </table:table-cell>
          <table:table-cell office:value-type="string">
            <text:p>41bb70d08312d9c17ec89a4577d30da77d5b936594fc06ccb0646602bed6ad40</text:p>
          </table:table-cell>
          <table:table-cell/>
          <table:table-cell table:style-name="ce12" office:value-type="float" office:value="1">
            <text:p>1</text:p>
          </table:table-cell>
          <table:table-cell table:number-columns-repeated="3" table:style-name="ce12"/>
          <table:table-cell table:style-name="ce19"/>
          <table:table-cell/>
          <table:table-cell table:formula="of:=IF([.F14]=1;CONCATENATE(&quot;+&quot;;[.D14];&quot;,&quot;);&quot;&quot;)" office:value-type="string" office:string-value="+41bb70d08312d9c17ec89a4577d30da77d5b936594fc06ccb0646602bed6ad40,">
            <text:p>+41bb70d08312d9c17ec89a4577d30da77d5b936594fc06ccb0646602bed6ad40,</text:p>
          </table:table-cell>
          <table:table-cell table:formula="of:=IF([.G14]=2;CONCATENATE(&quot;+&quot;;[.D14];&quot;,&quot;);IF([.H14]=2;CONCATENATE(&quot;+&quot;;[.D14];&quot;,&quot;);&quot;&quot;))">
            <text:p/>
          </table:table-cell>
          <table:table-cell table:formula="of:=IF([.I14]=3;CONCATENATE(&quot;+&quot;;[.D14];&quot;,&quot;);IF([.J14]=3;CONCATENATE(&quot;+&quot;;[.D14];&quot;,&quot;);&quot;&quot;))">
            <text:p/>
          </table:table-cell>
          <table:table-cell table:style-name="Default" table:formula="of:=IF([.K14]=4;CONCATENATE(&quot;+&quot;;[.D14];&quot;,&quot;);&quot;&quot;)">
            <text:p/>
          </table:table-cell>
        </table:table-row>
        <table:table-row table:style-name="ro2">
          <table:table-cell table:style-name="ce7" office:value-type="float" office:value="14">
            <text:p>14</text:p>
          </table:table-cell>
          <table:table-cell table:style-name="ce5" office:value-type="string">
            <text:p>phinx</text:p>
          </table:table-cell>
          <table:table-cell table:style-name="ce5" office:value-type="string">
            <text:p>5472860176536642962L</text:p>
          </table:table-cell>
          <table:table-cell office:value-type="string">
            <text:p>eddeb37070a19e1277db5ec34ea12225e84ccece9e6b2bb1bb27c3ba3999dac7</text:p>
          </table:table-cell>
          <table:table-cell/>
          <table:table-cell table:style-name="ce12" office:value-type="float" office:value="1">
            <text:p>1</text:p>
          </table:table-cell>
          <table:table-cell table:number-columns-repeated="3" table:style-name="ce12"/>
          <table:table-cell table:style-name="ce19"/>
          <table:table-cell/>
          <table:table-cell table:formula="of:=IF([.F15]=1;CONCATENATE(&quot;+&quot;;[.D15];&quot;,&quot;);&quot;&quot;)" office:value-type="string" office:string-value="+eddeb37070a19e1277db5ec34ea12225e84ccece9e6b2bb1bb27c3ba3999dac7,">
            <text:p>+eddeb37070a19e1277db5ec34ea12225e84ccece9e6b2bb1bb27c3ba3999dac7,</text:p>
          </table:table-cell>
          <table:table-cell table:formula="of:=IF([.G15]=2;CONCATENATE(&quot;+&quot;;[.D15];&quot;,&quot;);IF([.H15]=2;CONCATENATE(&quot;+&quot;;[.D15];&quot;,&quot;);&quot;&quot;))">
            <text:p/>
          </table:table-cell>
          <table:table-cell table:formula="of:=IF([.I15]=3;CONCATENATE(&quot;+&quot;;[.D15];&quot;,&quot;);IF([.J15]=3;CONCATENATE(&quot;+&quot;;[.D15];&quot;,&quot;);&quot;&quot;))">
            <text:p/>
          </table:table-cell>
          <table:table-cell table:style-name="Default" table:formula="of:=IF([.K15]=4;CONCATENATE(&quot;+&quot;;[.D15];&quot;,&quot;);&quot;&quot;)">
            <text:p/>
          </table:table-cell>
        </table:table-row>
        <table:table-row table:style-name="ro2">
          <table:table-cell table:style-name="ce7" office:value-type="float" office:value="15">
            <text:p>15</text:p>
          </table:table-cell>
          <table:table-cell table:style-name="ce5" office:value-type="string">
            <text:p>mrgr</text:p>
          </table:table-cell>
          <table:table-cell table:style-name="ce5" office:value-type="string">
            <text:p>3125853987625788223L</text:p>
          </table:table-cell>
          <table:table-cell office:value-type="string">
            <text:p>247bf1854471c1a97ccc363c63e876bb6b9a7f06038486048a17196a8a5493dc</text:p>
          </table:table-cell>
          <table:table-cell/>
          <table:table-cell table:style-name="ce12" office:value-type="float" office:value="1">
            <text:p>1</text:p>
          </table:table-cell>
          <table:table-cell table:number-columns-repeated="3" table:style-name="ce12"/>
          <table:table-cell table:style-name="ce19"/>
          <table:table-cell/>
          <table:table-cell table:formula="of:=IF([.F16]=1;CONCATENATE(&quot;+&quot;;[.D16];&quot;,&quot;);&quot;&quot;)" office:value-type="string" office:string-value="+247bf1854471c1a97ccc363c63e876bb6b9a7f06038486048a17196a8a5493dc,">
            <text:p>+247bf1854471c1a97ccc363c63e876bb6b9a7f06038486048a17196a8a5493dc,</text:p>
          </table:table-cell>
          <table:table-cell table:formula="of:=IF([.G16]=2;CONCATENATE(&quot;+&quot;;[.D16];&quot;,&quot;);IF([.H16]=2;CONCATENATE(&quot;+&quot;;[.D16];&quot;,&quot;);&quot;&quot;))">
            <text:p/>
          </table:table-cell>
          <table:table-cell table:formula="of:=IF([.I16]=3;CONCATENATE(&quot;+&quot;;[.D16];&quot;,&quot;);IF([.J16]=3;CONCATENATE(&quot;+&quot;;[.D16];&quot;,&quot;);&quot;&quot;))">
            <text:p/>
          </table:table-cell>
          <table:table-cell table:style-name="Default" table:formula="of:=IF([.K16]=4;CONCATENATE(&quot;+&quot;;[.D16];&quot;,&quot;);&quot;&quot;)">
            <text:p/>
          </table:table-cell>
        </table:table-row>
        <table:table-row table:style-name="ro2">
          <table:table-cell table:style-name="ce7" office:value-type="float" office:value="16">
            <text:p>16</text:p>
          </table:table-cell>
          <table:table-cell table:style-name="ce5" office:value-type="string">
            <text:p>panzer</text:p>
          </table:table-cell>
          <table:table-cell table:style-name="ce5" office:value-type="string">
            <text:p>3237673512436243226L</text:p>
          </table:table-cell>
          <table:table-cell office:value-type="string">
            <text:p>130649e3d8d34eb59197c00bcf6f199bc4ec06ba0968f1d473b010384569e7f0</text:p>
          </table:table-cell>
          <table:table-cell/>
          <table:table-cell table:style-name="ce12" office:value-type="float" office:value="1">
            <text:p>1</text:p>
          </table:table-cell>
          <table:table-cell table:number-columns-repeated="3" table:style-name="ce12"/>
          <table:table-cell table:style-name="ce19"/>
          <table:table-cell/>
          <table:table-cell table:formula="of:=IF([.F17]=1;CONCATENATE(&quot;+&quot;;[.D17];&quot;,&quot;);&quot;&quot;)" office:value-type="string" office:string-value="+130649e3d8d34eb59197c00bcf6f199bc4ec06ba0968f1d473b010384569e7f0,">
            <text:p>+130649e3d8d34eb59197c00bcf6f199bc4ec06ba0968f1d473b010384569e7f0,</text:p>
          </table:table-cell>
          <table:table-cell table:formula="of:=IF([.G17]=2;CONCATENATE(&quot;+&quot;;[.D17];&quot;,&quot;);IF([.H17]=2;CONCATENATE(&quot;+&quot;;[.D17];&quot;,&quot;);&quot;&quot;))">
            <text:p/>
          </table:table-cell>
          <table:table-cell table:formula="of:=IF([.I17]=3;CONCATENATE(&quot;+&quot;;[.D17];&quot;,&quot;);IF([.J17]=3;CONCATENATE(&quot;+&quot;;[.D17];&quot;,&quot;);&quot;&quot;))">
            <text:p/>
          </table:table-cell>
          <table:table-cell table:style-name="Default" table:formula="of:=IF([.K17]=4;CONCATENATE(&quot;+&quot;;[.D17];&quot;,&quot;);&quot;&quot;)">
            <text:p/>
          </table:table-cell>
        </table:table-row>
        <table:table-row table:style-name="ro2">
          <table:table-cell table:style-name="ce7" office:value-type="float" office:value="17">
            <text:p>17</text:p>
          </table:table-cell>
          <table:table-cell table:style-name="ce5" office:value-type="string">
            <text:p>grajsondelegate</text:p>
          </table:table-cell>
          <table:table-cell table:style-name="ce5" office:value-type="string">
            <text:p>7725745407648930648L</text:p>
          </table:table-cell>
          <table:table-cell office:value-type="string">
            <text:p>9172179a88f8cfeeb81518ad31da4397555273b8658eb3ea2d1eca7965d8e615</text:p>
          </table:table-cell>
          <table:table-cell/>
          <table:table-cell table:style-name="ce12" office:value-type="float" office:value="1">
            <text:p>1</text:p>
          </table:table-cell>
          <table:table-cell table:number-columns-repeated="3" table:style-name="ce12"/>
          <table:table-cell table:style-name="ce19"/>
          <table:table-cell/>
          <table:table-cell table:formula="of:=IF([.F18]=1;CONCATENATE(&quot;+&quot;;[.D18];&quot;,&quot;);&quot;&quot;)" office:value-type="string" office:string-value="+9172179a88f8cfeeb81518ad31da4397555273b8658eb3ea2d1eca7965d8e615,">
            <text:p>+9172179a88f8cfeeb81518ad31da4397555273b8658eb3ea2d1eca7965d8e615,</text:p>
          </table:table-cell>
          <table:table-cell table:formula="of:=IF([.G18]=2;CONCATENATE(&quot;+&quot;;[.D18];&quot;,&quot;);IF([.H18]=2;CONCATENATE(&quot;+&quot;;[.D18];&quot;,&quot;);&quot;&quot;))">
            <text:p/>
          </table:table-cell>
          <table:table-cell table:formula="of:=IF([.I18]=3;CONCATENATE(&quot;+&quot;;[.D18];&quot;,&quot;);IF([.J18]=3;CONCATENATE(&quot;+&quot;;[.D18];&quot;,&quot;);&quot;&quot;))">
            <text:p/>
          </table:table-cell>
          <table:table-cell table:style-name="Default" table:formula="of:=IF([.K18]=4;CONCATENATE(&quot;+&quot;;[.D18];&quot;,&quot;);&quot;&quot;)">
            <text:p/>
          </table:table-cell>
        </table:table-row>
        <table:table-row table:style-name="ro2">
          <table:table-cell table:style-name="ce7" office:value-type="float" office:value="18">
            <text:p>18</text:p>
          </table:table-cell>
          <table:table-cell table:style-name="ce5" office:value-type="string">
            <text:p>forrest</text:p>
          </table:table-cell>
          <table:table-cell table:style-name="ce5" office:value-type="string">
            <text:p>11416406146107258985L</text:p>
          </table:table-cell>
          <table:table-cell office:value-type="string">
            <text:p>393f73238941510379d930e674e21ca4c00ba30c0877cd3728b5bd5874588671</text:p>
          </table:table-cell>
          <table:table-cell/>
          <table:table-cell table:number-columns-repeated="3" table:style-name="ce12"/>
          <table:table-cell table:style-name="ce12" office:value-type="float" office:value="3">
            <text:p>3</text:p>
          </table:table-cell>
          <table:table-cell table:style-name="ce19"/>
          <table:table-cell/>
          <table:table-cell table:formula="of:=IF([.F19]=1;CONCATENATE(&quot;+&quot;;[.D19];&quot;,&quot;);&quot;&quot;)">
            <text:p/>
          </table:table-cell>
          <table:table-cell table:formula="of:=IF([.G19]=2;CONCATENATE(&quot;+&quot;;[.D19];&quot;,&quot;);IF([.H19]=2;CONCATENATE(&quot;+&quot;;[.D19];&quot;,&quot;);&quot;&quot;))">
            <text:p/>
          </table:table-cell>
          <table:table-cell table:formula="of:=IF([.I19]=3;CONCATENATE(&quot;+&quot;;[.D19];&quot;,&quot;);IF([.J19]=3;CONCATENATE(&quot;+&quot;;[.D19];&quot;,&quot;);&quot;&quot;))" office:value-type="string" office:string-value="+393f73238941510379d930e674e21ca4c00ba30c0877cd3728b5bd5874588671,">
            <text:p>+393f73238941510379d930e674e21ca4c00ba30c0877cd3728b5bd5874588671,</text:p>
          </table:table-cell>
          <table:table-cell table:style-name="Default" table:formula="of:=IF([.K19]=4;CONCATENATE(&quot;+&quot;;[.D19];&quot;,&quot;);&quot;&quot;)">
            <text:p/>
          </table:table-cell>
        </table:table-row>
        <table:table-row table:style-name="ro2">
          <table:table-cell table:style-name="ce7" office:value-type="float" office:value="19">
            <text:p>19</text:p>
          </table:table-cell>
          <table:table-cell table:style-name="ce5" office:value-type="string">
            <text:p>liskjp</text:p>
          </table:table-cell>
          <table:table-cell table:style-name="ce5" office:value-type="string">
            <text:p>4402625644334434270L</text:p>
          </table:table-cell>
          <table:table-cell office:value-type="string">
            <text:p>76ceefed8f29dd48664b07d207f4bf202122f2ffed6dcefa802d7fe348203b88</text:p>
          </table:table-cell>
          <table:table-cell/>
          <table:table-cell table:style-name="ce12" office:value-type="float" office:value="1">
            <text:p>1</text:p>
          </table:table-cell>
          <table:table-cell table:number-columns-repeated="3" table:style-name="ce12"/>
          <table:table-cell table:style-name="ce19"/>
          <table:table-cell/>
          <table:table-cell table:formula="of:=IF([.F20]=1;CONCATENATE(&quot;+&quot;;[.D20];&quot;,&quot;);&quot;&quot;)" office:value-type="string" office:string-value="+76ceefed8f29dd48664b07d207f4bf202122f2ffed6dcefa802d7fe348203b88,">
            <text:p>+76ceefed8f29dd48664b07d207f4bf202122f2ffed6dcefa802d7fe348203b88,</text:p>
          </table:table-cell>
          <table:table-cell table:formula="of:=IF([.G20]=2;CONCATENATE(&quot;+&quot;;[.D20];&quot;,&quot;);IF([.H20]=2;CONCATENATE(&quot;+&quot;;[.D20];&quot;,&quot;);&quot;&quot;))">
            <text:p/>
          </table:table-cell>
          <table:table-cell table:formula="of:=IF([.I20]=3;CONCATENATE(&quot;+&quot;;[.D20];&quot;,&quot;);IF([.J20]=3;CONCATENATE(&quot;+&quot;;[.D20];&quot;,&quot;);&quot;&quot;))">
            <text:p/>
          </table:table-cell>
          <table:table-cell table:style-name="Default" table:formula="of:=IF([.K20]=4;CONCATENATE(&quot;+&quot;;[.D20];&quot;,&quot;);&quot;&quot;)">
            <text:p/>
          </table:table-cell>
        </table:table-row>
        <table:table-row table:style-name="ro2">
          <table:table-cell table:style-name="ce7" office:value-type="float" office:value="20">
            <text:p>20</text:p>
          </table:table-cell>
          <table:table-cell table:style-name="ce5" office:value-type="string">
            <text:p>eastwind_ja</text:p>
          </table:table-cell>
          <table:table-cell table:style-name="ce5" office:value-type="string">
            <text:p>2059909095002215101L</text:p>
          </table:table-cell>
          <table:table-cell office:value-type="string">
            <text:p>186ffbe710bc27690934ef6cd64aeda2afdd634cbbaf6d23310ca7a31ab96e60</text:p>
          </table:table-cell>
          <table:table-cell/>
          <table:table-cell table:style-name="ce12" office:value-type="float" office:value="1">
            <text:p>1</text:p>
          </table:table-cell>
          <table:table-cell table:number-columns-repeated="3" table:style-name="ce12"/>
          <table:table-cell table:style-name="ce19"/>
          <table:table-cell/>
          <table:table-cell table:formula="of:=IF([.F21]=1;CONCATENATE(&quot;+&quot;;[.D21];&quot;,&quot;);&quot;&quot;)" office:value-type="string" office:string-value="+186ffbe710bc27690934ef6cd64aeda2afdd634cbbaf6d23310ca7a31ab96e60,">
            <text:p>+186ffbe710bc27690934ef6cd64aeda2afdd634cbbaf6d23310ca7a31ab96e60,</text:p>
          </table:table-cell>
          <table:table-cell table:formula="of:=IF([.G21]=2;CONCATENATE(&quot;+&quot;;[.D21];&quot;,&quot;);IF([.H21]=2;CONCATENATE(&quot;+&quot;;[.D21];&quot;,&quot;);&quot;&quot;))">
            <text:p/>
          </table:table-cell>
          <table:table-cell table:formula="of:=IF([.I21]=3;CONCATENATE(&quot;+&quot;;[.D21];&quot;,&quot;);IF([.J21]=3;CONCATENATE(&quot;+&quot;;[.D21];&quot;,&quot;);&quot;&quot;))">
            <text:p/>
          </table:table-cell>
          <table:table-cell table:style-name="Default" table:formula="of:=IF([.K21]=4;CONCATENATE(&quot;+&quot;;[.D21];&quot;,&quot;);&quot;&quot;)">
            <text:p/>
          </table:table-cell>
        </table:table-row>
        <table:table-row table:style-name="ro2">
          <table:table-cell table:style-name="ce7" office:value-type="float" office:value="21">
            <text:p>21</text:p>
          </table:table-cell>
          <table:table-cell table:style-name="ce5" office:value-type="string">
            <text:p>xujian</text:p>
          </table:table-cell>
          <table:table-cell table:style-name="ce5" office:value-type="string">
            <text:p>2074128296889030323L</text:p>
          </table:table-cell>
          <table:table-cell office:value-type="string">
            <text:p>2493d52fc34ecaaa4a7d0d76e6de9bda24f1b5e11e3363c30a13d59e9c345f82</text:p>
          </table:table-cell>
          <table:table-cell/>
          <table:table-cell table:style-name="ce12" office:value-type="float" office:value="1">
            <text:p>1</text:p>
          </table:table-cell>
          <table:table-cell table:number-columns-repeated="3" table:style-name="ce12"/>
          <table:table-cell table:style-name="ce19"/>
          <table:table-cell/>
          <table:table-cell table:formula="of:=IF([.F22]=1;CONCATENATE(&quot;+&quot;;[.D22];&quot;,&quot;);&quot;&quot;)" office:value-type="string" office:string-value="+2493d52fc34ecaaa4a7d0d76e6de9bda24f1b5e11e3363c30a13d59e9c345f82,">
            <text:p>+2493d52fc34ecaaa4a7d0d76e6de9bda24f1b5e11e3363c30a13d59e9c345f82,</text:p>
          </table:table-cell>
          <table:table-cell table:formula="of:=IF([.G22]=2;CONCATENATE(&quot;+&quot;;[.D22];&quot;,&quot;);IF([.H22]=2;CONCATENATE(&quot;+&quot;;[.D22];&quot;,&quot;);&quot;&quot;))">
            <text:p/>
          </table:table-cell>
          <table:table-cell table:formula="of:=IF([.I22]=3;CONCATENATE(&quot;+&quot;;[.D22];&quot;,&quot;);IF([.J22]=3;CONCATENATE(&quot;+&quot;;[.D22];&quot;,&quot;);&quot;&quot;))">
            <text:p/>
          </table:table-cell>
          <table:table-cell table:style-name="Default" table:formula="of:=IF([.K22]=4;CONCATENATE(&quot;+&quot;;[.D22];&quot;,&quot;);&quot;&quot;)">
            <text:p/>
          </table:table-cell>
        </table:table-row>
        <table:table-row table:style-name="ro2">
          <table:table-cell table:style-name="ce7" office:value-type="float" office:value="22">
            <text:p>22</text:p>
          </table:table-cell>
          <table:table-cell table:style-name="ce5" office:value-type="string">
            <text:p>luukas</text:p>
          </table:table-cell>
          <table:table-cell table:style-name="ce5" office:value-type="string">
            <text:p>7387265715586251506L</text:p>
          </table:table-cell>
          <table:table-cell office:value-type="string">
            <text:p>e5c785871ac07632b42bc3862e7035330ff44fb0314e2253d1d7c0a35f3866f9</text:p>
          </table:table-cell>
          <table:table-cell/>
          <table:table-cell table:style-name="ce12" office:value-type="float" office:value="1">
            <text:p>1</text:p>
          </table:table-cell>
          <table:table-cell table:number-columns-repeated="3" table:style-name="ce12"/>
          <table:table-cell table:style-name="ce19"/>
          <table:table-cell/>
          <table:table-cell table:formula="of:=IF([.F23]=1;CONCATENATE(&quot;+&quot;;[.D23];&quot;,&quot;);&quot;&quot;)" office:value-type="string" office:string-value="+e5c785871ac07632b42bc3862e7035330ff44fb0314e2253d1d7c0a35f3866f9,">
            <text:p>+e5c785871ac07632b42bc3862e7035330ff44fb0314e2253d1d7c0a35f3866f9,</text:p>
          </table:table-cell>
          <table:table-cell table:formula="of:=IF([.G23]=2;CONCATENATE(&quot;+&quot;;[.D23];&quot;,&quot;);IF([.H23]=2;CONCATENATE(&quot;+&quot;;[.D23];&quot;,&quot;);&quot;&quot;))">
            <text:p/>
          </table:table-cell>
          <table:table-cell table:formula="of:=IF([.I23]=3;CONCATENATE(&quot;+&quot;;[.D23];&quot;,&quot;);IF([.J23]=3;CONCATENATE(&quot;+&quot;;[.D23];&quot;,&quot;);&quot;&quot;))">
            <text:p/>
          </table:table-cell>
          <table:table-cell table:style-name="Default" table:formula="of:=IF([.K23]=4;CONCATENATE(&quot;+&quot;;[.D23];&quot;,&quot;);&quot;&quot;)">
            <text:p/>
          </table:table-cell>
        </table:table-row>
        <table:table-row table:style-name="ro2">
          <table:table-cell table:style-name="ce7" office:value-type="float" office:value="23">
            <text:p>23</text:p>
          </table:table-cell>
          <table:table-cell table:style-name="ce5" office:value-type="string">
            <text:p>crodam</text:p>
          </table:table-cell>
          <table:table-cell table:style-name="ce5" office:value-type="string">
            <text:p>12490495662800209583L</text:p>
          </table:table-cell>
          <table:table-cell office:value-type="string">
            <text:p>e36f75a27598512c2f4ad06fffeeffa37d3aad81c3a4edb77d871ec0ee933471</text:p>
          </table:table-cell>
          <table:table-cell/>
          <table:table-cell table:style-name="ce12" office:value-type="float" office:value="1">
            <text:p>1</text:p>
          </table:table-cell>
          <table:table-cell table:number-columns-repeated="3" table:style-name="ce12"/>
          <table:table-cell table:style-name="ce19"/>
          <table:table-cell/>
          <table:table-cell table:formula="of:=IF([.F24]=1;CONCATENATE(&quot;+&quot;;[.D24];&quot;,&quot;);&quot;&quot;)" office:value-type="string" office:string-value="+e36f75a27598512c2f4ad06fffeeffa37d3aad81c3a4edb77d871ec0ee933471,">
            <text:p>+e36f75a27598512c2f4ad06fffeeffa37d3aad81c3a4edb77d871ec0ee933471,</text:p>
          </table:table-cell>
          <table:table-cell table:formula="of:=IF([.G24]=2;CONCATENATE(&quot;+&quot;;[.D24];&quot;,&quot;);IF([.H24]=2;CONCATENATE(&quot;+&quot;;[.D24];&quot;,&quot;);&quot;&quot;))">
            <text:p/>
          </table:table-cell>
          <table:table-cell table:formula="of:=IF([.I24]=3;CONCATENATE(&quot;+&quot;;[.D24];&quot;,&quot;);IF([.J24]=3;CONCATENATE(&quot;+&quot;;[.D24];&quot;,&quot;);&quot;&quot;))">
            <text:p/>
          </table:table-cell>
          <table:table-cell table:style-name="Default" table:formula="of:=IF([.K24]=4;CONCATENATE(&quot;+&quot;;[.D24];&quot;,&quot;);&quot;&quot;)">
            <text:p/>
          </table:table-cell>
        </table:table-row>
        <table:table-row table:style-name="ro2">
          <table:table-cell table:style-name="ce7" office:value-type="float" office:value="24">
            <text:p>24</text:p>
          </table:table-cell>
          <table:table-cell table:style-name="ce5" office:value-type="string">
            <text:p>seven</text:p>
          </table:table-cell>
          <table:table-cell table:style-name="ce5" office:value-type="string">
            <text:p>7187501713766457398L</text:p>
          </table:table-cell>
          <table:table-cell office:value-type="string">
            <text:p>a40c3e1549a9bbea71606ef05b793629923bdb151390145e3730dfe2b28b9217</text:p>
          </table:table-cell>
          <table:table-cell/>
          <table:table-cell table:style-name="ce12" office:value-type="float" office:value="1">
            <text:p>1</text:p>
          </table:table-cell>
          <table:table-cell table:number-columns-repeated="3" table:style-name="ce12"/>
          <table:table-cell table:style-name="ce19"/>
          <table:table-cell/>
          <table:table-cell table:formula="of:=IF([.F25]=1;CONCATENATE(&quot;+&quot;;[.D25];&quot;,&quot;);&quot;&quot;)" office:value-type="string" office:string-value="+a40c3e1549a9bbea71606ef05b793629923bdb151390145e3730dfe2b28b9217,">
            <text:p>+a40c3e1549a9bbea71606ef05b793629923bdb151390145e3730dfe2b28b9217,</text:p>
          </table:table-cell>
          <table:table-cell table:formula="of:=IF([.G25]=2;CONCATENATE(&quot;+&quot;;[.D25];&quot;,&quot;);IF([.H25]=2;CONCATENATE(&quot;+&quot;;[.D25];&quot;,&quot;);&quot;&quot;))">
            <text:p/>
          </table:table-cell>
          <table:table-cell table:formula="of:=IF([.I25]=3;CONCATENATE(&quot;+&quot;;[.D25];&quot;,&quot;);IF([.J25]=3;CONCATENATE(&quot;+&quot;;[.D25];&quot;,&quot;);&quot;&quot;))">
            <text:p/>
          </table:table-cell>
          <table:table-cell table:style-name="Default" table:formula="of:=IF([.K25]=4;CONCATENATE(&quot;+&quot;;[.D25];&quot;,&quot;);&quot;&quot;)">
            <text:p/>
          </table:table-cell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5" office:value-type="string">
            <text:p>liskroad</text:p>
          </table:table-cell>
          <table:table-cell table:style-name="ce5" office:value-type="string">
            <text:p>293347761883204765L</text:p>
          </table:table-cell>
          <table:table-cell office:value-type="string">
            <text:p>0a13f5d075186bc99b9ec5b7bd3fbaeee0ab68a9314ac8d12a1f562e82d5e1c5</text:p>
          </table:table-cell>
          <table:table-cell/>
          <table:table-cell table:style-name="ce12" office:value-type="float" office:value="1">
            <text:p>1</text:p>
          </table:table-cell>
          <table:table-cell table:number-columns-repeated="3" table:style-name="ce12"/>
          <table:table-cell table:style-name="ce19"/>
          <table:table-cell/>
          <table:table-cell table:formula="of:=IF([.F26]=1;CONCATENATE(&quot;+&quot;;[.D26];&quot;,&quot;);&quot;&quot;)" office:value-type="string" office:string-value="+0a13f5d075186bc99b9ec5b7bd3fbaeee0ab68a9314ac8d12a1f562e82d5e1c5,">
            <text:p>+0a13f5d075186bc99b9ec5b7bd3fbaeee0ab68a9314ac8d12a1f562e82d5e1c5,</text:p>
          </table:table-cell>
          <table:table-cell table:formula="of:=IF([.G26]=2;CONCATENATE(&quot;+&quot;;[.D26];&quot;,&quot;);IF([.H26]=2;CONCATENATE(&quot;+&quot;;[.D26];&quot;,&quot;);&quot;&quot;))">
            <text:p/>
          </table:table-cell>
          <table:table-cell table:formula="of:=IF([.I26]=3;CONCATENATE(&quot;+&quot;;[.D26];&quot;,&quot;);IF([.J26]=3;CONCATENATE(&quot;+&quot;;[.D26];&quot;,&quot;);&quot;&quot;))">
            <text:p/>
          </table:table-cell>
          <table:table-cell table:style-name="Default" table:formula="of:=IF([.K26]=4;CONCATENATE(&quot;+&quot;;[.D26];&quot;,&quot;);&quot;&quot;)">
            <text:p/>
          </table:table-cell>
        </table:table-row>
        <table:table-row table:style-name="ro2">
          <table:table-cell table:style-name="ce7" office:value-type="float" office:value="26">
            <text:p>26</text:p>
          </table:table-cell>
          <table:table-cell table:style-name="ce5" office:value-type="string">
            <text:p>will</text:p>
          </table:table-cell>
          <table:table-cell table:style-name="ce5" office:value-type="string">
            <text:p>3665594920317480024L</text:p>
          </table:table-cell>
          <table:table-cell office:value-type="string">
            <text:p>f147c1cba67acad603309d5004f25d9ab41ae073b318f4c6f972f96106c9b527</text:p>
          </table:table-cell>
          <table:table-cell/>
          <table:table-cell table:style-name="ce12" office:value-type="float" office:value="1">
            <text:p>1</text:p>
          </table:table-cell>
          <table:table-cell table:number-columns-repeated="3" table:style-name="ce12"/>
          <table:table-cell table:style-name="ce19"/>
          <table:table-cell/>
          <table:table-cell table:formula="of:=IF([.F27]=1;CONCATENATE(&quot;+&quot;;[.D27];&quot;,&quot;);&quot;&quot;)" office:value-type="string" office:string-value="+f147c1cba67acad603309d5004f25d9ab41ae073b318f4c6f972f96106c9b527,">
            <text:p>+f147c1cba67acad603309d5004f25d9ab41ae073b318f4c6f972f96106c9b527,</text:p>
          </table:table-cell>
          <table:table-cell table:formula="of:=IF([.G27]=2;CONCATENATE(&quot;+&quot;;[.D27];&quot;,&quot;);IF([.H27]=2;CONCATENATE(&quot;+&quot;;[.D27];&quot;,&quot;);&quot;&quot;))">
            <text:p/>
          </table:table-cell>
          <table:table-cell table:formula="of:=IF([.I27]=3;CONCATENATE(&quot;+&quot;;[.D27];&quot;,&quot;);IF([.J27]=3;CONCATENATE(&quot;+&quot;;[.D27];&quot;,&quot;);&quot;&quot;))">
            <text:p/>
          </table:table-cell>
          <table:table-cell table:style-name="Default" table:formula="of:=IF([.K27]=4;CONCATENATE(&quot;+&quot;;[.D27];&quot;,&quot;);&quot;&quot;)">
            <text:p/>
          </table:table-cell>
        </table:table-row>
        <table:table-row table:style-name="ro2">
          <table:table-cell table:style-name="ce7" office:value-type="float" office:value="27">
            <text:p>27</text:p>
          </table:table-cell>
          <table:table-cell table:style-name="ce5" office:value-type="string">
            <text:p>someonesomeone</text:p>
          </table:table-cell>
          <table:table-cell table:style-name="ce5" office:value-type="string">
            <text:p>13214966370334815499L</text:p>
          </table:table-cell>
          <table:table-cell office:value-type="string">
            <text:p>1305f8955a240a464393f52867d17ba271454fa2a6f2249fb5901b86e7c7334e</text:p>
          </table:table-cell>
          <table:table-cell/>
          <table:table-cell table:style-name="ce12" office:value-type="float" office:value="1">
            <text:p>1</text:p>
          </table:table-cell>
          <table:table-cell table:number-columns-repeated="3" table:style-name="ce12"/>
          <table:table-cell table:style-name="ce19"/>
          <table:table-cell/>
          <table:table-cell table:formula="of:=IF([.F28]=1;CONCATENATE(&quot;+&quot;;[.D28];&quot;,&quot;);&quot;&quot;)" office:value-type="string" office:string-value="+1305f8955a240a464393f52867d17ba271454fa2a6f2249fb5901b86e7c7334e,">
            <text:p>+1305f8955a240a464393f52867d17ba271454fa2a6f2249fb5901b86e7c7334e,</text:p>
          </table:table-cell>
          <table:table-cell table:formula="of:=IF([.G28]=2;CONCATENATE(&quot;+&quot;;[.D28];&quot;,&quot;);IF([.H28]=2;CONCATENATE(&quot;+&quot;;[.D28];&quot;,&quot;);&quot;&quot;))">
            <text:p/>
          </table:table-cell>
          <table:table-cell table:formula="of:=IF([.I28]=3;CONCATENATE(&quot;+&quot;;[.D28];&quot;,&quot;);IF([.J28]=3;CONCATENATE(&quot;+&quot;;[.D28];&quot;,&quot;);&quot;&quot;))">
            <text:p/>
          </table:table-cell>
          <table:table-cell table:style-name="Default" table:formula="of:=IF([.K28]=4;CONCATENATE(&quot;+&quot;;[.D28];&quot;,&quot;);&quot;&quot;)">
            <text:p/>
          </table:table-cell>
        </table:table-row>
        <table:table-row table:style-name="ro2">
          <table:table-cell table:style-name="ce7" office:value-type="float" office:value="28">
            <text:p>28</text:p>
          </table:table-cell>
          <table:table-cell table:style-name="ce5" office:value-type="string">
            <text:p>joel</text:p>
          </table:table-cell>
          <table:table-cell table:style-name="ce5" office:value-type="string">
            <text:p>7621048351401864465L</text:p>
          </table:table-cell>
          <table:table-cell office:value-type="string">
            <text:p>b6de69ebd1ba0bfe2d37ea6733c64b7e3eb262bee6c9cee05034b0b4465e2678</text:p>
          </table:table-cell>
          <table:table-cell/>
          <table:table-cell table:number-columns-repeated="3" table:style-name="ce12"/>
          <table:table-cell table:style-name="ce12" office:value-type="float" office:value="3">
            <text:p>3</text:p>
          </table:table-cell>
          <table:table-cell table:style-name="ce19"/>
          <table:table-cell/>
          <table:table-cell table:formula="of:=IF([.F29]=1;CONCATENATE(&quot;+&quot;;[.D29];&quot;,&quot;);&quot;&quot;)">
            <text:p/>
          </table:table-cell>
          <table:table-cell table:formula="of:=IF([.G29]=2;CONCATENATE(&quot;+&quot;;[.D29];&quot;,&quot;);IF([.H29]=2;CONCATENATE(&quot;+&quot;;[.D29];&quot;,&quot;);&quot;&quot;))">
            <text:p/>
          </table:table-cell>
          <table:table-cell table:formula="of:=IF([.I29]=3;CONCATENATE(&quot;+&quot;;[.D29];&quot;,&quot;);IF([.J29]=3;CONCATENATE(&quot;+&quot;;[.D29];&quot;,&quot;);&quot;&quot;))" office:value-type="string" office:string-value="+b6de69ebd1ba0bfe2d37ea6733c64b7e3eb262bee6c9cee05034b0b4465e2678,">
            <text:p>+b6de69ebd1ba0bfe2d37ea6733c64b7e3eb262bee6c9cee05034b0b4465e2678,</text:p>
          </table:table-cell>
          <table:table-cell table:style-name="Default" table:formula="of:=IF([.K29]=4;CONCATENATE(&quot;+&quot;;[.D29];&quot;,&quot;);&quot;&quot;)">
            <text:p/>
          </table:table-cell>
        </table:table-row>
        <table:table-row table:style-name="ro2">
          <table:table-cell table:style-name="ce7" office:value-type="float" office:value="29">
            <text:p>29</text:p>
          </table:table-cell>
          <table:table-cell table:style-name="ce5" office:value-type="string">
            <text:p>chamberlain</text:p>
          </table:table-cell>
          <table:table-cell table:style-name="ce5" office:value-type="string">
            <text:p>1721671924473554971L</text:p>
          </table:table-cell>
          <table:table-cell office:value-type="string">
            <text:p>e7ac617b33d0f019d9d030c2e34870767d8994680e7b10ebdaf2af0e59332524</text:p>
          </table:table-cell>
          <table:table-cell/>
          <table:table-cell table:style-name="ce12" office:value-type="float" office:value="1">
            <text:p>1</text:p>
          </table:table-cell>
          <table:table-cell table:number-columns-repeated="3" table:style-name="ce12"/>
          <table:table-cell table:style-name="ce19"/>
          <table:table-cell/>
          <table:table-cell table:formula="of:=IF([.F30]=1;CONCATENATE(&quot;+&quot;;[.D30];&quot;,&quot;);&quot;&quot;)" office:value-type="string" office:string-value="+e7ac617b33d0f019d9d030c2e34870767d8994680e7b10ebdaf2af0e59332524,">
            <text:p>+e7ac617b33d0f019d9d030c2e34870767d8994680e7b10ebdaf2af0e59332524,</text:p>
          </table:table-cell>
          <table:table-cell table:formula="of:=IF([.G30]=2;CONCATENATE(&quot;+&quot;;[.D30];&quot;,&quot;);IF([.H30]=2;CONCATENATE(&quot;+&quot;;[.D30];&quot;,&quot;);&quot;&quot;))">
            <text:p/>
          </table:table-cell>
          <table:table-cell table:formula="of:=IF([.I30]=3;CONCATENATE(&quot;+&quot;;[.D30];&quot;,&quot;);IF([.J30]=3;CONCATENATE(&quot;+&quot;;[.D30];&quot;,&quot;);&quot;&quot;))">
            <text:p/>
          </table:table-cell>
          <table:table-cell table:style-name="Default" table:formula="of:=IF([.K30]=4;CONCATENATE(&quot;+&quot;;[.D30];&quot;,&quot;);&quot;&quot;)">
            <text:p/>
          </table:table-cell>
        </table:table-row>
        <table:table-row table:style-name="ro2">
          <table:table-cell table:style-name="ce7" office:value-type="float" office:value="30">
            <text:p>30</text:p>
          </table:table-cell>
          <table:table-cell table:style-name="ce5" office:value-type="string">
            <text:p>shinekami</text:p>
          </table:table-cell>
          <table:table-cell table:style-name="ce5" office:value-type="string">
            <text:p>16152155423726476379L</text:p>
          </table:table-cell>
          <table:table-cell office:value-type="string">
            <text:p>253e674789632f72c98d47a650f1ca5ece0dbb82f591080471129d57ed88fb8a</text:p>
          </table:table-cell>
          <table:table-cell/>
          <table:table-cell table:number-columns-repeated="2" table:style-name="ce12"/>
          <table:table-cell table:style-name="ce12" office:value-type="float" office:value="2">
            <text:p>2</text:p>
          </table:table-cell>
          <table:table-cell table:style-name="ce12"/>
          <table:table-cell table:style-name="ce19"/>
          <table:table-cell/>
          <table:table-cell table:formula="of:=IF([.F31]=1;CONCATENATE(&quot;+&quot;;[.D31];&quot;,&quot;);&quot;&quot;)">
            <text:p/>
          </table:table-cell>
          <table:table-cell table:formula="of:=IF([.G31]=2;CONCATENATE(&quot;+&quot;;[.D31];&quot;,&quot;);IF([.H31]=2;CONCATENATE(&quot;+&quot;;[.D31];&quot;,&quot;);&quot;&quot;))" office:value-type="string" office:string-value="+253e674789632f72c98d47a650f1ca5ece0dbb82f591080471129d57ed88fb8a,">
            <text:p>+253e674789632f72c98d47a650f1ca5ece0dbb82f591080471129d57ed88fb8a,</text:p>
          </table:table-cell>
          <table:table-cell table:formula="of:=IF([.I31]=3;CONCATENATE(&quot;+&quot;;[.D31];&quot;,&quot;);IF([.J31]=3;CONCATENATE(&quot;+&quot;;[.D31];&quot;,&quot;);&quot;&quot;))">
            <text:p/>
          </table:table-cell>
          <table:table-cell table:style-name="Default" table:formula="of:=IF([.K31]=4;CONCATENATE(&quot;+&quot;;[.D31];&quot;,&quot;);&quot;&quot;)">
            <text:p/>
          </table:table-cell>
        </table:table-row>
        <table:table-row table:style-name="ro2">
          <table:table-cell table:style-name="ce7" office:value-type="float" office:value="31">
            <text:p>31</text:p>
          </table:table-cell>
          <table:table-cell table:style-name="ce5" office:value-type="string">
            <text:p>punkrock</text:p>
          </table:table-cell>
          <table:table-cell table:style-name="ce5" office:value-type="string">
            <text:p>6853061742992593192L</text:p>
          </table:table-cell>
          <table:table-cell office:value-type="string">
            <text:p>677c79b243ed96a8439e8bd193d6ab966ce43c9aa18830d2b9eb8974455d79f8</text:p>
          </table:table-cell>
          <table:table-cell/>
          <table:table-cell table:number-columns-repeated="3" table:style-name="ce12"/>
          <table:table-cell table:style-name="ce12" office:value-type="float" office:value="3">
            <text:p>3</text:p>
          </table:table-cell>
          <table:table-cell table:style-name="ce19"/>
          <table:table-cell/>
          <table:table-cell table:formula="of:=IF([.F32]=1;CONCATENATE(&quot;+&quot;;[.D32];&quot;,&quot;);&quot;&quot;)">
            <text:p/>
          </table:table-cell>
          <table:table-cell table:formula="of:=IF([.G32]=2;CONCATENATE(&quot;+&quot;;[.D32];&quot;,&quot;);IF([.H32]=2;CONCATENATE(&quot;+&quot;;[.D32];&quot;,&quot;);&quot;&quot;))">
            <text:p/>
          </table:table-cell>
          <table:table-cell table:formula="of:=IF([.I32]=3;CONCATENATE(&quot;+&quot;;[.D32];&quot;,&quot;);IF([.J32]=3;CONCATENATE(&quot;+&quot;;[.D32];&quot;,&quot;);&quot;&quot;))" office:value-type="string" office:string-value="+677c79b243ed96a8439e8bd193d6ab966ce43c9aa18830d2b9eb8974455d79f8,">
            <text:p>+677c79b243ed96a8439e8bd193d6ab966ce43c9aa18830d2b9eb8974455d79f8,</text:p>
          </table:table-cell>
          <table:table-cell table:style-name="Default" table:formula="of:=IF([.K32]=4;CONCATENATE(&quot;+&quot;;[.D32];&quot;,&quot;);&quot;&quot;)">
            <text:p/>
          </table:table-cell>
        </table:table-row>
        <table:table-row table:style-name="ro2">
          <table:table-cell table:style-name="ce7" office:value-type="float" office:value="32">
            <text:p>32</text:p>
          </table:table-cell>
          <table:table-cell table:style-name="ce5" office:value-type="string">
            <text:p>bioly</text:p>
          </table:table-cell>
          <table:table-cell table:style-name="ce5" office:value-type="string">
            <text:p>7984234674117396356L</text:p>
          </table:table-cell>
          <table:table-cell office:value-type="string">
            <text:p>1681920f9cb83ff2590a8e5c502a7015d4834f5365cf5ed17392c9c78147f94d</text:p>
          </table:table-cell>
          <table:table-cell/>
          <table:table-cell table:number-columns-repeated="3" table:style-name="ce12"/>
          <table:table-cell table:style-name="ce12" office:value-type="float" office:value="3">
            <text:p>3</text:p>
          </table:table-cell>
          <table:table-cell table:style-name="ce19"/>
          <table:table-cell/>
          <table:table-cell table:formula="of:=IF([.F33]=1;CONCATENATE(&quot;+&quot;;[.D33];&quot;,&quot;);&quot;&quot;)">
            <text:p/>
          </table:table-cell>
          <table:table-cell table:formula="of:=IF([.G33]=2;CONCATENATE(&quot;+&quot;;[.D33];&quot;,&quot;);IF([.H33]=2;CONCATENATE(&quot;+&quot;;[.D33];&quot;,&quot;);&quot;&quot;))">
            <text:p/>
          </table:table-cell>
          <table:table-cell table:formula="of:=IF([.I33]=3;CONCATENATE(&quot;+&quot;;[.D33];&quot;,&quot;);IF([.J33]=3;CONCATENATE(&quot;+&quot;;[.D33];&quot;,&quot;);&quot;&quot;))" office:value-type="string" office:string-value="+1681920f9cb83ff2590a8e5c502a7015d4834f5365cf5ed17392c9c78147f94d,">
            <text:p>+1681920f9cb83ff2590a8e5c502a7015d4834f5365cf5ed17392c9c78147f94d,</text:p>
          </table:table-cell>
          <table:table-cell table:style-name="Default" table:formula="of:=IF([.K33]=4;CONCATENATE(&quot;+&quot;;[.D33];&quot;,&quot;);&quot;&quot;)">
            <text:p/>
          </table:table-cell>
        </table:table-row>
        <table:table-row table:style-name="ro2">
          <table:table-cell table:style-name="ce7" office:value-type="float" office:value="33">
            <text:p>33</text:p>
          </table:table-cell>
          <table:table-cell table:style-name="ce5" office:value-type="string">
            <text:p>adrianhunter</text:p>
          </table:table-cell>
          <table:table-cell table:style-name="ce5" office:value-type="string">
            <text:p>16458712373486968818L</text:p>
          </table:table-cell>
          <table:table-cell office:value-type="string">
            <text:p>b70f1d97cd254e93e2dd7b24567b3dbe06a60b5cbabe3443463c61cb87879b47</text:p>
          </table:table-cell>
          <table:table-cell/>
          <table:table-cell table:style-name="ce12" office:value-type="float" office:value="1">
            <text:p>1</text:p>
          </table:table-cell>
          <table:table-cell table:number-columns-repeated="3" table:style-name="ce12"/>
          <table:table-cell table:style-name="ce19"/>
          <table:table-cell/>
          <table:table-cell table:formula="of:=IF([.F34]=1;CONCATENATE(&quot;+&quot;;[.D34];&quot;,&quot;);&quot;&quot;)" office:value-type="string" office:string-value="+b70f1d97cd254e93e2dd7b24567b3dbe06a60b5cbabe3443463c61cb87879b47,">
            <text:p>+b70f1d97cd254e93e2dd7b24567b3dbe06a60b5cbabe3443463c61cb87879b47,</text:p>
          </table:table-cell>
          <table:table-cell table:formula="of:=IF([.G34]=2;CONCATENATE(&quot;+&quot;;[.D34];&quot;,&quot;);IF([.H34]=2;CONCATENATE(&quot;+&quot;;[.D34];&quot;,&quot;);&quot;&quot;))">
            <text:p/>
          </table:table-cell>
          <table:table-cell table:formula="of:=IF([.I34]=3;CONCATENATE(&quot;+&quot;;[.D34];&quot;,&quot;);IF([.J34]=3;CONCATENATE(&quot;+&quot;;[.D34];&quot;,&quot;);&quot;&quot;))">
            <text:p/>
          </table:table-cell>
          <table:table-cell table:style-name="Default" table:formula="of:=IF([.K34]=4;CONCATENATE(&quot;+&quot;;[.D34];&quot;,&quot;);&quot;&quot;)">
            <text:p/>
          </table:table-cell>
        </table:table-row>
        <table:table-row table:style-name="ro2">
          <table:table-cell table:style-name="ce7" office:value-type="float" office:value="34">
            <text:p>34</text:p>
          </table:table-cell>
          <table:table-cell table:style-name="ce5" office:value-type="string">
            <text:p>luxiang7890</text:p>
          </table:table-cell>
          <table:table-cell table:style-name="ce5" office:value-type="string">
            <text:p>3583773362804762494L</text:p>
          </table:table-cell>
          <table:table-cell office:value-type="string">
            <text:p>7e838ec9b59a50d2c3333f079b0489871f12c1726eff483c3a88a287dbe36713</text:p>
          </table:table-cell>
          <table:table-cell/>
          <table:table-cell table:style-name="ce12" office:value-type="float" office:value="1">
            <text:p>1</text:p>
          </table:table-cell>
          <table:table-cell table:number-columns-repeated="3" table:style-name="ce12"/>
          <table:table-cell table:style-name="ce19"/>
          <table:table-cell/>
          <table:table-cell table:formula="of:=IF([.F35]=1;CONCATENATE(&quot;+&quot;;[.D35];&quot;,&quot;);&quot;&quot;)" office:value-type="string" office:string-value="+7e838ec9b59a50d2c3333f079b0489871f12c1726eff483c3a88a287dbe36713,">
            <text:p>+7e838ec9b59a50d2c3333f079b0489871f12c1726eff483c3a88a287dbe36713,</text:p>
          </table:table-cell>
          <table:table-cell table:formula="of:=IF([.G35]=2;CONCATENATE(&quot;+&quot;;[.D35];&quot;,&quot;);IF([.H35]=2;CONCATENATE(&quot;+&quot;;[.D35];&quot;,&quot;);&quot;&quot;))">
            <text:p/>
          </table:table-cell>
          <table:table-cell table:formula="of:=IF([.I35]=3;CONCATENATE(&quot;+&quot;;[.D35];&quot;,&quot;);IF([.J35]=3;CONCATENATE(&quot;+&quot;;[.D35];&quot;,&quot;);&quot;&quot;))">
            <text:p/>
          </table:table-cell>
          <table:table-cell table:style-name="Default" table:formula="of:=IF([.K35]=4;CONCATENATE(&quot;+&quot;;[.D35];&quot;,&quot;);&quot;&quot;)">
            <text:p/>
          </table:table-cell>
        </table:table-row>
        <table:table-row table:style-name="ro2">
          <table:table-cell table:style-name="ce7" office:value-type="float" office:value="35">
            <text:p>35</text:p>
          </table:table-cell>
          <table:table-cell table:style-name="ce5" office:value-type="string">
            <text:p>liskgate</text:p>
          </table:table-cell>
          <table:table-cell table:style-name="ce5" office:value-type="string">
            <text:p>16356037149140416854L</text:p>
          </table:table-cell>
          <table:table-cell office:value-type="string">
            <text:p>2d59fbcce531fb9661cdfa8371c49b6898ce0895fe71da88ffec851c7ed60782</text:p>
          </table:table-cell>
          <table:table-cell/>
          <table:table-cell table:number-columns-repeated="3" table:style-name="ce12"/>
          <table:table-cell table:style-name="ce12" office:value-type="float" office:value="3">
            <text:p>3</text:p>
          </table:table-cell>
          <table:table-cell table:style-name="ce19"/>
          <table:table-cell/>
          <table:table-cell table:formula="of:=IF([.F36]=1;CONCATENATE(&quot;+&quot;;[.D36];&quot;,&quot;);&quot;&quot;)">
            <text:p/>
          </table:table-cell>
          <table:table-cell table:formula="of:=IF([.G36]=2;CONCATENATE(&quot;+&quot;;[.D36];&quot;,&quot;);IF([.H36]=2;CONCATENATE(&quot;+&quot;;[.D36];&quot;,&quot;);&quot;&quot;))">
            <text:p/>
          </table:table-cell>
          <table:table-cell table:formula="of:=IF([.I36]=3;CONCATENATE(&quot;+&quot;;[.D36];&quot;,&quot;);IF([.J36]=3;CONCATENATE(&quot;+&quot;;[.D36];&quot;,&quot;);&quot;&quot;))" office:value-type="string" office:string-value="+2d59fbcce531fb9661cdfa8371c49b6898ce0895fe71da88ffec851c7ed60782,">
            <text:p>+2d59fbcce531fb9661cdfa8371c49b6898ce0895fe71da88ffec851c7ed60782,</text:p>
          </table:table-cell>
          <table:table-cell table:style-name="Default" table:formula="of:=IF([.K36]=4;CONCATENATE(&quot;+&quot;;[.D36];&quot;,&quot;);&quot;&quot;)">
            <text:p/>
          </table:table-cell>
        </table:table-row>
        <table:table-row table:style-name="ro2">
          <table:table-cell table:style-name="ce7" office:value-type="float" office:value="36">
            <text:p>36</text:p>
          </table:table-cell>
          <table:table-cell table:style-name="ce5" office:value-type="string">
            <text:p>lwyrup</text:p>
          </table:table-cell>
          <table:table-cell table:style-name="ce5" office:value-type="string">
            <text:p>12731041415715717263L</text:p>
          </table:table-cell>
          <table:table-cell office:value-type="string">
            <text:p>a81d59b68ba8942d60c74d10bc6488adec2ae1fa9b564a22447289076fe7b1e4</text:p>
          </table:table-cell>
          <table:table-cell/>
          <table:table-cell table:style-name="ce12" office:value-type="float" office:value="1">
            <text:p>1</text:p>
          </table:table-cell>
          <table:table-cell table:number-columns-repeated="3" table:style-name="ce12"/>
          <table:table-cell table:style-name="ce19"/>
          <table:table-cell/>
          <table:table-cell table:formula="of:=IF([.F37]=1;CONCATENATE(&quot;+&quot;;[.D37];&quot;,&quot;);&quot;&quot;)" office:value-type="string" office:string-value="+a81d59b68ba8942d60c74d10bc6488adec2ae1fa9b564a22447289076fe7b1e4,">
            <text:p>+a81d59b68ba8942d60c74d10bc6488adec2ae1fa9b564a22447289076fe7b1e4,</text:p>
          </table:table-cell>
          <table:table-cell table:formula="of:=IF([.G37]=2;CONCATENATE(&quot;+&quot;;[.D37];&quot;,&quot;);IF([.H37]=2;CONCATENATE(&quot;+&quot;;[.D37];&quot;,&quot;);&quot;&quot;))">
            <text:p/>
          </table:table-cell>
          <table:table-cell table:formula="of:=IF([.I37]=3;CONCATENATE(&quot;+&quot;;[.D37];&quot;,&quot;);IF([.J37]=3;CONCATENATE(&quot;+&quot;;[.D37];&quot;,&quot;);&quot;&quot;))">
            <text:p/>
          </table:table-cell>
          <table:table-cell table:style-name="Default" table:formula="of:=IF([.K37]=4;CONCATENATE(&quot;+&quot;;[.D37];&quot;,&quot;);&quot;&quot;)">
            <text:p/>
          </table:table-cell>
        </table:table-row>
        <table:table-row table:style-name="ro2">
          <table:table-cell table:style-name="ce7" office:value-type="float" office:value="37">
            <text:p>37</text:p>
          </table:table-cell>
          <table:table-cell table:style-name="ce5" office:value-type="string">
            <text:p>corsaro</text:p>
          </table:table-cell>
          <table:table-cell table:style-name="ce5" office:value-type="string">
            <text:p>3026381832248350807L</text:p>
          </table:table-cell>
          <table:table-cell office:value-type="string">
            <text:p>ac09bc40c889f688f9158cca1fcfcdf6320f501242e0f7088d52a5077084ccba</text:p>
          </table:table-cell>
          <table:table-cell/>
          <table:table-cell table:number-columns-repeated="3" table:style-name="ce12"/>
          <table:table-cell table:style-name="ce12" office:value-type="float" office:value="3">
            <text:p>3</text:p>
          </table:table-cell>
          <table:table-cell table:style-name="ce19"/>
          <table:table-cell/>
          <table:table-cell table:formula="of:=IF([.F38]=1;CONCATENATE(&quot;+&quot;;[.D38];&quot;,&quot;);&quot;&quot;)">
            <text:p/>
          </table:table-cell>
          <table:table-cell table:formula="of:=IF([.G38]=2;CONCATENATE(&quot;+&quot;;[.D38];&quot;,&quot;);IF([.H38]=2;CONCATENATE(&quot;+&quot;;[.D38];&quot;,&quot;);&quot;&quot;))">
            <text:p/>
          </table:table-cell>
          <table:table-cell table:formula="of:=IF([.I38]=3;CONCATENATE(&quot;+&quot;;[.D38];&quot;,&quot;);IF([.J38]=3;CONCATENATE(&quot;+&quot;;[.D38];&quot;,&quot;);&quot;&quot;))" office:value-type="string" office:string-value="+ac09bc40c889f688f9158cca1fcfcdf6320f501242e0f7088d52a5077084ccba,">
            <text:p>+ac09bc40c889f688f9158cca1fcfcdf6320f501242e0f7088d52a5077084ccba,</text:p>
          </table:table-cell>
          <table:table-cell table:style-name="Default" table:formula="of:=IF([.K38]=4;CONCATENATE(&quot;+&quot;;[.D38];&quot;,&quot;);&quot;&quot;)">
            <text:p/>
          </table:table-cell>
        </table:table-row>
        <table:table-row table:style-name="ro2">
          <table:table-cell table:style-name="ce7" office:value-type="float" office:value="38">
            <text:p>38</text:p>
          </table:table-cell>
          <table:table-cell table:style-name="ce5" office:value-type="string">
            <text:p>crolisk</text:p>
          </table:table-cell>
          <table:table-cell table:style-name="ce5" office:value-type="string">
            <text:p>11137319173876739343L</text:p>
          </table:table-cell>
          <table:table-cell office:value-type="string">
            <text:p>c119a622b3ea85727b236574c43e83350252973ae765bb2061623a13c4f3d431</text:p>
          </table:table-cell>
          <table:table-cell/>
          <table:table-cell table:style-name="ce12" office:value-type="float" office:value="1">
            <text:p>1</text:p>
          </table:table-cell>
          <table:table-cell table:number-columns-repeated="3" table:style-name="ce12"/>
          <table:table-cell table:style-name="ce19"/>
          <table:table-cell/>
          <table:table-cell table:formula="of:=IF([.F39]=1;CONCATENATE(&quot;+&quot;;[.D39];&quot;,&quot;);&quot;&quot;)" office:value-type="string" office:string-value="+c119a622b3ea85727b236574c43e83350252973ae765bb2061623a13c4f3d431,">
            <text:p>+c119a622b3ea85727b236574c43e83350252973ae765bb2061623a13c4f3d431,</text:p>
          </table:table-cell>
          <table:table-cell table:formula="of:=IF([.G39]=2;CONCATENATE(&quot;+&quot;;[.D39];&quot;,&quot;);IF([.H39]=2;CONCATENATE(&quot;+&quot;;[.D39];&quot;,&quot;);&quot;&quot;))">
            <text:p/>
          </table:table-cell>
          <table:table-cell table:formula="of:=IF([.I39]=3;CONCATENATE(&quot;+&quot;;[.D39];&quot;,&quot;);IF([.J39]=3;CONCATENATE(&quot;+&quot;;[.D39];&quot;,&quot;);&quot;&quot;))">
            <text:p/>
          </table:table-cell>
          <table:table-cell table:style-name="Default" table:formula="of:=IF([.K39]=4;CONCATENATE(&quot;+&quot;;[.D39];&quot;,&quot;);&quot;&quot;)">
            <text:p/>
          </table:table-cell>
        </table:table-row>
        <table:table-row table:style-name="ro2">
          <table:table-cell table:style-name="ce7" office:value-type="float" office:value="39">
            <text:p>39</text:p>
          </table:table-cell>
          <table:table-cell table:style-name="ce5" office:value-type="string">
            <text:p>savetheworld</text:p>
          </table:table-cell>
          <table:table-cell table:style-name="ce5" office:value-type="string">
            <text:p>7714731151444318219L</text:p>
          </table:table-cell>
          <table:table-cell office:value-type="string">
            <text:p>a2c3a994fdf110802d5856ff18f306e7a3731452ed7a0fed8aac48e58fd729aa</text:p>
          </table:table-cell>
          <table:table-cell/>
          <table:table-cell table:style-name="ce12" office:value-type="float" office:value="1">
            <text:p>1</text:p>
          </table:table-cell>
          <table:table-cell table:number-columns-repeated="3" table:style-name="ce12"/>
          <table:table-cell table:style-name="ce19"/>
          <table:table-cell/>
          <table:table-cell table:formula="of:=IF([.F40]=1;CONCATENATE(&quot;+&quot;;[.D40];&quot;,&quot;);&quot;&quot;)" office:value-type="string" office:string-value="+a2c3a994fdf110802d5856ff18f306e7a3731452ed7a0fed8aac48e58fd729aa,">
            <text:p>+a2c3a994fdf110802d5856ff18f306e7a3731452ed7a0fed8aac48e58fd729aa,</text:p>
          </table:table-cell>
          <table:table-cell table:formula="of:=IF([.G40]=2;CONCATENATE(&quot;+&quot;;[.D40];&quot;,&quot;);IF([.H40]=2;CONCATENATE(&quot;+&quot;;[.D40];&quot;,&quot;);&quot;&quot;))">
            <text:p/>
          </table:table-cell>
          <table:table-cell table:formula="of:=IF([.I40]=3;CONCATENATE(&quot;+&quot;;[.D40];&quot;,&quot;);IF([.J40]=3;CONCATENATE(&quot;+&quot;;[.D40];&quot;,&quot;);&quot;&quot;))">
            <text:p/>
          </table:table-cell>
          <table:table-cell table:style-name="Default" table:formula="of:=IF([.K40]=4;CONCATENATE(&quot;+&quot;;[.D40];&quot;,&quot;);&quot;&quot;)">
            <text:p/>
          </table:table-cell>
        </table:table-row>
        <table:table-row table:style-name="ro2">
          <table:table-cell table:style-name="ce7" office:value-type="float" office:value="40">
            <text:p>40</text:p>
          </table:table-cell>
          <table:table-cell table:style-name="ce5" office:value-type="string">
            <text:p>honeybee</text:p>
          </table:table-cell>
          <table:table-cell table:style-name="ce5" office:value-type="string">
            <text:p>3920536512311562482L</text:p>
          </table:table-cell>
          <table:table-cell office:value-type="string">
            <text:p>31e1174043091ab0feb8d1e2ada4041a0ff54d0ced1e809890940bd706ffc201</text:p>
          </table:table-cell>
          <table:table-cell/>
          <table:table-cell table:style-name="ce12" office:value-type="float" office:value="1">
            <text:p>1</text:p>
          </table:table-cell>
          <table:table-cell table:number-columns-repeated="3" table:style-name="ce12"/>
          <table:table-cell table:style-name="ce19"/>
          <table:table-cell/>
          <table:table-cell table:formula="of:=IF([.F41]=1;CONCATENATE(&quot;+&quot;;[.D41];&quot;,&quot;);&quot;&quot;)" office:value-type="string" office:string-value="+31e1174043091ab0feb8d1e2ada4041a0ff54d0ced1e809890940bd706ffc201,">
            <text:p>+31e1174043091ab0feb8d1e2ada4041a0ff54d0ced1e809890940bd706ffc201,</text:p>
          </table:table-cell>
          <table:table-cell table:formula="of:=IF([.G41]=2;CONCATENATE(&quot;+&quot;;[.D41];&quot;,&quot;);IF([.H41]=2;CONCATENATE(&quot;+&quot;;[.D41];&quot;,&quot;);&quot;&quot;))">
            <text:p/>
          </table:table-cell>
          <table:table-cell table:formula="of:=IF([.I41]=3;CONCATENATE(&quot;+&quot;;[.D41];&quot;,&quot;);IF([.J41]=3;CONCATENATE(&quot;+&quot;;[.D41];&quot;,&quot;);&quot;&quot;))">
            <text:p/>
          </table:table-cell>
          <table:table-cell table:style-name="Default" table:formula="of:=IF([.K41]=4;CONCATENATE(&quot;+&quot;;[.D41];&quot;,&quot;);&quot;&quot;)">
            <text:p/>
          </table:table-cell>
        </table:table-row>
        <table:table-row table:style-name="ro2">
          <table:table-cell table:style-name="ce7" office:value-type="float" office:value="41">
            <text:p>41</text:p>
          </table:table-cell>
          <table:table-cell table:style-name="ce5" office:value-type="string">
            <text:p>carolina</text:p>
          </table:table-cell>
          <table:table-cell table:style-name="ce5" office:value-type="string">
            <text:p>18069265829053472143L</text:p>
          </table:table-cell>
          <table:table-cell office:value-type="string">
            <text:p>76c321881c08b0c2f538abf753044603ab3081f5441fe069c125a6e2803015da</text:p>
          </table:table-cell>
          <table:table-cell/>
          <table:table-cell table:style-name="ce12" office:value-type="float" office:value="1">
            <text:p>1</text:p>
          </table:table-cell>
          <table:table-cell table:number-columns-repeated="3" table:style-name="ce12"/>
          <table:table-cell table:style-name="ce19"/>
          <table:table-cell/>
          <table:table-cell table:formula="of:=IF([.F42]=1;CONCATENATE(&quot;+&quot;;[.D42];&quot;,&quot;);&quot;&quot;)" office:value-type="string" office:string-value="+76c321881c08b0c2f538abf753044603ab3081f5441fe069c125a6e2803015da,">
            <text:p>+76c321881c08b0c2f538abf753044603ab3081f5441fe069c125a6e2803015da,</text:p>
          </table:table-cell>
          <table:table-cell table:formula="of:=IF([.G42]=2;CONCATENATE(&quot;+&quot;;[.D42];&quot;,&quot;);IF([.H42]=2;CONCATENATE(&quot;+&quot;;[.D42];&quot;,&quot;);&quot;&quot;))">
            <text:p/>
          </table:table-cell>
          <table:table-cell table:formula="of:=IF([.I42]=3;CONCATENATE(&quot;+&quot;;[.D42];&quot;,&quot;);IF([.J42]=3;CONCATENATE(&quot;+&quot;;[.D42];&quot;,&quot;);&quot;&quot;))">
            <text:p/>
          </table:table-cell>
          <table:table-cell table:style-name="Default" table:formula="of:=IF([.K42]=4;CONCATENATE(&quot;+&quot;;[.D42];&quot;,&quot;);&quot;&quot;)">
            <text:p/>
          </table:table-cell>
        </table:table-row>
        <table:table-row table:style-name="ro2">
          <table:table-cell table:style-name="ce7" office:value-type="float" office:value="42">
            <text:p>42</text:p>
          </table:table-cell>
          <table:table-cell table:style-name="ce5" office:value-type="string">
            <text:p>robinhood</text:p>
          </table:table-cell>
          <table:table-cell table:style-name="ce5" office:value-type="string">
            <text:p>17621212458226596154L</text:p>
          </table:table-cell>
          <table:table-cell office:value-type="string">
            <text:p>32f20bee855238630b0f791560c02cf93014977b4b25c19ef93cd92220390276</text:p>
          </table:table-cell>
          <table:table-cell/>
          <table:table-cell table:number-columns-repeated="2" table:style-name="ce12"/>
          <table:table-cell table:style-name="ce12" office:value-type="float" office:value="2">
            <text:p>2</text:p>
          </table:table-cell>
          <table:table-cell table:style-name="ce12"/>
          <table:table-cell table:style-name="ce19"/>
          <table:table-cell/>
          <table:table-cell table:formula="of:=IF([.F43]=1;CONCATENATE(&quot;+&quot;;[.D43];&quot;,&quot;);&quot;&quot;)">
            <text:p/>
          </table:table-cell>
          <table:table-cell table:formula="of:=IF([.G43]=2;CONCATENATE(&quot;+&quot;;[.D43];&quot;,&quot;);IF([.H43]=2;CONCATENATE(&quot;+&quot;;[.D43];&quot;,&quot;);&quot;&quot;))" office:value-type="string" office:string-value="+32f20bee855238630b0f791560c02cf93014977b4b25c19ef93cd92220390276,">
            <text:p>+32f20bee855238630b0f791560c02cf93014977b4b25c19ef93cd92220390276,</text:p>
          </table:table-cell>
          <table:table-cell table:formula="of:=IF([.I43]=3;CONCATENATE(&quot;+&quot;;[.D43];&quot;,&quot;);IF([.J43]=3;CONCATENATE(&quot;+&quot;;[.D43];&quot;,&quot;);&quot;&quot;))">
            <text:p/>
          </table:table-cell>
          <table:table-cell table:style-name="Default" table:formula="of:=IF([.K43]=4;CONCATENATE(&quot;+&quot;;[.D43];&quot;,&quot;);&quot;&quot;)">
            <text:p/>
          </table:table-cell>
        </table:table-row>
        <table:table-row table:style-name="ro2">
          <table:table-cell table:style-name="ce7" office:value-type="float" office:value="43">
            <text:p>43</text:p>
          </table:table-cell>
          <table:table-cell table:style-name="ce5" office:value-type="string">
            <text:p>mrv</text:p>
          </table:table-cell>
          <table:table-cell table:style-name="ce5" office:value-type="string">
            <text:p>11380384760969655418L</text:p>
          </table:table-cell>
          <table:table-cell office:value-type="string">
            <text:p>90ad9bfed339af2d6b4b3b7f7cdf25d927b255f9f25dbbc892ee9ca57ef67807</text:p>
          </table:table-cell>
          <table:table-cell/>
          <table:table-cell table:number-columns-repeated="3" table:style-name="ce12"/>
          <table:table-cell table:style-name="ce12" office:value-type="float" office:value="3">
            <text:p>3</text:p>
          </table:table-cell>
          <table:table-cell table:style-name="ce19"/>
          <table:table-cell/>
          <table:table-cell table:formula="of:=IF([.F44]=1;CONCATENATE(&quot;+&quot;;[.D44];&quot;,&quot;);&quot;&quot;)">
            <text:p/>
          </table:table-cell>
          <table:table-cell table:formula="of:=IF([.G44]=2;CONCATENATE(&quot;+&quot;;[.D44];&quot;,&quot;);IF([.H44]=2;CONCATENATE(&quot;+&quot;;[.D44];&quot;,&quot;);&quot;&quot;))">
            <text:p/>
          </table:table-cell>
          <table:table-cell table:formula="of:=IF([.I44]=3;CONCATENATE(&quot;+&quot;;[.D44];&quot;,&quot;);IF([.J44]=3;CONCATENATE(&quot;+&quot;;[.D44];&quot;,&quot;);&quot;&quot;))" office:value-type="string" office:string-value="+90ad9bfed339af2d6b4b3b7f7cdf25d927b255f9f25dbbc892ee9ca57ef67807,">
            <text:p>+90ad9bfed339af2d6b4b3b7f7cdf25d927b255f9f25dbbc892ee9ca57ef67807,</text:p>
          </table:table-cell>
          <table:table-cell table:style-name="Default" table:formula="of:=IF([.K44]=4;CONCATENATE(&quot;+&quot;;[.D44];&quot;,&quot;);&quot;&quot;)">
            <text:p/>
          </table:table-cell>
        </table:table-row>
        <table:table-row table:style-name="ro2">
          <table:table-cell table:style-name="ce7" office:value-type="float" office:value="44">
            <text:p>44</text:p>
          </table:table-cell>
          <table:table-cell table:style-name="ce5" office:value-type="string">
            <text:p>gr33ndrag0n</text:p>
          </table:table-cell>
          <table:table-cell table:style-name="ce5" office:value-type="string">
            <text:p>194109334904015388L</text:p>
          </table:table-cell>
          <table:table-cell office:value-type="string">
            <text:p>ad936990fb57f7e686763c293e9ca773d1d921888f5235189945a10029cd95b0</text:p>
          </table:table-cell>
          <table:table-cell/>
          <table:table-cell table:number-columns-repeated="3" table:style-name="ce12"/>
          <table:table-cell table:style-name="ce12" office:value-type="float" office:value="3">
            <text:p>3</text:p>
          </table:table-cell>
          <table:table-cell table:style-name="ce19"/>
          <table:table-cell/>
          <table:table-cell table:formula="of:=IF([.F45]=1;CONCATENATE(&quot;+&quot;;[.D45];&quot;,&quot;);&quot;&quot;)">
            <text:p/>
          </table:table-cell>
          <table:table-cell table:formula="of:=IF([.G45]=2;CONCATENATE(&quot;+&quot;;[.D45];&quot;,&quot;);IF([.H45]=2;CONCATENATE(&quot;+&quot;;[.D45];&quot;,&quot;);&quot;&quot;))">
            <text:p/>
          </table:table-cell>
          <table:table-cell table:formula="of:=IF([.I45]=3;CONCATENATE(&quot;+&quot;;[.D45];&quot;,&quot;);IF([.J45]=3;CONCATENATE(&quot;+&quot;;[.D45];&quot;,&quot;);&quot;&quot;))" office:value-type="string" office:string-value="+ad936990fb57f7e686763c293e9ca773d1d921888f5235189945a10029cd95b0,">
            <text:p>+ad936990fb57f7e686763c293e9ca773d1d921888f5235189945a10029cd95b0,</text:p>
          </table:table-cell>
          <table:table-cell table:style-name="Default" table:formula="of:=IF([.K45]=4;CONCATENATE(&quot;+&quot;;[.D45];&quot;,&quot;);&quot;&quot;)">
            <text:p/>
          </table:table-cell>
        </table:table-row>
        <table:table-row table:style-name="ro2">
          <table:table-cell table:style-name="ce7" office:value-type="float" office:value="45">
            <text:p>45</text:p>
          </table:table-cell>
          <table:table-cell table:style-name="ce5" office:value-type="string">
            <text:p>hua</text:p>
          </table:table-cell>
          <table:table-cell table:style-name="ce5" office:value-type="string">
            <text:p>11324865266990093379L</text:p>
          </table:table-cell>
          <table:table-cell office:value-type="string">
            <text:p>aad413159fe85e4f4d1941166ddcc97850f5964ee2ef8bda95519d019af8d488</text:p>
          </table:table-cell>
          <table:table-cell/>
          <table:table-cell table:style-name="ce12" office:value-type="float" office:value="1">
            <text:p>1</text:p>
          </table:table-cell>
          <table:table-cell table:number-columns-repeated="3" table:style-name="ce12"/>
          <table:table-cell table:style-name="ce19"/>
          <table:table-cell/>
          <table:table-cell table:formula="of:=IF([.F46]=1;CONCATENATE(&quot;+&quot;;[.D46];&quot;,&quot;);&quot;&quot;)" office:value-type="string" office:string-value="+aad413159fe85e4f4d1941166ddcc97850f5964ee2ef8bda95519d019af8d488,">
            <text:p>+aad413159fe85e4f4d1941166ddcc97850f5964ee2ef8bda95519d019af8d488,</text:p>
          </table:table-cell>
          <table:table-cell table:formula="of:=IF([.G46]=2;CONCATENATE(&quot;+&quot;;[.D46];&quot;,&quot;);IF([.H46]=2;CONCATENATE(&quot;+&quot;;[.D46];&quot;,&quot;);&quot;&quot;))">
            <text:p/>
          </table:table-cell>
          <table:table-cell table:formula="of:=IF([.I46]=3;CONCATENATE(&quot;+&quot;;[.D46];&quot;,&quot;);IF([.J46]=3;CONCATENATE(&quot;+&quot;;[.D46];&quot;,&quot;);&quot;&quot;))">
            <text:p/>
          </table:table-cell>
          <table:table-cell table:style-name="Default" table:formula="of:=IF([.K46]=4;CONCATENATE(&quot;+&quot;;[.D46];&quot;,&quot;);&quot;&quot;)">
            <text:p/>
          </table:table-cell>
        </table:table-row>
        <table:table-row table:style-name="ro2">
          <table:table-cell table:style-name="ce7" office:value-type="float" office:value="46">
            <text:p>46</text:p>
          </table:table-cell>
          <table:table-cell table:style-name="ce5" office:value-type="string">
            <text:p>forger_of_lisk</text:p>
          </table:table-cell>
          <table:table-cell table:style-name="ce5" office:value-type="string">
            <text:p>5241063366434807683L</text:p>
          </table:table-cell>
          <table:table-cell office:value-type="string">
            <text:p>db4b4db208667f9266e8a4d7fad9d8b2e711891175a21ee5f5f2cd088d1d8083</text:p>
          </table:table-cell>
          <table:table-cell/>
          <table:table-cell table:style-name="ce12" office:value-type="float" office:value="1">
            <text:p>1</text:p>
          </table:table-cell>
          <table:table-cell table:number-columns-repeated="3" table:style-name="ce12"/>
          <table:table-cell table:style-name="ce19"/>
          <table:table-cell/>
          <table:table-cell table:formula="of:=IF([.F47]=1;CONCATENATE(&quot;+&quot;;[.D47];&quot;,&quot;);&quot;&quot;)" office:value-type="string" office:string-value="+db4b4db208667f9266e8a4d7fad9d8b2e711891175a21ee5f5f2cd088d1d8083,">
            <text:p>+db4b4db208667f9266e8a4d7fad9d8b2e711891175a21ee5f5f2cd088d1d8083,</text:p>
          </table:table-cell>
          <table:table-cell table:formula="of:=IF([.G47]=2;CONCATENATE(&quot;+&quot;;[.D47];&quot;,&quot;);IF([.H47]=2;CONCATENATE(&quot;+&quot;;[.D47];&quot;,&quot;);&quot;&quot;))">
            <text:p/>
          </table:table-cell>
          <table:table-cell table:formula="of:=IF([.I47]=3;CONCATENATE(&quot;+&quot;;[.D47];&quot;,&quot;);IF([.J47]=3;CONCATENATE(&quot;+&quot;;[.D47];&quot;,&quot;);&quot;&quot;))">
            <text:p/>
          </table:table-cell>
          <table:table-cell table:style-name="Default" table:formula="of:=IF([.K47]=4;CONCATENATE(&quot;+&quot;;[.D47];&quot;,&quot;);&quot;&quot;)">
            <text:p/>
          </table:table-cell>
        </table:table-row>
        <table:table-row table:style-name="ro2">
          <table:table-cell table:style-name="ce7" office:value-type="float" office:value="47">
            <text:p>47</text:p>
          </table:table-cell>
          <table:table-cell table:style-name="ce5" office:value-type="string">
            <text:p>augurproject</text:p>
          </table:table-cell>
          <table:table-cell table:style-name="ce5" office:value-type="string">
            <text:p>8661902537380848029L</text:p>
          </table:table-cell>
          <table:table-cell office:value-type="string">
            <text:p>b851863cf6b4769df5cecca718463173485bb9fe21e20f7cfb0802f5ab5973c2</text:p>
          </table:table-cell>
          <table:table-cell/>
          <table:table-cell table:style-name="ce12" office:value-type="float" office:value="1">
            <text:p>1</text:p>
          </table:table-cell>
          <table:table-cell table:number-columns-repeated="3" table:style-name="ce12"/>
          <table:table-cell table:style-name="ce19"/>
          <table:table-cell/>
          <table:table-cell table:formula="of:=IF([.F48]=1;CONCATENATE(&quot;+&quot;;[.D48];&quot;,&quot;);&quot;&quot;)" office:value-type="string" office:string-value="+b851863cf6b4769df5cecca718463173485bb9fe21e20f7cfb0802f5ab5973c2,">
            <text:p>+b851863cf6b4769df5cecca718463173485bb9fe21e20f7cfb0802f5ab5973c2,</text:p>
          </table:table-cell>
          <table:table-cell table:formula="of:=IF([.G48]=2;CONCATENATE(&quot;+&quot;;[.D48];&quot;,&quot;);IF([.H48]=2;CONCATENATE(&quot;+&quot;;[.D48];&quot;,&quot;);&quot;&quot;))">
            <text:p/>
          </table:table-cell>
          <table:table-cell table:formula="of:=IF([.I48]=3;CONCATENATE(&quot;+&quot;;[.D48];&quot;,&quot;);IF([.J48]=3;CONCATENATE(&quot;+&quot;;[.D48];&quot;,&quot;);&quot;&quot;))">
            <text:p/>
          </table:table-cell>
          <table:table-cell table:style-name="Default" table:formula="of:=IF([.K48]=4;CONCATENATE(&quot;+&quot;;[.D48];&quot;,&quot;);&quot;&quot;)">
            <text:p/>
          </table:table-cell>
        </table:table-row>
        <table:table-row table:style-name="ro2">
          <table:table-cell table:style-name="ce7" office:value-type="float" office:value="48">
            <text:p>48</text:p>
          </table:table-cell>
          <table:table-cell table:style-name="ce5" office:value-type="string">
            <text:p>hong</text:p>
          </table:table-cell>
          <table:table-cell table:style-name="ce5" office:value-type="string">
            <text:p>5961970541244509405L</text:p>
          </table:table-cell>
          <table:table-cell office:value-type="string">
            <text:p>942972349c8f2afe93ad874b3f19de05de7e34c120b23803438c7eeb8e6113b7</text:p>
          </table:table-cell>
          <table:table-cell/>
          <table:table-cell table:style-name="ce12" office:value-type="float" office:value="1">
            <text:p>1</text:p>
          </table:table-cell>
          <table:table-cell table:number-columns-repeated="3" table:style-name="ce12"/>
          <table:table-cell table:style-name="ce19"/>
          <table:table-cell/>
          <table:table-cell table:formula="of:=IF([.F49]=1;CONCATENATE(&quot;+&quot;;[.D49];&quot;,&quot;);&quot;&quot;)" office:value-type="string" office:string-value="+942972349c8f2afe93ad874b3f19de05de7e34c120b23803438c7eeb8e6113b7,">
            <text:p>+942972349c8f2afe93ad874b3f19de05de7e34c120b23803438c7eeb8e6113b7,</text:p>
          </table:table-cell>
          <table:table-cell table:formula="of:=IF([.G49]=2;CONCATENATE(&quot;+&quot;;[.D49];&quot;,&quot;);IF([.H49]=2;CONCATENATE(&quot;+&quot;;[.D49];&quot;,&quot;);&quot;&quot;))">
            <text:p/>
          </table:table-cell>
          <table:table-cell table:formula="of:=IF([.I49]=3;CONCATENATE(&quot;+&quot;;[.D49];&quot;,&quot;);IF([.J49]=3;CONCATENATE(&quot;+&quot;;[.D49];&quot;,&quot;);&quot;&quot;))">
            <text:p/>
          </table:table-cell>
          <table:table-cell table:style-name="Default" table:formula="of:=IF([.K49]=4;CONCATENATE(&quot;+&quot;;[.D49];&quot;,&quot;);&quot;&quot;)">
            <text:p/>
          </table:table-cell>
        </table:table-row>
        <table:table-row table:style-name="ro2">
          <table:table-cell table:style-name="ce7" office:value-type="float" office:value="49">
            <text:p>49</text:p>
          </table:table-cell>
          <table:table-cell table:style-name="ce5" office:value-type="string">
            <text:p>nerigal</text:p>
          </table:table-cell>
          <table:table-cell table:style-name="ce5" office:value-type="string">
            <text:p>3741683474356548491L</text:p>
          </table:table-cell>
          <table:table-cell office:value-type="string">
            <text:p>2f58f5b6b1e2e91a9634dfadd1d6726a5aed2875f33260b6753cb9ec7da72917</text:p>
          </table:table-cell>
          <table:table-cell/>
          <table:table-cell table:number-columns-repeated="3" table:style-name="ce12"/>
          <table:table-cell table:style-name="ce12" office:value-type="float" office:value="3">
            <text:p>3</text:p>
          </table:table-cell>
          <table:table-cell table:style-name="ce19"/>
          <table:table-cell/>
          <table:table-cell table:formula="of:=IF([.F50]=1;CONCATENATE(&quot;+&quot;;[.D50];&quot;,&quot;);&quot;&quot;)">
            <text:p/>
          </table:table-cell>
          <table:table-cell table:formula="of:=IF([.G50]=2;CONCATENATE(&quot;+&quot;;[.D50];&quot;,&quot;);IF([.H50]=2;CONCATENATE(&quot;+&quot;;[.D50];&quot;,&quot;);&quot;&quot;))">
            <text:p/>
          </table:table-cell>
          <table:table-cell table:formula="of:=IF([.I50]=3;CONCATENATE(&quot;+&quot;;[.D50];&quot;,&quot;);IF([.J50]=3;CONCATENATE(&quot;+&quot;;[.D50];&quot;,&quot;);&quot;&quot;))" office:value-type="string" office:string-value="+2f58f5b6b1e2e91a9634dfadd1d6726a5aed2875f33260b6753cb9ec7da72917,">
            <text:p>+2f58f5b6b1e2e91a9634dfadd1d6726a5aed2875f33260b6753cb9ec7da72917,</text:p>
          </table:table-cell>
          <table:table-cell table:style-name="Default" table:formula="of:=IF([.K50]=4;CONCATENATE(&quot;+&quot;;[.D50];&quot;,&quot;);&quot;&quot;)">
            <text:p/>
          </table:table-cell>
        </table:table-row>
        <table:table-row table:style-name="ro2">
          <table:table-cell table:style-name="ce7" office:value-type="float" office:value="50">
            <text:p>50</text:p>
          </table:table-cell>
          <table:table-cell table:style-name="ce5" office:value-type="string">
            <text:p>goldeneye</text:p>
          </table:table-cell>
          <table:table-cell table:style-name="ce5" office:value-type="string">
            <text:p>15056673209583244182L</text:p>
          </table:table-cell>
          <table:table-cell office:value-type="string">
            <text:p>f91766de68f3a8859a3634c3a0fdde38ebd82dd91fc37b67ac6cf010800a3e6e</text:p>
          </table:table-cell>
          <table:table-cell/>
          <table:table-cell table:number-columns-repeated="3" table:style-name="ce12"/>
          <table:table-cell table:style-name="ce12" office:value-type="float" office:value="3">
            <text:p>3</text:p>
          </table:table-cell>
          <table:table-cell table:style-name="ce19"/>
          <table:table-cell/>
          <table:table-cell table:formula="of:=IF([.F51]=1;CONCATENATE(&quot;+&quot;;[.D51];&quot;,&quot;);&quot;&quot;)">
            <text:p/>
          </table:table-cell>
          <table:table-cell table:formula="of:=IF([.G51]=2;CONCATENATE(&quot;+&quot;;[.D51];&quot;,&quot;);IF([.H51]=2;CONCATENATE(&quot;+&quot;;[.D51];&quot;,&quot;);&quot;&quot;))">
            <text:p/>
          </table:table-cell>
          <table:table-cell table:formula="of:=IF([.I51]=3;CONCATENATE(&quot;+&quot;;[.D51];&quot;,&quot;);IF([.J51]=3;CONCATENATE(&quot;+&quot;;[.D51];&quot;,&quot;);&quot;&quot;))" office:value-type="string" office:string-value="+f91766de68f3a8859a3634c3a0fdde38ebd82dd91fc37b67ac6cf010800a3e6e,">
            <text:p>+f91766de68f3a8859a3634c3a0fdde38ebd82dd91fc37b67ac6cf010800a3e6e,</text:p>
          </table:table-cell>
          <table:table-cell table:style-name="Default" table:formula="of:=IF([.K51]=4;CONCATENATE(&quot;+&quot;;[.D51];&quot;,&quot;);&quot;&quot;)">
            <text:p/>
          </table:table-cell>
        </table:table-row>
        <table:table-row table:style-name="ro2">
          <table:table-cell table:style-name="ce7" office:value-type="float" office:value="51">
            <text:p>51</text:p>
          </table:table-cell>
          <table:table-cell table:style-name="ce5" office:value-type="string">
            <text:p>ondin</text:p>
          </table:table-cell>
          <table:table-cell table:style-name="ce5" office:value-type="string">
            <text:p>765057514163296046L</text:p>
          </table:table-cell>
          <table:table-cell office:value-type="string">
            <text:p>7fba92f4a2a510ae7301dddddf136e1f8673b54fd0ff0d92ec63f59b68bf4a8f</text:p>
          </table:table-cell>
          <table:table-cell/>
          <table:table-cell table:number-columns-repeated="3" table:style-name="ce12"/>
          <table:table-cell table:style-name="ce12" office:value-type="float" office:value="3">
            <text:p>3</text:p>
          </table:table-cell>
          <table:table-cell table:style-name="ce19"/>
          <table:table-cell/>
          <table:table-cell table:formula="of:=IF([.F52]=1;CONCATENATE(&quot;+&quot;;[.D52];&quot;,&quot;);&quot;&quot;)">
            <text:p/>
          </table:table-cell>
          <table:table-cell table:formula="of:=IF([.G52]=2;CONCATENATE(&quot;+&quot;;[.D52];&quot;,&quot;);IF([.H52]=2;CONCATENATE(&quot;+&quot;;[.D52];&quot;,&quot;);&quot;&quot;))">
            <text:p/>
          </table:table-cell>
          <table:table-cell table:formula="of:=IF([.I52]=3;CONCATENATE(&quot;+&quot;;[.D52];&quot;,&quot;);IF([.J52]=3;CONCATENATE(&quot;+&quot;;[.D52];&quot;,&quot;);&quot;&quot;))" office:value-type="string" office:string-value="+7fba92f4a2a510ae7301dddddf136e1f8673b54fd0ff0d92ec63f59b68bf4a8f,">
            <text:p>+7fba92f4a2a510ae7301dddddf136e1f8673b54fd0ff0d92ec63f59b68bf4a8f,</text:p>
          </table:table-cell>
          <table:table-cell table:style-name="Default" table:formula="of:=IF([.K52]=4;CONCATENATE(&quot;+&quot;;[.D52];&quot;,&quot;);&quot;&quot;)">
            <text:p/>
          </table:table-cell>
        </table:table-row>
        <table:table-row table:style-name="ro2">
          <table:table-cell table:style-name="ce7" office:value-type="float" office:value="52">
            <text:p>52</text:p>
          </table:table-cell>
          <table:table-cell table:style-name="ce5" office:value-type="string">
            <text:p>bilibili</text:p>
          </table:table-cell>
          <table:table-cell table:style-name="ce5" office:value-type="string">
            <text:p>10817258342075237585L</text:p>
          </table:table-cell>
          <table:table-cell office:value-type="string">
            <text:p>abe994f962c34d7997506a657beee403f6b807eb2b2605dc6c3b93bb67b839eb</text:p>
          </table:table-cell>
          <table:table-cell/>
          <table:table-cell table:style-name="ce12"/>
          <table:table-cell table:style-name="ce12" office:value-type="float" office:value="2">
            <text:p>2</text:p>
          </table:table-cell>
          <table:table-cell table:number-columns-repeated="2" table:style-name="ce12"/>
          <table:table-cell table:style-name="ce19"/>
          <table:table-cell/>
          <table:table-cell table:formula="of:=IF([.F53]=1;CONCATENATE(&quot;+&quot;;[.D53];&quot;,&quot;);&quot;&quot;)">
            <text:p/>
          </table:table-cell>
          <table:table-cell table:formula="of:=IF([.G53]=2;CONCATENATE(&quot;+&quot;;[.D53];&quot;,&quot;);IF([.H53]=2;CONCATENATE(&quot;+&quot;;[.D53];&quot;,&quot;);&quot;&quot;))" office:value-type="string" office:string-value="+abe994f962c34d7997506a657beee403f6b807eb2b2605dc6c3b93bb67b839eb,">
            <text:p>+abe994f962c34d7997506a657beee403f6b807eb2b2605dc6c3b93bb67b839eb,</text:p>
          </table:table-cell>
          <table:table-cell table:formula="of:=IF([.I53]=3;CONCATENATE(&quot;+&quot;;[.D53];&quot;,&quot;);IF([.J53]=3;CONCATENATE(&quot;+&quot;;[.D53];&quot;,&quot;);&quot;&quot;))">
            <text:p/>
          </table:table-cell>
          <table:table-cell table:style-name="Default" table:formula="of:=IF([.K53]=4;CONCATENATE(&quot;+&quot;;[.D53];&quot;,&quot;);&quot;&quot;)">
            <text:p/>
          </table:table-cell>
        </table:table-row>
        <table:table-row table:style-name="ro2">
          <table:table-cell table:style-name="ce7" office:value-type="float" office:value="53">
            <text:p>53</text:p>
          </table:table-cell>
          <table:table-cell table:style-name="ce5" office:value-type="string">
            <text:p>mac</text:p>
          </table:table-cell>
          <table:table-cell table:style-name="ce5" office:value-type="string">
            <text:p>17944961271973053062L</text:p>
          </table:table-cell>
          <table:table-cell office:value-type="string">
            <text:p>6cb825715058d2e821aa4af75fbd0da52181910d9fda90fabe73cd533eeb6acb</text:p>
          </table:table-cell>
          <table:table-cell/>
          <table:table-cell table:style-name="ce12"/>
          <table:table-cell table:style-name="ce12" office:value-type="float" office:value="2">
            <text:p>2</text:p>
          </table:table-cell>
          <table:table-cell table:number-columns-repeated="2" table:style-name="ce12"/>
          <table:table-cell table:style-name="ce19"/>
          <table:table-cell/>
          <table:table-cell table:formula="of:=IF([.F54]=1;CONCATENATE(&quot;+&quot;;[.D54];&quot;,&quot;);&quot;&quot;)">
            <text:p/>
          </table:table-cell>
          <table:table-cell table:formula="of:=IF([.G54]=2;CONCATENATE(&quot;+&quot;;[.D54];&quot;,&quot;);IF([.H54]=2;CONCATENATE(&quot;+&quot;;[.D54];&quot;,&quot;);&quot;&quot;))" office:value-type="string" office:string-value="+6cb825715058d2e821aa4af75fbd0da52181910d9fda90fabe73cd533eeb6acb,">
            <text:p>+6cb825715058d2e821aa4af75fbd0da52181910d9fda90fabe73cd533eeb6acb,</text:p>
          </table:table-cell>
          <table:table-cell table:formula="of:=IF([.I54]=3;CONCATENATE(&quot;+&quot;;[.D54];&quot;,&quot;);IF([.J54]=3;CONCATENATE(&quot;+&quot;;[.D54];&quot;,&quot;);&quot;&quot;))">
            <text:p/>
          </table:table-cell>
          <table:table-cell table:style-name="Default" table:formula="of:=IF([.K54]=4;CONCATENATE(&quot;+&quot;;[.D54];&quot;,&quot;);&quot;&quot;)">
            <text:p/>
          </table:table-cell>
        </table:table-row>
        <table:table-row table:style-name="ro2">
          <table:table-cell table:style-name="ce7" office:value-type="float" office:value="54">
            <text:p>54</text:p>
          </table:table-cell>
          <table:table-cell table:style-name="ce5" office:value-type="string">
            <text:p>dakini</text:p>
          </table:table-cell>
          <table:table-cell table:style-name="ce5" office:value-type="string">
            <text:p>4134531592799494959L</text:p>
          </table:table-cell>
          <table:table-cell office:value-type="string">
            <text:p>409109203ac6b4bd43861446ee23ac8679d2431c15b64fb0cc0ccfab9aaab5e8</text:p>
          </table:table-cell>
          <table:table-cell/>
          <table:table-cell table:style-name="ce12"/>
          <table:table-cell table:style-name="ce12" office:value-type="float" office:value="2">
            <text:p>2</text:p>
          </table:table-cell>
          <table:table-cell table:number-columns-repeated="2" table:style-name="ce12"/>
          <table:table-cell table:style-name="ce19"/>
          <table:table-cell/>
          <table:table-cell table:formula="of:=IF([.F55]=1;CONCATENATE(&quot;+&quot;;[.D55];&quot;,&quot;);&quot;&quot;)">
            <text:p/>
          </table:table-cell>
          <table:table-cell table:formula="of:=IF([.G55]=2;CONCATENATE(&quot;+&quot;;[.D55];&quot;,&quot;);IF([.H55]=2;CONCATENATE(&quot;+&quot;;[.D55];&quot;,&quot;);&quot;&quot;))" office:value-type="string" office:string-value="+409109203ac6b4bd43861446ee23ac8679d2431c15b64fb0cc0ccfab9aaab5e8,">
            <text:p>+409109203ac6b4bd43861446ee23ac8679d2431c15b64fb0cc0ccfab9aaab5e8,</text:p>
          </table:table-cell>
          <table:table-cell table:formula="of:=IF([.I55]=3;CONCATENATE(&quot;+&quot;;[.D55];&quot;,&quot;);IF([.J55]=3;CONCATENATE(&quot;+&quot;;[.D55];&quot;,&quot;);&quot;&quot;))">
            <text:p/>
          </table:table-cell>
          <table:table-cell table:style-name="Default" table:formula="of:=IF([.K55]=4;CONCATENATE(&quot;+&quot;;[.D55];&quot;,&quot;);&quot;&quot;)">
            <text:p/>
          </table:table-cell>
        </table:table-row>
        <table:table-row table:style-name="ro2">
          <table:table-cell table:style-name="ce7" office:value-type="float" office:value="55">
            <text:p>55</text:p>
          </table:table-cell>
          <table:table-cell table:style-name="ce5" office:value-type="string">
            <text:p>grumlin</text:p>
          </table:table-cell>
          <table:table-cell table:style-name="ce5" office:value-type="string">
            <text:p>16979707772780220012L</text:p>
          </table:table-cell>
          <table:table-cell office:value-type="string">
            <text:p>a0f768d6476a9cfec1a64a895064fe114b26bd3fb6aeda397ccce7ef7f3f98ef</text:p>
          </table:table-cell>
          <table:table-cell/>
          <table:table-cell table:number-columns-repeated="3" table:style-name="ce12"/>
          <table:table-cell table:style-name="ce12" office:value-type="float" office:value="3">
            <text:p>3</text:p>
          </table:table-cell>
          <table:table-cell table:style-name="ce19"/>
          <table:table-cell/>
          <table:table-cell table:formula="of:=IF([.F56]=1;CONCATENATE(&quot;+&quot;;[.D56];&quot;,&quot;);&quot;&quot;)">
            <text:p/>
          </table:table-cell>
          <table:table-cell table:formula="of:=IF([.G56]=2;CONCATENATE(&quot;+&quot;;[.D56];&quot;,&quot;);IF([.H56]=2;CONCATENATE(&quot;+&quot;;[.D56];&quot;,&quot;);&quot;&quot;))">
            <text:p/>
          </table:table-cell>
          <table:table-cell table:formula="of:=IF([.I56]=3;CONCATENATE(&quot;+&quot;;[.D56];&quot;,&quot;);IF([.J56]=3;CONCATENATE(&quot;+&quot;;[.D56];&quot;,&quot;);&quot;&quot;))" office:value-type="string" office:string-value="+a0f768d6476a9cfec1a64a895064fe114b26bd3fb6aeda397ccce7ef7f3f98ef,">
            <text:p>+a0f768d6476a9cfec1a64a895064fe114b26bd3fb6aeda397ccce7ef7f3f98ef,</text:p>
          </table:table-cell>
          <table:table-cell table:style-name="Default" table:formula="of:=IF([.K56]=4;CONCATENATE(&quot;+&quot;;[.D56];&quot;,&quot;);&quot;&quot;)">
            <text:p/>
          </table:table-cell>
        </table:table-row>
        <table:table-row table:style-name="ro2">
          <table:table-cell table:style-name="ce7" office:value-type="float" office:value="56">
            <text:p>56</text:p>
          </table:table-cell>
          <table:table-cell table:style-name="ce5" office:value-type="string">
            <text:p>veriform</text:p>
          </table:table-cell>
          <table:table-cell table:style-name="ce5" office:value-type="string">
            <text:p>15833684874495472493L</text:p>
          </table:table-cell>
          <table:table-cell office:value-type="string">
            <text:p>33e8874f91f2b1295a2218e8d9f83761827a8d326fbc23e26b52a527714e75f0</text:p>
          </table:table-cell>
          <table:table-cell/>
          <table:table-cell table:style-name="ce12"/>
          <table:table-cell table:style-name="ce12" office:value-type="float" office:value="2">
            <text:p>2</text:p>
          </table:table-cell>
          <table:table-cell table:number-columns-repeated="2" table:style-name="ce12"/>
          <table:table-cell table:style-name="ce19"/>
          <table:table-cell/>
          <table:table-cell table:formula="of:=IF([.F57]=1;CONCATENATE(&quot;+&quot;;[.D57];&quot;,&quot;);&quot;&quot;)">
            <text:p/>
          </table:table-cell>
          <table:table-cell table:formula="of:=IF([.G57]=2;CONCATENATE(&quot;+&quot;;[.D57];&quot;,&quot;);IF([.H57]=2;CONCATENATE(&quot;+&quot;;[.D57];&quot;,&quot;);&quot;&quot;))" office:value-type="string" office:string-value="+33e8874f91f2b1295a2218e8d9f83761827a8d326fbc23e26b52a527714e75f0,">
            <text:p>+33e8874f91f2b1295a2218e8d9f83761827a8d326fbc23e26b52a527714e75f0,</text:p>
          </table:table-cell>
          <table:table-cell table:formula="of:=IF([.I57]=3;CONCATENATE(&quot;+&quot;;[.D57];&quot;,&quot;);IF([.J57]=3;CONCATENATE(&quot;+&quot;;[.D57];&quot;,&quot;);&quot;&quot;))">
            <text:p/>
          </table:table-cell>
          <table:table-cell table:style-name="Default" table:formula="of:=IF([.K57]=4;CONCATENATE(&quot;+&quot;;[.D57];&quot;,&quot;);&quot;&quot;)">
            <text:p/>
          </table:table-cell>
        </table:table-row>
        <table:table-row table:style-name="ro2">
          <table:table-cell table:style-name="ce7" office:value-type="float" office:value="57">
            <text:p>57</text:p>
          </table:table-cell>
          <table:table-cell table:style-name="ce5" office:value-type="string">
            <text:p>blackswan</text:p>
          </table:table-cell>
          <table:table-cell table:style-name="ce5" office:value-type="string">
            <text:p>1856675932034497943L</text:p>
          </table:table-cell>
          <table:table-cell office:value-type="string">
            <text:p>0fec636f5866c66f63a0d3db9b00e3cd5ba1b3a0324712c7935ae845dbfcf58a</text:p>
          </table:table-cell>
          <table:table-cell/>
          <table:table-cell table:style-name="ce12"/>
          <table:table-cell table:style-name="ce12" office:value-type="float" office:value="2">
            <text:p>2</text:p>
          </table:table-cell>
          <table:table-cell table:number-columns-repeated="2" table:style-name="ce12"/>
          <table:table-cell table:style-name="ce19"/>
          <table:table-cell/>
          <table:table-cell table:formula="of:=IF([.F58]=1;CONCATENATE(&quot;+&quot;;[.D58];&quot;,&quot;);&quot;&quot;)">
            <text:p/>
          </table:table-cell>
          <table:table-cell table:formula="of:=IF([.G58]=2;CONCATENATE(&quot;+&quot;;[.D58];&quot;,&quot;);IF([.H58]=2;CONCATENATE(&quot;+&quot;;[.D58];&quot;,&quot;);&quot;&quot;))" office:value-type="string" office:string-value="+0fec636f5866c66f63a0d3db9b00e3cd5ba1b3a0324712c7935ae845dbfcf58a,">
            <text:p>+0fec636f5866c66f63a0d3db9b00e3cd5ba1b3a0324712c7935ae845dbfcf58a,</text:p>
          </table:table-cell>
          <table:table-cell table:formula="of:=IF([.I58]=3;CONCATENATE(&quot;+&quot;;[.D58];&quot;,&quot;);IF([.J58]=3;CONCATENATE(&quot;+&quot;;[.D58];&quot;,&quot;);&quot;&quot;))">
            <text:p/>
          </table:table-cell>
          <table:table-cell table:style-name="Default" table:formula="of:=IF([.K58]=4;CONCATENATE(&quot;+&quot;;[.D58];&quot;,&quot;);&quot;&quot;)">
            <text:p/>
          </table:table-cell>
        </table:table-row>
        <table:table-row table:style-name="ro2">
          <table:table-cell table:style-name="ce7" office:value-type="float" office:value="58">
            <text:p>58</text:p>
          </table:table-cell>
          <table:table-cell table:style-name="ce5" office:value-type="string">
            <text:p>vipertkd</text:p>
          </table:table-cell>
          <table:table-cell table:style-name="ce5" office:value-type="string">
            <text:p>4980451641598555896L</text:p>
          </table:table-cell>
          <table:table-cell office:value-type="string">
            <text:p>45ab8f54edff6b802335dc3ea5cd5bc5324e4031c0598a2cdcae79402e4941f8</text:p>
          </table:table-cell>
          <table:table-cell/>
          <table:table-cell table:number-columns-repeated="2" table:style-name="ce12"/>
          <table:table-cell table:style-name="ce12" office:value-type="float" office:value="2">
            <text:p>2</text:p>
          </table:table-cell>
          <table:table-cell table:style-name="ce12"/>
          <table:table-cell table:style-name="ce19"/>
          <table:table-cell/>
          <table:table-cell table:formula="of:=IF([.F59]=1;CONCATENATE(&quot;+&quot;;[.D59];&quot;,&quot;);&quot;&quot;)">
            <text:p/>
          </table:table-cell>
          <table:table-cell table:formula="of:=IF([.G59]=2;CONCATENATE(&quot;+&quot;;[.D59];&quot;,&quot;);IF([.H59]=2;CONCATENATE(&quot;+&quot;;[.D59];&quot;,&quot;);&quot;&quot;))" office:value-type="string" office:string-value="+45ab8f54edff6b802335dc3ea5cd5bc5324e4031c0598a2cdcae79402e4941f8,">
            <text:p>+45ab8f54edff6b802335dc3ea5cd5bc5324e4031c0598a2cdcae79402e4941f8,</text:p>
          </table:table-cell>
          <table:table-cell table:formula="of:=IF([.I59]=3;CONCATENATE(&quot;+&quot;;[.D59];&quot;,&quot;);IF([.J59]=3;CONCATENATE(&quot;+&quot;;[.D59];&quot;,&quot;);&quot;&quot;))">
            <text:p/>
          </table:table-cell>
          <table:table-cell table:style-name="Default" table:formula="of:=IF([.K59]=4;CONCATENATE(&quot;+&quot;;[.D59];&quot;,&quot;);&quot;&quot;)">
            <text:p/>
          </table:table-cell>
        </table:table-row>
        <table:table-row table:style-name="ro2">
          <table:table-cell table:style-name="ce7" office:value-type="float" office:value="59">
            <text:p>59</text:p>
          </table:table-cell>
          <table:table-cell table:style-name="ce5" office:value-type="string">
            <text:p>liskit</text:p>
          </table:table-cell>
          <table:table-cell table:style-name="ce5" office:value-type="string">
            <text:p>10310263204519541551L</text:p>
          </table:table-cell>
          <table:table-cell office:value-type="string">
            <text:p>e0f1c6cca365cd61bbb01cfb454828a698fa4b7170e85a597dde510567f9dda5</text:p>
          </table:table-cell>
          <table:table-cell/>
          <table:table-cell table:number-columns-repeated="3" table:style-name="ce12"/>
          <table:table-cell table:style-name="ce12" office:value-type="float" office:value="3">
            <text:p>3</text:p>
          </table:table-cell>
          <table:table-cell table:style-name="ce19"/>
          <table:table-cell/>
          <table:table-cell table:formula="of:=IF([.F60]=1;CONCATENATE(&quot;+&quot;;[.D60];&quot;,&quot;);&quot;&quot;)">
            <text:p/>
          </table:table-cell>
          <table:table-cell table:formula="of:=IF([.G60]=2;CONCATENATE(&quot;+&quot;;[.D60];&quot;,&quot;);IF([.H60]=2;CONCATENATE(&quot;+&quot;;[.D60];&quot;,&quot;);&quot;&quot;))">
            <text:p/>
          </table:table-cell>
          <table:table-cell table:formula="of:=IF([.I60]=3;CONCATENATE(&quot;+&quot;;[.D60];&quot;,&quot;);IF([.J60]=3;CONCATENATE(&quot;+&quot;;[.D60];&quot;,&quot;);&quot;&quot;))" office:value-type="string" office:string-value="+e0f1c6cca365cd61bbb01cfb454828a698fa4b7170e85a597dde510567f9dda5,">
            <text:p>+e0f1c6cca365cd61bbb01cfb454828a698fa4b7170e85a597dde510567f9dda5,</text:p>
          </table:table-cell>
          <table:table-cell table:style-name="Default" table:formula="of:=IF([.K60]=4;CONCATENATE(&quot;+&quot;;[.D60];&quot;,&quot;);&quot;&quot;)">
            <text:p/>
          </table:table-cell>
        </table:table-row>
        <table:table-row table:style-name="ro2">
          <table:table-cell table:style-name="ce7" office:value-type="float" office:value="60">
            <text:p>60</text:p>
          </table:table-cell>
          <table:table-cell table:style-name="ce5" office:value-type="string">
            <text:p>goodtimes</text:p>
          </table:table-cell>
          <table:table-cell table:style-name="ce5" office:value-type="string">
            <text:p>5908902152314233521L</text:p>
          </table:table-cell>
          <table:table-cell office:value-type="string">
            <text:p>3c280be0a09b57a5161ef78b2c9d23ddd431841078e411a91246c3ec700aa5ff</text:p>
          </table:table-cell>
          <table:table-cell/>
          <table:table-cell table:style-name="ce12"/>
          <table:table-cell table:style-name="ce12" office:value-type="float" office:value="2">
            <text:p>2</text:p>
          </table:table-cell>
          <table:table-cell table:number-columns-repeated="2" table:style-name="ce12"/>
          <table:table-cell table:style-name="ce19"/>
          <table:table-cell/>
          <table:table-cell table:formula="of:=IF([.F61]=1;CONCATENATE(&quot;+&quot;;[.D61];&quot;,&quot;);&quot;&quot;)">
            <text:p/>
          </table:table-cell>
          <table:table-cell table:formula="of:=IF([.G61]=2;CONCATENATE(&quot;+&quot;;[.D61];&quot;,&quot;);IF([.H61]=2;CONCATENATE(&quot;+&quot;;[.D61];&quot;,&quot;);&quot;&quot;))" office:value-type="string" office:string-value="+3c280be0a09b57a5161ef78b2c9d23ddd431841078e411a91246c3ec700aa5ff,">
            <text:p>+3c280be0a09b57a5161ef78b2c9d23ddd431841078e411a91246c3ec700aa5ff,</text:p>
          </table:table-cell>
          <table:table-cell table:formula="of:=IF([.I61]=3;CONCATENATE(&quot;+&quot;;[.D61];&quot;,&quot;);IF([.J61]=3;CONCATENATE(&quot;+&quot;;[.D61];&quot;,&quot;);&quot;&quot;))">
            <text:p/>
          </table:table-cell>
          <table:table-cell table:style-name="Default" table:formula="of:=IF([.K61]=4;CONCATENATE(&quot;+&quot;;[.D61];&quot;,&quot;);&quot;&quot;)">
            <text:p/>
          </table:table-cell>
        </table:table-row>
        <table:table-row table:style-name="ro2">
          <table:table-cell table:style-name="ce7" office:value-type="float" office:value="61">
            <text:p>61</text:p>
          </table:table-cell>
          <table:table-cell table:style-name="ce5" office:value-type="string">
            <text:p>zy1349</text:p>
          </table:table-cell>
          <table:table-cell table:style-name="ce5" office:value-type="string">
            <text:p>10368229158858685154L</text:p>
          </table:table-cell>
          <table:table-cell office:value-type="string">
            <text:p>d9299750eeb71720dda470bccb8fafa57cf13f4939749615642c75a191481dea</text:p>
          </table:table-cell>
          <table:table-cell/>
          <table:table-cell table:style-name="ce12"/>
          <table:table-cell table:style-name="ce12" office:value-type="float" office:value="2">
            <text:p>2</text:p>
          </table:table-cell>
          <table:table-cell table:number-columns-repeated="2" table:style-name="ce12"/>
          <table:table-cell table:style-name="ce19"/>
          <table:table-cell/>
          <table:table-cell table:formula="of:=IF([.F62]=1;CONCATENATE(&quot;+&quot;;[.D62];&quot;,&quot;);&quot;&quot;)">
            <text:p/>
          </table:table-cell>
          <table:table-cell table:formula="of:=IF([.G62]=2;CONCATENATE(&quot;+&quot;;[.D62];&quot;,&quot;);IF([.H62]=2;CONCATENATE(&quot;+&quot;;[.D62];&quot;,&quot;);&quot;&quot;))" office:value-type="string" office:string-value="+d9299750eeb71720dda470bccb8fafa57cf13f4939749615642c75a191481dea,">
            <text:p>+d9299750eeb71720dda470bccb8fafa57cf13f4939749615642c75a191481dea,</text:p>
          </table:table-cell>
          <table:table-cell table:formula="of:=IF([.I62]=3;CONCATENATE(&quot;+&quot;;[.D62];&quot;,&quot;);IF([.J62]=3;CONCATENATE(&quot;+&quot;;[.D62];&quot;,&quot;);&quot;&quot;))">
            <text:p/>
          </table:table-cell>
          <table:table-cell table:style-name="Default" table:formula="of:=IF([.K62]=4;CONCATENATE(&quot;+&quot;;[.D62];&quot;,&quot;);&quot;&quot;)">
            <text:p/>
          </table:table-cell>
        </table:table-row>
        <table:table-row table:style-name="ro2">
          <table:table-cell table:style-name="ce7" office:value-type="float" office:value="62">
            <text:p>62</text:p>
          </table:table-cell>
          <table:table-cell table:style-name="ce5" office:value-type="string">
            <text:p>jiandan</text:p>
          </table:table-cell>
          <table:table-cell table:style-name="ce5" office:value-type="string">
            <text:p>7910612402065369026L</text:p>
          </table:table-cell>
          <table:table-cell office:value-type="string">
            <text:p>72f0cd8486d8627b5bd4f10c2e592a4512ac58e572edb3e37c0448b3ac7dd405</text:p>
          </table:table-cell>
          <table:table-cell/>
          <table:table-cell table:style-name="ce12"/>
          <table:table-cell table:style-name="ce12" office:value-type="float" office:value="2">
            <text:p>2</text:p>
          </table:table-cell>
          <table:table-cell table:number-columns-repeated="2" table:style-name="ce12"/>
          <table:table-cell table:style-name="ce19"/>
          <table:table-cell/>
          <table:table-cell table:formula="of:=IF([.F63]=1;CONCATENATE(&quot;+&quot;;[.D63];&quot;,&quot;);&quot;&quot;)">
            <text:p/>
          </table:table-cell>
          <table:table-cell table:formula="of:=IF([.G63]=2;CONCATENATE(&quot;+&quot;;[.D63];&quot;,&quot;);IF([.H63]=2;CONCATENATE(&quot;+&quot;;[.D63];&quot;,&quot;);&quot;&quot;))" office:value-type="string" office:string-value="+72f0cd8486d8627b5bd4f10c2e592a4512ac58e572edb3e37c0448b3ac7dd405,">
            <text:p>+72f0cd8486d8627b5bd4f10c2e592a4512ac58e572edb3e37c0448b3ac7dd405,</text:p>
          </table:table-cell>
          <table:table-cell table:formula="of:=IF([.I63]=3;CONCATENATE(&quot;+&quot;;[.D63];&quot;,&quot;);IF([.J63]=3;CONCATENATE(&quot;+&quot;;[.D63];&quot;,&quot;);&quot;&quot;))">
            <text:p/>
          </table:table-cell>
          <table:table-cell table:style-name="Default" table:formula="of:=IF([.K63]=4;CONCATENATE(&quot;+&quot;;[.D63];&quot;,&quot;);&quot;&quot;)">
            <text:p/>
          </table:table-cell>
        </table:table-row>
        <table:table-row table:style-name="ro2">
          <table:table-cell table:style-name="ce7" office:value-type="float" office:value="63">
            <text:p>63</text:p>
          </table:table-cell>
          <table:table-cell table:style-name="ce5" office:value-type="string">
            <text:p>cai</text:p>
          </table:table-cell>
          <table:table-cell table:style-name="ce5" office:value-type="string">
            <text:p>11531556153048102711L</text:p>
          </table:table-cell>
          <table:table-cell office:value-type="string">
            <text:p>8966b54a95b327651e3103d8adb69579ff50bf22a004a65731a41f7caca2859f</text:p>
          </table:table-cell>
          <table:table-cell/>
          <table:table-cell table:style-name="ce12"/>
          <table:table-cell table:style-name="ce12" office:value-type="float" office:value="2">
            <text:p>2</text:p>
          </table:table-cell>
          <table:table-cell table:number-columns-repeated="2" table:style-name="ce12"/>
          <table:table-cell table:style-name="ce19"/>
          <table:table-cell/>
          <table:table-cell table:formula="of:=IF([.F64]=1;CONCATENATE(&quot;+&quot;;[.D64];&quot;,&quot;);&quot;&quot;)">
            <text:p/>
          </table:table-cell>
          <table:table-cell table:formula="of:=IF([.G64]=2;CONCATENATE(&quot;+&quot;;[.D64];&quot;,&quot;);IF([.H64]=2;CONCATENATE(&quot;+&quot;;[.D64];&quot;,&quot;);&quot;&quot;))" office:value-type="string" office:string-value="+8966b54a95b327651e3103d8adb69579ff50bf22a004a65731a41f7caca2859f,">
            <text:p>+8966b54a95b327651e3103d8adb69579ff50bf22a004a65731a41f7caca2859f,</text:p>
          </table:table-cell>
          <table:table-cell table:formula="of:=IF([.I64]=3;CONCATENATE(&quot;+&quot;;[.D64];&quot;,&quot;);IF([.J64]=3;CONCATENATE(&quot;+&quot;;[.D64];&quot;,&quot;);&quot;&quot;))">
            <text:p/>
          </table:table-cell>
          <table:table-cell table:style-name="Default" table:formula="of:=IF([.K64]=4;CONCATENATE(&quot;+&quot;;[.D64];&quot;,&quot;);&quot;&quot;)">
            <text:p/>
          </table:table-cell>
        </table:table-row>
        <table:table-row table:style-name="ro2">
          <table:table-cell table:style-name="ce7" office:value-type="float" office:value="64">
            <text:p>64</text:p>
          </table:table-cell>
          <table:table-cell table:style-name="ce5" office:value-type="string">
            <text:p>bigtom</text:p>
          </table:table-cell>
          <table:table-cell table:style-name="ce5" office:value-type="string">
            <text:p>7093160678988084393L</text:p>
          </table:table-cell>
          <table:table-cell office:value-type="string">
            <text:p>9c99976107b5d98e5669452392d912edf33c968e5832b52f2eedcd044b5cc2f2</text:p>
          </table:table-cell>
          <table:table-cell/>
          <table:table-cell table:style-name="ce12"/>
          <table:table-cell table:style-name="ce12" office:value-type="float" office:value="2">
            <text:p>2</text:p>
          </table:table-cell>
          <table:table-cell table:number-columns-repeated="2" table:style-name="ce12"/>
          <table:table-cell table:style-name="ce19"/>
          <table:table-cell/>
          <table:table-cell table:formula="of:=IF([.F65]=1;CONCATENATE(&quot;+&quot;;[.D65];&quot;,&quot;);&quot;&quot;)">
            <text:p/>
          </table:table-cell>
          <table:table-cell table:formula="of:=IF([.G65]=2;CONCATENATE(&quot;+&quot;;[.D65];&quot;,&quot;);IF([.H65]=2;CONCATENATE(&quot;+&quot;;[.D65];&quot;,&quot;);&quot;&quot;))" office:value-type="string" office:string-value="+9c99976107b5d98e5669452392d912edf33c968e5832b52f2eedcd044b5cc2f2,">
            <text:p>+9c99976107b5d98e5669452392d912edf33c968e5832b52f2eedcd044b5cc2f2,</text:p>
          </table:table-cell>
          <table:table-cell table:formula="of:=IF([.I65]=3;CONCATENATE(&quot;+&quot;;[.D65];&quot;,&quot;);IF([.J65]=3;CONCATENATE(&quot;+&quot;;[.D65];&quot;,&quot;);&quot;&quot;))">
            <text:p/>
          </table:table-cell>
          <table:table-cell table:style-name="Default" table:formula="of:=IF([.K65]=4;CONCATENATE(&quot;+&quot;;[.D65];&quot;,&quot;);&quot;&quot;)">
            <text:p/>
          </table:table-cell>
        </table:table-row>
        <table:table-row table:style-name="ro2">
          <table:table-cell table:style-name="ce7" office:value-type="float" office:value="65">
            <text:p>65</text:p>
          </table:table-cell>
          <table:table-cell table:style-name="ce5" office:value-type="string">
            <text:p>loveforever</text:p>
          </table:table-cell>
          <table:table-cell table:style-name="ce5" office:value-type="string">
            <text:p>15990849124962899351L</text:p>
          </table:table-cell>
          <table:table-cell office:value-type="string">
            <text:p>c58078a7d12d81190ef0c5deb7611f97fc923d064647b66b9b25512029a13daf</text:p>
          </table:table-cell>
          <table:table-cell/>
          <table:table-cell table:style-name="ce12"/>
          <table:table-cell table:style-name="ce12" office:value-type="float" office:value="2">
            <text:p>2</text:p>
          </table:table-cell>
          <table:table-cell table:number-columns-repeated="2" table:style-name="ce12"/>
          <table:table-cell table:style-name="ce19"/>
          <table:table-cell/>
          <table:table-cell table:formula="of:=IF([.F66]=1;CONCATENATE(&quot;+&quot;;[.D66];&quot;,&quot;);&quot;&quot;)">
            <text:p/>
          </table:table-cell>
          <table:table-cell table:formula="of:=IF([.G66]=2;CONCATENATE(&quot;+&quot;;[.D66];&quot;,&quot;);IF([.H66]=2;CONCATENATE(&quot;+&quot;;[.D66];&quot;,&quot;);&quot;&quot;))" office:value-type="string" office:string-value="+c58078a7d12d81190ef0c5deb7611f97fc923d064647b66b9b25512029a13daf,">
            <text:p>+c58078a7d12d81190ef0c5deb7611f97fc923d064647b66b9b25512029a13daf,</text:p>
          </table:table-cell>
          <table:table-cell table:formula="of:=IF([.I66]=3;CONCATENATE(&quot;+&quot;;[.D66];&quot;,&quot;);IF([.J66]=3;CONCATENATE(&quot;+&quot;;[.D66];&quot;,&quot;);&quot;&quot;))">
            <text:p/>
          </table:table-cell>
          <table:table-cell table:style-name="Default" table:formula="of:=IF([.K66]=4;CONCATENATE(&quot;+&quot;;[.D66];&quot;,&quot;);&quot;&quot;)">
            <text:p/>
          </table:table-cell>
        </table:table-row>
        <table:table-row table:style-name="ro2">
          <table:table-cell table:style-name="ce7" office:value-type="float" office:value="66">
            <text:p>66</text:p>
          </table:table-cell>
          <table:table-cell table:style-name="ce5" office:value-type="string">
            <text:p>yuandian</text:p>
          </table:table-cell>
          <table:table-cell table:style-name="ce5" office:value-type="string">
            <text:p>3355233929585989338L</text:p>
          </table:table-cell>
          <table:table-cell office:value-type="string">
            <text:p>b690204a2a4a39431b8aaa4bb9af4e53aead93d2d46c5042edada9f5d43d6cd3</text:p>
          </table:table-cell>
          <table:table-cell/>
          <table:table-cell table:style-name="ce12"/>
          <table:table-cell table:style-name="ce12" office:value-type="float" office:value="2">
            <text:p>2</text:p>
          </table:table-cell>
          <table:table-cell table:number-columns-repeated="2" table:style-name="ce12"/>
          <table:table-cell table:style-name="ce19"/>
          <table:table-cell/>
          <table:table-cell table:formula="of:=IF([.F67]=1;CONCATENATE(&quot;+&quot;;[.D67];&quot;,&quot;);&quot;&quot;)">
            <text:p/>
          </table:table-cell>
          <table:table-cell table:formula="of:=IF([.G67]=2;CONCATENATE(&quot;+&quot;;[.D67];&quot;,&quot;);IF([.H67]=2;CONCATENATE(&quot;+&quot;;[.D67];&quot;,&quot;);&quot;&quot;))" office:value-type="string" office:string-value="+b690204a2a4a39431b8aaa4bb9af4e53aead93d2d46c5042edada9f5d43d6cd3,">
            <text:p>+b690204a2a4a39431b8aaa4bb9af4e53aead93d2d46c5042edada9f5d43d6cd3,</text:p>
          </table:table-cell>
          <table:table-cell table:formula="of:=IF([.I67]=3;CONCATENATE(&quot;+&quot;;[.D67];&quot;,&quot;);IF([.J67]=3;CONCATENATE(&quot;+&quot;;[.D67];&quot;,&quot;);&quot;&quot;))">
            <text:p/>
          </table:table-cell>
          <table:table-cell table:style-name="Default" table:formula="of:=IF([.K67]=4;CONCATENATE(&quot;+&quot;;[.D67];&quot;,&quot;);&quot;&quot;)">
            <text:p/>
          </table:table-cell>
        </table:table-row>
        <table:table-row table:style-name="ro2">
          <table:table-cell table:style-name="ce7" office:value-type="float" office:value="67">
            <text:p>67</text:p>
          </table:table-cell>
          <table:table-cell table:style-name="ce5" office:value-type="string">
            <text:p>menfei</text:p>
          </table:table-cell>
          <table:table-cell table:style-name="ce5" office:value-type="string">
            <text:p>731774066839038986L</text:p>
          </table:table-cell>
          <table:table-cell office:value-type="string">
            <text:p>88260051bbe6634431f8a2f3ac66680d1ee9ef1087222e6823d9b4d81170edc7</text:p>
          </table:table-cell>
          <table:table-cell/>
          <table:table-cell table:style-name="ce12"/>
          <table:table-cell table:style-name="ce12" office:value-type="float" office:value="2">
            <text:p>2</text:p>
          </table:table-cell>
          <table:table-cell table:number-columns-repeated="2" table:style-name="ce12"/>
          <table:table-cell table:style-name="ce19"/>
          <table:table-cell/>
          <table:table-cell table:formula="of:=IF([.F68]=1;CONCATENATE(&quot;+&quot;;[.D68];&quot;,&quot;);&quot;&quot;)">
            <text:p/>
          </table:table-cell>
          <table:table-cell table:formula="of:=IF([.G68]=2;CONCATENATE(&quot;+&quot;;[.D68];&quot;,&quot;);IF([.H68]=2;CONCATENATE(&quot;+&quot;;[.D68];&quot;,&quot;);&quot;&quot;))" office:value-type="string" office:string-value="+88260051bbe6634431f8a2f3ac66680d1ee9ef1087222e6823d9b4d81170edc7,">
            <text:p>+88260051bbe6634431f8a2f3ac66680d1ee9ef1087222e6823d9b4d81170edc7,</text:p>
          </table:table-cell>
          <table:table-cell table:formula="of:=IF([.I68]=3;CONCATENATE(&quot;+&quot;;[.D68];&quot;,&quot;);IF([.J68]=3;CONCATENATE(&quot;+&quot;;[.D68];&quot;,&quot;);&quot;&quot;))">
            <text:p/>
          </table:table-cell>
          <table:table-cell table:style-name="Default" table:formula="of:=IF([.K68]=4;CONCATENATE(&quot;+&quot;;[.D68];&quot;,&quot;);&quot;&quot;)">
            <text:p/>
          </table:table-cell>
        </table:table-row>
        <table:table-row table:style-name="ro2">
          <table:table-cell table:style-name="ce7" office:value-type="float" office:value="68">
            <text:p>68</text:p>
          </table:table-cell>
          <table:table-cell table:style-name="ce5" office:value-type="string">
            <text:p>sgdias</text:p>
          </table:table-cell>
          <table:table-cell table:style-name="ce5" office:value-type="string">
            <text:p>10934306629196932988L</text:p>
          </table:table-cell>
          <table:table-cell office:value-type="string">
            <text:p>faf9f863e704f9cf560bc7a5718a25d851666d38195cba3cacd360cd5fa96fd3</text:p>
          </table:table-cell>
          <table:table-cell/>
          <table:table-cell table:number-columns-repeated="3" table:style-name="ce12"/>
          <table:table-cell table:style-name="ce12" office:value-type="float" office:value="3">
            <text:p>3</text:p>
          </table:table-cell>
          <table:table-cell table:style-name="ce19"/>
          <table:table-cell/>
          <table:table-cell table:formula="of:=IF([.F69]=1;CONCATENATE(&quot;+&quot;;[.D69];&quot;,&quot;);&quot;&quot;)">
            <text:p/>
          </table:table-cell>
          <table:table-cell table:formula="of:=IF([.G69]=2;CONCATENATE(&quot;+&quot;;[.D69];&quot;,&quot;);IF([.H69]=2;CONCATENATE(&quot;+&quot;;[.D69];&quot;,&quot;);&quot;&quot;))">
            <text:p/>
          </table:table-cell>
          <table:table-cell table:formula="of:=IF([.I69]=3;CONCATENATE(&quot;+&quot;;[.D69];&quot;,&quot;);IF([.J69]=3;CONCATENATE(&quot;+&quot;;[.D69];&quot;,&quot;);&quot;&quot;))" office:value-type="string" office:string-value="+faf9f863e704f9cf560bc7a5718a25d851666d38195cba3cacd360cd5fa96fd3,">
            <text:p>+faf9f863e704f9cf560bc7a5718a25d851666d38195cba3cacd360cd5fa96fd3,</text:p>
          </table:table-cell>
          <table:table-cell table:style-name="Default" table:formula="of:=IF([.K69]=4;CONCATENATE(&quot;+&quot;;[.D69];&quot;,&quot;);&quot;&quot;)">
            <text:p/>
          </table:table-cell>
        </table:table-row>
        <table:table-row table:style-name="ro2">
          <table:table-cell table:style-name="ce7" office:value-type="float" office:value="69">
            <text:p>69</text:p>
          </table:table-cell>
          <table:table-cell table:style-name="ce5" office:value-type="string">
            <text:p>bitbanksy</text:p>
          </table:table-cell>
          <table:table-cell table:style-name="ce5" office:value-type="string">
            <text:p>10220254067074498243L</text:p>
          </table:table-cell>
          <table:table-cell office:value-type="string">
            <text:p>63db2063e7760b241b0fe69436834fa2b759746b8237e1aafd2e099a38fc64d6</text:p>
          </table:table-cell>
          <table:table-cell/>
          <table:table-cell table:number-columns-repeated="4" table:style-name="ce12"/>
          <table:table-cell table:style-name="ce19" office:value-type="float" office:value="3">
            <text:p>3</text:p>
          </table:table-cell>
          <table:table-cell/>
          <table:table-cell table:formula="of:=IF([.F70]=1;CONCATENATE(&quot;+&quot;;[.D70];&quot;,&quot;);&quot;&quot;)">
            <text:p/>
          </table:table-cell>
          <table:table-cell table:formula="of:=IF([.G70]=2;CONCATENATE(&quot;+&quot;;[.D70];&quot;,&quot;);IF([.H70]=2;CONCATENATE(&quot;+&quot;;[.D70];&quot;,&quot;);&quot;&quot;))">
            <text:p/>
          </table:table-cell>
          <table:table-cell table:formula="of:=IF([.I70]=3;CONCATENATE(&quot;+&quot;;[.D70];&quot;,&quot;);IF([.J70]=3;CONCATENATE(&quot;+&quot;;[.D70];&quot;,&quot;);&quot;&quot;))" office:value-type="string" office:string-value="+63db2063e7760b241b0fe69436834fa2b759746b8237e1aafd2e099a38fc64d6,">
            <text:p>+63db2063e7760b241b0fe69436834fa2b759746b8237e1aafd2e099a38fc64d6,</text:p>
          </table:table-cell>
          <table:table-cell table:style-name="Default" table:formula="of:=IF([.K70]=4;CONCATENATE(&quot;+&quot;;[.D70];&quot;,&quot;);&quot;&quot;)">
            <text:p/>
          </table:table-cell>
        </table:table-row>
        <table:table-row table:style-name="ro2">
          <table:table-cell table:style-name="ce7" office:value-type="float" office:value="70">
            <text:p>70</text:p>
          </table:table-cell>
          <table:table-cell table:style-name="ce5" office:value-type="string">
            <text:p>kaystar</text:p>
          </table:table-cell>
          <table:table-cell table:style-name="ce5" office:value-type="string">
            <text:p>15779162366634226730L</text:p>
          </table:table-cell>
          <table:table-cell office:value-type="string">
            <text:p>e44b43666fc2a9982c6cd9cb617e4685d7b7cf9fc05e16935f41c7052bb3e15f</text:p>
          </table:table-cell>
          <table:table-cell/>
          <table:table-cell table:style-name="ce12"/>
          <table:table-cell table:style-name="ce12" office:value-type="float" office:value="2">
            <text:p>2</text:p>
          </table:table-cell>
          <table:table-cell table:number-columns-repeated="2" table:style-name="ce12"/>
          <table:table-cell table:style-name="ce19"/>
          <table:table-cell/>
          <table:table-cell table:formula="of:=IF([.F71]=1;CONCATENATE(&quot;+&quot;;[.D71];&quot;,&quot;);&quot;&quot;)">
            <text:p/>
          </table:table-cell>
          <table:table-cell table:formula="of:=IF([.G71]=2;CONCATENATE(&quot;+&quot;;[.D71];&quot;,&quot;);IF([.H71]=2;CONCATENATE(&quot;+&quot;;[.D71];&quot;,&quot;);&quot;&quot;))" office:value-type="string" office:string-value="+e44b43666fc2a9982c6cd9cb617e4685d7b7cf9fc05e16935f41c7052bb3e15f,">
            <text:p>+e44b43666fc2a9982c6cd9cb617e4685d7b7cf9fc05e16935f41c7052bb3e15f,</text:p>
          </table:table-cell>
          <table:table-cell table:formula="of:=IF([.I71]=3;CONCATENATE(&quot;+&quot;;[.D71];&quot;,&quot;);IF([.J71]=3;CONCATENATE(&quot;+&quot;;[.D71];&quot;,&quot;);&quot;&quot;))">
            <text:p/>
          </table:table-cell>
          <table:table-cell table:style-name="Default" table:formula="of:=IF([.K71]=4;CONCATENATE(&quot;+&quot;;[.D71];&quot;,&quot;);&quot;&quot;)">
            <text:p/>
          </table:table-cell>
        </table:table-row>
        <table:table-row table:style-name="ro2">
          <table:table-cell table:style-name="ce7" office:value-type="float" office:value="71">
            <text:p>71</text:p>
          </table:table-cell>
          <table:table-cell table:style-name="ce5" office:value-type="string">
            <text:p>jixie</text:p>
          </table:table-cell>
          <table:table-cell table:style-name="ce5" office:value-type="string">
            <text:p>18170322128905228876L</text:p>
          </table:table-cell>
          <table:table-cell office:value-type="string">
            <text:p>b68f666f1ede5615bf382958a815988a42aea8e4e03fbf0470a57bceac7714db</text:p>
          </table:table-cell>
          <table:table-cell/>
          <table:table-cell table:style-name="ce12"/>
          <table:table-cell table:style-name="ce12" office:value-type="float" office:value="2">
            <text:p>2</text:p>
          </table:table-cell>
          <table:table-cell table:number-columns-repeated="2" table:style-name="ce12"/>
          <table:table-cell table:style-name="ce19"/>
          <table:table-cell/>
          <table:table-cell table:formula="of:=IF([.F72]=1;CONCATENATE(&quot;+&quot;;[.D72];&quot;,&quot;);&quot;&quot;)">
            <text:p/>
          </table:table-cell>
          <table:table-cell table:formula="of:=IF([.G72]=2;CONCATENATE(&quot;+&quot;;[.D72];&quot;,&quot;);IF([.H72]=2;CONCATENATE(&quot;+&quot;;[.D72];&quot;,&quot;);&quot;&quot;))" office:value-type="string" office:string-value="+b68f666f1ede5615bf382958a815988a42aea8e4e03fbf0470a57bceac7714db,">
            <text:p>+b68f666f1ede5615bf382958a815988a42aea8e4e03fbf0470a57bceac7714db,</text:p>
          </table:table-cell>
          <table:table-cell table:formula="of:=IF([.I72]=3;CONCATENATE(&quot;+&quot;;[.D72];&quot;,&quot;);IF([.J72]=3;CONCATENATE(&quot;+&quot;;[.D72];&quot;,&quot;);&quot;&quot;))">
            <text:p/>
          </table:table-cell>
          <table:table-cell table:style-name="Default" table:formula="of:=IF([.K72]=4;CONCATENATE(&quot;+&quot;;[.D72];&quot;,&quot;);&quot;&quot;)">
            <text:p/>
          </table:table-cell>
        </table:table-row>
        <table:table-row table:style-name="ro2">
          <table:table-cell table:style-name="ce7" office:value-type="float" office:value="72">
            <text:p>72</text:p>
          </table:table-cell>
          <table:table-cell table:style-name="ce5" office:value-type="string">
            <text:p>china</text:p>
          </table:table-cell>
          <table:table-cell table:style-name="ce5" office:value-type="string">
            <text:p>1848933911281528224L</text:p>
          </table:table-cell>
          <table:table-cell office:value-type="string">
            <text:p>0c0c8f58e7feeaa687d7dc9a5146ea14afe1bc647f518990b197b9f55728effa</text:p>
          </table:table-cell>
          <table:table-cell/>
          <table:table-cell table:style-name="ce12"/>
          <table:table-cell table:style-name="ce12" office:value-type="float" office:value="2">
            <text:p>2</text:p>
          </table:table-cell>
          <table:table-cell table:number-columns-repeated="2" table:style-name="ce12"/>
          <table:table-cell table:style-name="ce19"/>
          <table:table-cell/>
          <table:table-cell table:formula="of:=IF([.F73]=1;CONCATENATE(&quot;+&quot;;[.D73];&quot;,&quot;);&quot;&quot;)">
            <text:p/>
          </table:table-cell>
          <table:table-cell table:formula="of:=IF([.G73]=2;CONCATENATE(&quot;+&quot;;[.D73];&quot;,&quot;);IF([.H73]=2;CONCATENATE(&quot;+&quot;;[.D73];&quot;,&quot;);&quot;&quot;))" office:value-type="string" office:string-value="+0c0c8f58e7feeaa687d7dc9a5146ea14afe1bc647f518990b197b9f55728effa,">
            <text:p>+0c0c8f58e7feeaa687d7dc9a5146ea14afe1bc647f518990b197b9f55728effa,</text:p>
          </table:table-cell>
          <table:table-cell table:formula="of:=IF([.I73]=3;CONCATENATE(&quot;+&quot;;[.D73];&quot;,&quot;);IF([.J73]=3;CONCATENATE(&quot;+&quot;;[.D73];&quot;,&quot;);&quot;&quot;))">
            <text:p/>
          </table:table-cell>
          <table:table-cell table:style-name="Default" table:formula="of:=IF([.K73]=4;CONCATENATE(&quot;+&quot;;[.D73];&quot;,&quot;);&quot;&quot;)">
            <text:p/>
          </table:table-cell>
        </table:table-row>
        <table:table-row table:style-name="ro2">
          <table:table-cell table:style-name="ce7" office:value-type="float" office:value="73">
            <text:p>73</text:p>
          </table:table-cell>
          <table:table-cell table:style-name="ce5" office:value-type="string">
            <text:p>4miners.net</text:p>
          </table:table-cell>
          <table:table-cell table:style-name="ce5" office:value-type="string">
            <text:p>16010222169256538112L</text:p>
          </table:table-cell>
          <table:table-cell office:value-type="string">
            <text:p>6a01c4b86f4519ec9fa5c3288ae20e2e7a58822ebe891fb81e839588b95b242a</text:p>
          </table:table-cell>
          <table:table-cell/>
          <table:table-cell table:number-columns-repeated="3" table:style-name="ce12"/>
          <table:table-cell table:style-name="ce12" office:value-type="float" office:value="3">
            <text:p>3</text:p>
          </table:table-cell>
          <table:table-cell table:style-name="ce19"/>
          <table:table-cell/>
          <table:table-cell table:formula="of:=IF([.F74]=1;CONCATENATE(&quot;+&quot;;[.D74];&quot;,&quot;);&quot;&quot;)">
            <text:p/>
          </table:table-cell>
          <table:table-cell table:formula="of:=IF([.G74]=2;CONCATENATE(&quot;+&quot;;[.D74];&quot;,&quot;);IF([.H74]=2;CONCATENATE(&quot;+&quot;;[.D74];&quot;,&quot;);&quot;&quot;))">
            <text:p/>
          </table:table-cell>
          <table:table-cell table:formula="of:=IF([.I74]=3;CONCATENATE(&quot;+&quot;;[.D74];&quot;,&quot;);IF([.J74]=3;CONCATENATE(&quot;+&quot;;[.D74];&quot;,&quot;);&quot;&quot;))" office:value-type="string" office:string-value="+6a01c4b86f4519ec9fa5c3288ae20e2e7a58822ebe891fb81e839588b95b242a,">
            <text:p>+6a01c4b86f4519ec9fa5c3288ae20e2e7a58822ebe891fb81e839588b95b242a,</text:p>
          </table:table-cell>
          <table:table-cell table:style-name="Default" table:formula="of:=IF([.K74]=4;CONCATENATE(&quot;+&quot;;[.D74];&quot;,&quot;);&quot;&quot;)">
            <text:p/>
          </table:table-cell>
        </table:table-row>
        <table:table-row table:style-name="ro2">
          <table:table-cell table:style-name="ce7" office:value-type="float" office:value="74">
            <text:p>74</text:p>
          </table:table-cell>
          <table:table-cell table:style-name="ce5" office:value-type="string">
            <text:p>dakk</text:p>
          </table:table-cell>
          <table:table-cell table:style-name="ce5" office:value-type="string">
            <text:p>2324852447570841050L</text:p>
          </table:table-cell>
          <table:table-cell office:value-type="string">
            <text:p>120d1c3847bd272237ee712ae83de59bbeae127263196fc0f16934bcfa82d8a4</text:p>
          </table:table-cell>
          <table:table-cell/>
          <table:table-cell table:number-columns-repeated="3" table:style-name="ce12"/>
          <table:table-cell table:style-name="ce12" office:value-type="float" office:value="3">
            <text:p>3</text:p>
          </table:table-cell>
          <table:table-cell table:style-name="ce19"/>
          <table:table-cell/>
          <table:table-cell table:formula="of:=IF([.F75]=1;CONCATENATE(&quot;+&quot;;[.D75];&quot;,&quot;);&quot;&quot;)">
            <text:p/>
          </table:table-cell>
          <table:table-cell table:formula="of:=IF([.G75]=2;CONCATENATE(&quot;+&quot;;[.D75];&quot;,&quot;);IF([.H75]=2;CONCATENATE(&quot;+&quot;;[.D75];&quot;,&quot;);&quot;&quot;))">
            <text:p/>
          </table:table-cell>
          <table:table-cell table:formula="of:=IF([.I75]=3;CONCATENATE(&quot;+&quot;;[.D75];&quot;,&quot;);IF([.J75]=3;CONCATENATE(&quot;+&quot;;[.D75];&quot;,&quot;);&quot;&quot;))" office:value-type="string" office:string-value="+120d1c3847bd272237ee712ae83de59bbeae127263196fc0f16934bcfa82d8a4,">
            <text:p>+120d1c3847bd272237ee712ae83de59bbeae127263196fc0f16934bcfa82d8a4,</text:p>
          </table:table-cell>
          <table:table-cell table:style-name="Default" table:formula="of:=IF([.K75]=4;CONCATENATE(&quot;+&quot;;[.D75];&quot;,&quot;);&quot;&quot;)">
            <text:p/>
          </table:table-cell>
        </table:table-row>
        <table:table-row table:style-name="ro2">
          <table:table-cell table:style-name="ce7" office:value-type="float" office:value="75">
            <text:p>75</text:p>
          </table:table-cell>
          <table:table-cell table:style-name="ce5" office:value-type="string">
            <text:p>hoop</text:p>
          </table:table-cell>
          <table:table-cell table:style-name="ce5" office:value-type="string">
            <text:p>10918823432792932368L</text:p>
          </table:table-cell>
          <table:table-cell office:value-type="string">
            <text:p>465085ba003a03d1fed0cfd35b7f3c07927c9db41d32194d273f8fe2fa238faa</text:p>
          </table:table-cell>
          <table:table-cell/>
          <table:table-cell table:number-columns-repeated="2" table:style-name="ce12"/>
          <table:table-cell table:style-name="ce12" office:value-type="float" office:value="2">
            <text:p>2</text:p>
          </table:table-cell>
          <table:table-cell table:style-name="ce12"/>
          <table:table-cell table:style-name="ce19"/>
          <table:table-cell/>
          <table:table-cell table:formula="of:=IF([.F76]=1;CONCATENATE(&quot;+&quot;;[.D76];&quot;,&quot;);&quot;&quot;)">
            <text:p/>
          </table:table-cell>
          <table:table-cell table:formula="of:=IF([.G76]=2;CONCATENATE(&quot;+&quot;;[.D76];&quot;,&quot;);IF([.H76]=2;CONCATENATE(&quot;+&quot;;[.D76];&quot;,&quot;);&quot;&quot;))" office:value-type="string" office:string-value="+465085ba003a03d1fed0cfd35b7f3c07927c9db41d32194d273f8fe2fa238faa,">
            <text:p>+465085ba003a03d1fed0cfd35b7f3c07927c9db41d32194d273f8fe2fa238faa,</text:p>
          </table:table-cell>
          <table:table-cell table:formula="of:=IF([.I76]=3;CONCATENATE(&quot;+&quot;;[.D76];&quot;,&quot;);IF([.J76]=3;CONCATENATE(&quot;+&quot;;[.D76];&quot;,&quot;);&quot;&quot;))">
            <text:p/>
          </table:table-cell>
          <table:table-cell table:style-name="Default" table:formula="of:=IF([.K76]=4;CONCATENATE(&quot;+&quot;;[.D76];&quot;,&quot;);&quot;&quot;)">
            <text:p/>
          </table:table-cell>
        </table:table-row>
        <table:table-row table:style-name="ro2">
          <table:table-cell table:style-name="ce7" office:value-type="float" office:value="76">
            <text:p>76</text:p>
          </table:table-cell>
          <table:table-cell table:style-name="ce5" office:value-type="string">
            <text:p>catstar</text:p>
          </table:table-cell>
          <table:table-cell table:style-name="ce5" office:value-type="string">
            <text:p>11349207601124731709L</text:p>
          </table:table-cell>
          <table:table-cell office:value-type="string">
            <text:p>619a3113c6cb1d3db7ef9731e6e06b618296815b3cfe7ca8d23f3767198b00ea</text:p>
          </table:table-cell>
          <table:table-cell/>
          <table:table-cell table:style-name="ce12"/>
          <table:table-cell table:style-name="ce12" office:value-type="float" office:value="2">
            <text:p>2</text:p>
          </table:table-cell>
          <table:table-cell table:number-columns-repeated="2" table:style-name="ce12"/>
          <table:table-cell table:style-name="ce19"/>
          <table:table-cell/>
          <table:table-cell table:formula="of:=IF([.F77]=1;CONCATENATE(&quot;+&quot;;[.D77];&quot;,&quot;);&quot;&quot;)">
            <text:p/>
          </table:table-cell>
          <table:table-cell table:formula="of:=IF([.G77]=2;CONCATENATE(&quot;+&quot;;[.D77];&quot;,&quot;);IF([.H77]=2;CONCATENATE(&quot;+&quot;;[.D77];&quot;,&quot;);&quot;&quot;))" office:value-type="string" office:string-value="+619a3113c6cb1d3db7ef9731e6e06b618296815b3cfe7ca8d23f3767198b00ea,">
            <text:p>+619a3113c6cb1d3db7ef9731e6e06b618296815b3cfe7ca8d23f3767198b00ea,</text:p>
          </table:table-cell>
          <table:table-cell table:formula="of:=IF([.I77]=3;CONCATENATE(&quot;+&quot;;[.D77];&quot;,&quot;);IF([.J77]=3;CONCATENATE(&quot;+&quot;;[.D77];&quot;,&quot;);&quot;&quot;))">
            <text:p/>
          </table:table-cell>
          <table:table-cell table:style-name="Default" table:formula="of:=IF([.K77]=4;CONCATENATE(&quot;+&quot;;[.D77];&quot;,&quot;);&quot;&quot;)">
            <text:p/>
          </table:table-cell>
        </table:table-row>
        <table:table-row table:style-name="ro2">
          <table:table-cell table:style-name="ce7" office:value-type="float" office:value="77">
            <text:p>77</text:p>
          </table:table-cell>
          <table:table-cell table:style-name="ce5" office:value-type="string">
            <text:p>kushed.delegate</text:p>
          </table:table-cell>
          <table:table-cell table:style-name="ce5" office:value-type="string">
            <text:p>4225472009432714154L</text:p>
          </table:table-cell>
          <table:table-cell office:value-type="string">
            <text:p>f88b86d0a104bda71b2ff4d8234fef4e184ee771a9c2d3a298280790c185231b</text:p>
          </table:table-cell>
          <table:table-cell/>
          <table:table-cell table:number-columns-repeated="3" table:style-name="ce12"/>
          <table:table-cell table:style-name="ce12" office:value-type="float" office:value="3">
            <text:p>3</text:p>
          </table:table-cell>
          <table:table-cell table:style-name="ce19"/>
          <table:table-cell/>
          <table:table-cell table:formula="of:=IF([.F78]=1;CONCATENATE(&quot;+&quot;;[.D78];&quot;,&quot;);&quot;&quot;)">
            <text:p/>
          </table:table-cell>
          <table:table-cell table:formula="of:=IF([.G78]=2;CONCATENATE(&quot;+&quot;;[.D78];&quot;,&quot;);IF([.H78]=2;CONCATENATE(&quot;+&quot;;[.D78];&quot;,&quot;);&quot;&quot;))">
            <text:p/>
          </table:table-cell>
          <table:table-cell table:formula="of:=IF([.I78]=3;CONCATENATE(&quot;+&quot;;[.D78];&quot;,&quot;);IF([.J78]=3;CONCATENATE(&quot;+&quot;;[.D78];&quot;,&quot;);&quot;&quot;))" office:value-type="string" office:string-value="+f88b86d0a104bda71b2ff4d8234fef4e184ee771a9c2d3a298280790c185231b,">
            <text:p>+f88b86d0a104bda71b2ff4d8234fef4e184ee771a9c2d3a298280790c185231b,</text:p>
          </table:table-cell>
          <table:table-cell table:style-name="Default" table:formula="of:=IF([.K78]=4;CONCATENATE(&quot;+&quot;;[.D78];&quot;,&quot;);&quot;&quot;)">
            <text:p/>
          </table:table-cell>
        </table:table-row>
        <table:table-row table:style-name="ro2">
          <table:table-cell table:style-name="ce7" office:value-type="float" office:value="78">
            <text:p>78</text:p>
          </table:table-cell>
          <table:table-cell table:style-name="ce5" office:value-type="string">
            <text:p>kc</text:p>
          </table:table-cell>
          <table:table-cell table:style-name="ce5" office:value-type="string">
            <text:p>9698516298298732428L</text:p>
          </table:table-cell>
          <table:table-cell office:value-type="string">
            <text:p>04bb8d1f6a76614913622ddaf3fb08ba778bb43e6475f298c13f111a82bb813f</text:p>
          </table:table-cell>
          <table:table-cell/>
          <table:table-cell table:style-name="ce12"/>
          <table:table-cell table:style-name="ce12" office:value-type="float" office:value="2">
            <text:p>2</text:p>
          </table:table-cell>
          <table:table-cell table:number-columns-repeated="2" table:style-name="ce12"/>
          <table:table-cell table:style-name="ce19"/>
          <table:table-cell/>
          <table:table-cell table:formula="of:=IF([.F79]=1;CONCATENATE(&quot;+&quot;;[.D79];&quot;,&quot;);&quot;&quot;)">
            <text:p/>
          </table:table-cell>
          <table:table-cell table:formula="of:=IF([.G79]=2;CONCATENATE(&quot;+&quot;;[.D79];&quot;,&quot;);IF([.H79]=2;CONCATENATE(&quot;+&quot;;[.D79];&quot;,&quot;);&quot;&quot;))" office:value-type="string" office:string-value="+04bb8d1f6a76614913622ddaf3fb08ba778bb43e6475f298c13f111a82bb813f,">
            <text:p>+04bb8d1f6a76614913622ddaf3fb08ba778bb43e6475f298c13f111a82bb813f,</text:p>
          </table:table-cell>
          <table:table-cell table:formula="of:=IF([.I79]=3;CONCATENATE(&quot;+&quot;;[.D79];&quot;,&quot;);IF([.J79]=3;CONCATENATE(&quot;+&quot;;[.D79];&quot;,&quot;);&quot;&quot;))">
            <text:p/>
          </table:table-cell>
          <table:table-cell table:style-name="Default" table:formula="of:=IF([.K79]=4;CONCATENATE(&quot;+&quot;;[.D79];&quot;,&quot;);&quot;&quot;)">
            <text:p/>
          </table:table-cell>
        </table:table-row>
        <table:table-row table:style-name="ro2">
          <table:table-cell table:style-name="ce7" office:value-type="float" office:value="79">
            <text:p>79</text:p>
          </table:table-cell>
          <table:table-cell table:style-name="ce5" office:value-type="string">
            <text:p>khitan</text:p>
          </table:table-cell>
          <table:table-cell table:style-name="ce5" office:value-type="string">
            <text:p>269987742292481322L</text:p>
          </table:table-cell>
          <table:table-cell office:value-type="string">
            <text:p>77c59f444c8a49bcd354759cc912166fe6eaa603a5f9d4a9525405b30a52ac10</text:p>
          </table:table-cell>
          <table:table-cell/>
          <table:table-cell table:style-name="ce12"/>
          <table:table-cell table:style-name="ce12" office:value-type="float" office:value="2">
            <text:p>2</text:p>
          </table:table-cell>
          <table:table-cell table:number-columns-repeated="2" table:style-name="ce12"/>
          <table:table-cell table:style-name="ce19"/>
          <table:table-cell/>
          <table:table-cell table:formula="of:=IF([.F80]=1;CONCATENATE(&quot;+&quot;;[.D80];&quot;,&quot;);&quot;&quot;)">
            <text:p/>
          </table:table-cell>
          <table:table-cell table:formula="of:=IF([.G80]=2;CONCATENATE(&quot;+&quot;;[.D80];&quot;,&quot;);IF([.H80]=2;CONCATENATE(&quot;+&quot;;[.D80];&quot;,&quot;);&quot;&quot;))" office:value-type="string" office:string-value="+77c59f444c8a49bcd354759cc912166fe6eaa603a5f9d4a9525405b30a52ac10,">
            <text:p>+77c59f444c8a49bcd354759cc912166fe6eaa603a5f9d4a9525405b30a52ac10,</text:p>
          </table:table-cell>
          <table:table-cell table:formula="of:=IF([.I80]=3;CONCATENATE(&quot;+&quot;;[.D80];&quot;,&quot;);IF([.J80]=3;CONCATENATE(&quot;+&quot;;[.D80];&quot;,&quot;);&quot;&quot;))">
            <text:p/>
          </table:table-cell>
          <table:table-cell table:style-name="Default" table:formula="of:=IF([.K80]=4;CONCATENATE(&quot;+&quot;;[.D80];&quot;,&quot;);&quot;&quot;)">
            <text:p/>
          </table:table-cell>
        </table:table-row>
        <table:table-row table:style-name="ro2">
          <table:table-cell table:style-name="ce7" office:value-type="float" office:value="80">
            <text:p>80</text:p>
          </table:table-cell>
          <table:table-cell table:style-name="ce5" office:value-type="string">
            <text:p>ntelo</text:p>
          </table:table-cell>
          <table:table-cell table:style-name="ce5" office:value-type="string">
            <text:p>6674162710313805686L</text:p>
          </table:table-cell>
          <table:table-cell office:value-type="string">
            <text:p>ca1285393e1848ee41ba0c5e47789e5e0c570a7b51d8e2f7f6db37417b892cf9</text:p>
          </table:table-cell>
          <table:table-cell/>
          <table:table-cell table:number-columns-repeated="3" table:style-name="ce12"/>
          <table:table-cell table:style-name="ce12" office:value-type="float" office:value="3">
            <text:p>3</text:p>
          </table:table-cell>
          <table:table-cell table:style-name="ce19"/>
          <table:table-cell/>
          <table:table-cell table:formula="of:=IF([.F81]=1;CONCATENATE(&quot;+&quot;;[.D81];&quot;,&quot;);&quot;&quot;)">
            <text:p/>
          </table:table-cell>
          <table:table-cell table:formula="of:=IF([.G81]=2;CONCATENATE(&quot;+&quot;;[.D81];&quot;,&quot;);IF([.H81]=2;CONCATENATE(&quot;+&quot;;[.D81];&quot;,&quot;);&quot;&quot;))">
            <text:p/>
          </table:table-cell>
          <table:table-cell table:formula="of:=IF([.I81]=3;CONCATENATE(&quot;+&quot;;[.D81];&quot;,&quot;);IF([.J81]=3;CONCATENATE(&quot;+&quot;;[.D81];&quot;,&quot;);&quot;&quot;))" office:value-type="string" office:string-value="+ca1285393e1848ee41ba0c5e47789e5e0c570a7b51d8e2f7f6db37417b892cf9,">
            <text:p>+ca1285393e1848ee41ba0c5e47789e5e0c570a7b51d8e2f7f6db37417b892cf9,</text:p>
          </table:table-cell>
          <table:table-cell table:style-name="Default" table:formula="of:=IF([.K81]=4;CONCATENATE(&quot;+&quot;;[.D81];&quot;,&quot;);&quot;&quot;)">
            <text:p/>
          </table:table-cell>
        </table:table-row>
        <table:table-row table:style-name="ro2">
          <table:table-cell table:style-name="ce7" office:value-type="float" office:value="81">
            <text:p>81</text:p>
          </table:table-cell>
          <table:table-cell table:style-name="ce5" office:value-type="string">
            <text:p>threelittlepig</text:p>
          </table:table-cell>
          <table:table-cell table:style-name="ce5" office:value-type="string">
            <text:p>977255361881067219L</text:p>
          </table:table-cell>
          <table:table-cell office:value-type="string">
            <text:p>fd039dd8caa03d58c0ecbaa09069403e7faff864dccd5933da50a41973292fa1</text:p>
          </table:table-cell>
          <table:table-cell/>
          <table:table-cell table:style-name="ce12"/>
          <table:table-cell table:style-name="ce12" office:value-type="float" office:value="2">
            <text:p>2</text:p>
          </table:table-cell>
          <table:table-cell table:number-columns-repeated="2" table:style-name="ce12"/>
          <table:table-cell table:style-name="ce19"/>
          <table:table-cell/>
          <table:table-cell table:formula="of:=IF([.F82]=1;CONCATENATE(&quot;+&quot;;[.D82];&quot;,&quot;);&quot;&quot;)">
            <text:p/>
          </table:table-cell>
          <table:table-cell table:formula="of:=IF([.G82]=2;CONCATENATE(&quot;+&quot;;[.D82];&quot;,&quot;);IF([.H82]=2;CONCATENATE(&quot;+&quot;;[.D82];&quot;,&quot;);&quot;&quot;))" office:value-type="string" office:string-value="+fd039dd8caa03d58c0ecbaa09069403e7faff864dccd5933da50a41973292fa1,">
            <text:p>+fd039dd8caa03d58c0ecbaa09069403e7faff864dccd5933da50a41973292fa1,</text:p>
          </table:table-cell>
          <table:table-cell table:formula="of:=IF([.I82]=3;CONCATENATE(&quot;+&quot;;[.D82];&quot;,&quot;);IF([.J82]=3;CONCATENATE(&quot;+&quot;;[.D82];&quot;,&quot;);&quot;&quot;))">
            <text:p/>
          </table:table-cell>
          <table:table-cell table:style-name="Default" table:formula="of:=IF([.K82]=4;CONCATENATE(&quot;+&quot;;[.D82];&quot;,&quot;);&quot;&quot;)">
            <text:p/>
          </table:table-cell>
        </table:table-row>
        <table:table-row table:style-name="ro2">
          <table:table-cell table:style-name="ce7" office:value-type="float" office:value="82">
            <text:p>82</text:p>
          </table:table-cell>
          <table:table-cell table:style-name="ce5" office:value-type="string">
            <text:p>eclipsun</text:p>
          </table:table-cell>
          <table:table-cell table:style-name="ce5" office:value-type="string">
            <text:p>17584737652648280645L</text:p>
          </table:table-cell>
          <table:table-cell office:value-type="string">
            <text:p>c7a0f96797a9dc3085534463650a09e1f160fecb6c0ec6c21e74ef2a222b73a4</text:p>
          </table:table-cell>
          <table:table-cell/>
          <table:table-cell table:number-columns-repeated="3" table:style-name="ce12"/>
          <table:table-cell table:style-name="ce12" office:value-type="float" office:value="3">
            <text:p>3</text:p>
          </table:table-cell>
          <table:table-cell table:style-name="ce19"/>
          <table:table-cell/>
          <table:table-cell table:formula="of:=IF([.F83]=1;CONCATENATE(&quot;+&quot;;[.D83];&quot;,&quot;);&quot;&quot;)">
            <text:p/>
          </table:table-cell>
          <table:table-cell table:formula="of:=IF([.G83]=2;CONCATENATE(&quot;+&quot;;[.D83];&quot;,&quot;);IF([.H83]=2;CONCATENATE(&quot;+&quot;;[.D83];&quot;,&quot;);&quot;&quot;))">
            <text:p/>
          </table:table-cell>
          <table:table-cell table:formula="of:=IF([.I83]=3;CONCATENATE(&quot;+&quot;;[.D83];&quot;,&quot;);IF([.J83]=3;CONCATENATE(&quot;+&quot;;[.D83];&quot;,&quot;);&quot;&quot;))" office:value-type="string" office:string-value="+c7a0f96797a9dc3085534463650a09e1f160fecb6c0ec6c21e74ef2a222b73a4,">
            <text:p>+c7a0f96797a9dc3085534463650a09e1f160fecb6c0ec6c21e74ef2a222b73a4,</text:p>
          </table:table-cell>
          <table:table-cell table:style-name="Default" table:formula="of:=IF([.K83]=4;CONCATENATE(&quot;+&quot;;[.D83];&quot;,&quot;);&quot;&quot;)">
            <text:p/>
          </table:table-cell>
        </table:table-row>
        <table:table-row table:style-name="ro2">
          <table:table-cell table:style-name="ce7" office:value-type="float" office:value="83">
            <text:p>83</text:p>
          </table:table-cell>
          <table:table-cell table:style-name="ce5" office:value-type="string">
            <text:p>eely_delving</text:p>
          </table:table-cell>
          <table:table-cell table:style-name="ce5" office:value-type="string">
            <text:p>6251001604903637008L</text:p>
          </table:table-cell>
          <table:table-cell office:value-type="string">
            <text:p>e4dcebb44e6ebfd2a08617d51ab877535b46dbfb08196ccb5b43a11d60108f68</text:p>
          </table:table-cell>
          <table:table-cell/>
          <table:table-cell table:style-name="ce12"/>
          <table:table-cell table:style-name="ce12" office:value-type="float" office:value="2">
            <text:p>2</text:p>
          </table:table-cell>
          <table:table-cell table:number-columns-repeated="2" table:style-name="ce12"/>
          <table:table-cell table:style-name="ce19"/>
          <table:table-cell/>
          <table:table-cell table:formula="of:=IF([.F84]=1;CONCATENATE(&quot;+&quot;;[.D84];&quot;,&quot;);&quot;&quot;)">
            <text:p/>
          </table:table-cell>
          <table:table-cell table:formula="of:=IF([.G84]=2;CONCATENATE(&quot;+&quot;;[.D84];&quot;,&quot;);IF([.H84]=2;CONCATENATE(&quot;+&quot;;[.D84];&quot;,&quot;);&quot;&quot;))" office:value-type="string" office:string-value="+e4dcebb44e6ebfd2a08617d51ab877535b46dbfb08196ccb5b43a11d60108f68,">
            <text:p>+e4dcebb44e6ebfd2a08617d51ab877535b46dbfb08196ccb5b43a11d60108f68,</text:p>
          </table:table-cell>
          <table:table-cell table:formula="of:=IF([.I84]=3;CONCATENATE(&quot;+&quot;;[.D84];&quot;,&quot;);IF([.J84]=3;CONCATENATE(&quot;+&quot;;[.D84];&quot;,&quot;);&quot;&quot;))">
            <text:p/>
          </table:table-cell>
          <table:table-cell table:style-name="Default" table:formula="of:=IF([.K84]=4;CONCATENATE(&quot;+&quot;;[.D84];&quot;,&quot;);&quot;&quot;)">
            <text:p/>
          </table:table-cell>
        </table:table-row>
        <table:table-row table:style-name="ro2">
          <table:table-cell table:style-name="ce7" office:value-type="float" office:value="84">
            <text:p>84</text:p>
          </table:table-cell>
          <table:table-cell table:style-name="ce5" office:value-type="string">
            <text:p>hmachado</text:p>
          </table:table-cell>
          <table:table-cell table:style-name="ce5" office:value-type="string">
            <text:p>8858064098621060602L</text:p>
          </table:table-cell>
          <table:table-cell office:value-type="string">
            <text:p>5c4a92f575822b2d2deaa4bc0985ec9a57a17719bd5427af634ec1b4bf9c045b</text:p>
          </table:table-cell>
          <table:table-cell/>
          <table:table-cell table:number-columns-repeated="3" table:style-name="ce12"/>
          <table:table-cell table:style-name="ce12" office:value-type="float" office:value="3">
            <text:p>3</text:p>
          </table:table-cell>
          <table:table-cell table:style-name="ce19"/>
          <table:table-cell/>
          <table:table-cell table:formula="of:=IF([.F85]=1;CONCATENATE(&quot;+&quot;;[.D85];&quot;,&quot;);&quot;&quot;)">
            <text:p/>
          </table:table-cell>
          <table:table-cell table:formula="of:=IF([.G85]=2;CONCATENATE(&quot;+&quot;;[.D85];&quot;,&quot;);IF([.H85]=2;CONCATENATE(&quot;+&quot;;[.D85];&quot;,&quot;);&quot;&quot;))">
            <text:p/>
          </table:table-cell>
          <table:table-cell table:formula="of:=IF([.I85]=3;CONCATENATE(&quot;+&quot;;[.D85];&quot;,&quot;);IF([.J85]=3;CONCATENATE(&quot;+&quot;;[.D85];&quot;,&quot;);&quot;&quot;))" office:value-type="string" office:string-value="+5c4a92f575822b2d2deaa4bc0985ec9a57a17719bd5427af634ec1b4bf9c045b,">
            <text:p>+5c4a92f575822b2d2deaa4bc0985ec9a57a17719bd5427af634ec1b4bf9c045b,</text:p>
          </table:table-cell>
          <table:table-cell table:style-name="Default" table:formula="of:=IF([.K85]=4;CONCATENATE(&quot;+&quot;;[.D85];&quot;,&quot;);&quot;&quot;)">
            <text:p/>
          </table:table-cell>
        </table:table-row>
        <table:table-row table:style-name="ro2">
          <table:table-cell table:style-name="ce7" office:value-type="float" office:value="85">
            <text:p>85</text:p>
          </table:table-cell>
          <table:table-cell table:style-name="ce5" office:value-type="string">
            <text:p>redsn0w</text:p>
          </table:table-cell>
          <table:table-cell table:style-name="ce5" office:value-type="string">
            <text:p>15963641443478982497L</text:p>
          </table:table-cell>
          <table:table-cell office:value-type="string">
            <text:p>b73fa499a7794c111fcd011cdc7dcc426341a28c6c2d6a32b8d7d028dcb8493f</text:p>
          </table:table-cell>
          <table:table-cell/>
          <table:table-cell table:number-columns-repeated="3" table:style-name="ce12"/>
          <table:table-cell table:style-name="ce12" office:value-type="float" office:value="3">
            <text:p>3</text:p>
          </table:table-cell>
          <table:table-cell table:style-name="ce19"/>
          <table:table-cell/>
          <table:table-cell table:formula="of:=IF([.F86]=1;CONCATENATE(&quot;+&quot;;[.D86];&quot;,&quot;);&quot;&quot;)">
            <text:p/>
          </table:table-cell>
          <table:table-cell table:formula="of:=IF([.G86]=2;CONCATENATE(&quot;+&quot;;[.D86];&quot;,&quot;);IF([.H86]=2;CONCATENATE(&quot;+&quot;;[.D86];&quot;,&quot;);&quot;&quot;))">
            <text:p/>
          </table:table-cell>
          <table:table-cell table:formula="of:=IF([.I86]=3;CONCATENATE(&quot;+&quot;;[.D86];&quot;,&quot;);IF([.J86]=3;CONCATENATE(&quot;+&quot;;[.D86];&quot;,&quot;);&quot;&quot;))" office:value-type="string" office:string-value="+b73fa499a7794c111fcd011cdc7dcc426341a28c6c2d6a32b8d7d028dcb8493f,">
            <text:p>+b73fa499a7794c111fcd011cdc7dcc426341a28c6c2d6a32b8d7d028dcb8493f,</text:p>
          </table:table-cell>
          <table:table-cell table:style-name="Default" table:formula="of:=IF([.K86]=4;CONCATENATE(&quot;+&quot;;[.D86];&quot;,&quot;);&quot;&quot;)">
            <text:p/>
          </table:table-cell>
        </table:table-row>
        <table:table-row table:style-name="ro2">
          <table:table-cell table:style-name="ce7" office:value-type="float" office:value="86">
            <text:p>86</text:p>
          </table:table-cell>
          <table:table-cell table:style-name="ce5" office:value-type="string">
            <text:p>elonhan</text:p>
          </table:table-cell>
          <table:table-cell table:style-name="ce5" office:value-type="string">
            <text:p>4127534797357267194L</text:p>
          </table:table-cell>
          <table:table-cell office:value-type="string">
            <text:p>f495866ce86de18d8d4e746fca6a3a130608e5882875b88908b6551104f28e6a</text:p>
          </table:table-cell>
          <table:table-cell/>
          <table:table-cell table:style-name="ce12"/>
          <table:table-cell table:style-name="ce12" office:value-type="float" office:value="2">
            <text:p>2</text:p>
          </table:table-cell>
          <table:table-cell table:number-columns-repeated="2" table:style-name="ce12"/>
          <table:table-cell table:style-name="ce19"/>
          <table:table-cell/>
          <table:table-cell table:formula="of:=IF([.F87]=1;CONCATENATE(&quot;+&quot;;[.D87];&quot;,&quot;);&quot;&quot;)">
            <text:p/>
          </table:table-cell>
          <table:table-cell table:formula="of:=IF([.G87]=2;CONCATENATE(&quot;+&quot;;[.D87];&quot;,&quot;);IF([.H87]=2;CONCATENATE(&quot;+&quot;;[.D87];&quot;,&quot;);&quot;&quot;))" office:value-type="string" office:string-value="+f495866ce86de18d8d4e746fca6a3a130608e5882875b88908b6551104f28e6a,">
            <text:p>+f495866ce86de18d8d4e746fca6a3a130608e5882875b88908b6551104f28e6a,</text:p>
          </table:table-cell>
          <table:table-cell table:formula="of:=IF([.I87]=3;CONCATENATE(&quot;+&quot;;[.D87];&quot;,&quot;);IF([.J87]=3;CONCATENATE(&quot;+&quot;;[.D87];&quot;,&quot;);&quot;&quot;))">
            <text:p/>
          </table:table-cell>
          <table:table-cell table:style-name="Default" table:formula="of:=IF([.K87]=4;CONCATENATE(&quot;+&quot;;[.D87];&quot;,&quot;);&quot;&quot;)">
            <text:p/>
          </table:table-cell>
        </table:table-row>
        <table:table-row table:style-name="ro2">
          <table:table-cell table:style-name="ce7" office:value-type="float" office:value="87">
            <text:p>87</text:p>
          </table:table-cell>
          <table:table-cell table:style-name="ce5" office:value-type="string">
            <text:p>devasive</text:p>
          </table:table-cell>
          <table:table-cell table:style-name="ce5" office:value-type="string">
            <text:p>17438085793668748066L</text:p>
          </table:table-cell>
          <table:table-cell office:value-type="string">
            <text:p>a2fc2420262f081d0f6426364301ef40597756e163f6b1fd813eff9b03594125</text:p>
          </table:table-cell>
          <table:table-cell/>
          <table:table-cell table:number-columns-repeated="4" table:style-name="ce12"/>
          <table:table-cell table:style-name="ce19"/>
          <table:table-cell/>
          <table:table-cell table:formula="of:=IF([.F88]=1;CONCATENATE(&quot;+&quot;;[.D88];&quot;,&quot;);&quot;&quot;)">
            <text:p/>
          </table:table-cell>
          <table:table-cell table:formula="of:=IF([.G88]=2;CONCATENATE(&quot;+&quot;;[.D88];&quot;,&quot;);IF([.H88]=2;CONCATENATE(&quot;+&quot;;[.D88];&quot;,&quot;);&quot;&quot;))">
            <text:p/>
          </table:table-cell>
          <table:table-cell table:formula="of:=IF([.I88]=3;CONCATENATE(&quot;+&quot;;[.D88];&quot;,&quot;);IF([.J88]=3;CONCATENATE(&quot;+&quot;;[.D88];&quot;,&quot;);&quot;&quot;))">
            <text:p/>
          </table:table-cell>
          <table:table-cell table:style-name="Default" table:formula="of:=IF([.K88]=4;CONCATENATE(&quot;+&quot;;[.D88];&quot;,&quot;);&quot;&quot;)">
            <text:p/>
          </table:table-cell>
        </table:table-row>
        <table:table-row table:style-name="ro2">
          <table:table-cell table:style-name="ce7" office:value-type="float" office:value="88">
            <text:p>88</text:p>
          </table:table-cell>
          <table:table-cell table:style-name="ce5" office:value-type="string">
            <text:p>stellardynamic</text:p>
          </table:table-cell>
          <table:table-cell table:style-name="ce5" office:value-type="string">
            <text:p>7292106026137978431L</text:p>
          </table:table-cell>
          <table:table-cell office:value-type="string">
            <text:p>a26710a6bd9de7a328d73446713c1082b4dbf5bd76d2a37caebf212220a9c0f3</text:p>
          </table:table-cell>
          <table:table-cell/>
          <table:table-cell table:number-columns-repeated="4" table:style-name="ce12"/>
          <table:table-cell table:style-name="ce19"/>
          <table:table-cell/>
          <table:table-cell table:formula="of:=IF([.F89]=1;CONCATENATE(&quot;+&quot;;[.D89];&quot;,&quot;);&quot;&quot;)">
            <text:p/>
          </table:table-cell>
          <table:table-cell table:formula="of:=IF([.G89]=2;CONCATENATE(&quot;+&quot;;[.D89];&quot;,&quot;);IF([.H89]=2;CONCATENATE(&quot;+&quot;;[.D89];&quot;,&quot;);&quot;&quot;))">
            <text:p/>
          </table:table-cell>
          <table:table-cell table:formula="of:=IF([.I89]=3;CONCATENATE(&quot;+&quot;;[.D89];&quot;,&quot;);IF([.J89]=3;CONCATENATE(&quot;+&quot;;[.D89];&quot;,&quot;);&quot;&quot;))">
            <text:p/>
          </table:table-cell>
          <table:table-cell table:style-name="Default" table:formula="of:=IF([.K89]=4;CONCATENATE(&quot;+&quot;;[.D89];&quot;,&quot;);&quot;&quot;)">
            <text:p/>
          </table:table-cell>
        </table:table-row>
        <table:table-row table:style-name="ro2">
          <table:table-cell table:style-name="ce7" office:value-type="float" office:value="89">
            <text:p>89</text:p>
          </table:table-cell>
          <table:table-cell table:style-name="ce5" office:value-type="string">
            <text:p>hagie</text:p>
          </table:table-cell>
          <table:table-cell table:style-name="ce5" office:value-type="string">
            <text:p>8466190194079547581L</text:p>
          </table:table-cell>
          <table:table-cell office:value-type="string">
            <text:p>27f7950c552f9ffa8c871940167e92257cf90625443a0183aa3f7e05e1f6cb21</text:p>
          </table:table-cell>
          <table:table-cell/>
          <table:table-cell table:number-columns-repeated="3" table:style-name="ce12"/>
          <table:table-cell table:style-name="ce12" office:value-type="float" office:value="3">
            <text:p>3</text:p>
          </table:table-cell>
          <table:table-cell table:style-name="ce19"/>
          <table:table-cell/>
          <table:table-cell table:formula="of:=IF([.F90]=1;CONCATENATE(&quot;+&quot;;[.D90];&quot;,&quot;);&quot;&quot;)">
            <text:p/>
          </table:table-cell>
          <table:table-cell table:formula="of:=IF([.G90]=2;CONCATENATE(&quot;+&quot;;[.D90];&quot;,&quot;);IF([.H90]=2;CONCATENATE(&quot;+&quot;;[.D90];&quot;,&quot;);&quot;&quot;))">
            <text:p/>
          </table:table-cell>
          <table:table-cell table:formula="of:=IF([.I90]=3;CONCATENATE(&quot;+&quot;;[.D90];&quot;,&quot;);IF([.J90]=3;CONCATENATE(&quot;+&quot;;[.D90];&quot;,&quot;);&quot;&quot;))" office:value-type="string" office:string-value="+27f7950c552f9ffa8c871940167e92257cf90625443a0183aa3f7e05e1f6cb21,">
            <text:p>+27f7950c552f9ffa8c871940167e92257cf90625443a0183aa3f7e05e1f6cb21,</text:p>
          </table:table-cell>
          <table:table-cell table:style-name="Default" table:formula="of:=IF([.K90]=4;CONCATENATE(&quot;+&quot;;[.D90];&quot;,&quot;);&quot;&quot;)">
            <text:p/>
          </table:table-cell>
        </table:table-row>
        <table:table-row table:style-name="ro2">
          <table:table-cell table:style-name="ce7" office:value-type="float" office:value="90">
            <text:p>90</text:p>
          </table:table-cell>
          <table:table-cell table:style-name="ce5" office:value-type="string">
            <text:p>communitypool</text:p>
          </table:table-cell>
          <table:table-cell table:style-name="ce5" office:value-type="string">
            <text:p>10804763751453501689L</text:p>
          </table:table-cell>
          <table:table-cell office:value-type="string">
            <text:p>f8fa9e01047c19102133d2af06aab6cc377d5665bede412f04f81bcdc368d00e</text:p>
          </table:table-cell>
          <table:table-cell/>
          <table:table-cell table:number-columns-repeated="2" table:style-name="ce12"/>
          <table:table-cell table:style-name="ce12" office:value-type="float" office:value="2">
            <text:p>2</text:p>
          </table:table-cell>
          <table:table-cell table:style-name="ce12"/>
          <table:table-cell table:style-name="ce19"/>
          <table:table-cell/>
          <table:table-cell table:formula="of:=IF([.F91]=1;CONCATENATE(&quot;+&quot;;[.D91];&quot;,&quot;);&quot;&quot;)">
            <text:p/>
          </table:table-cell>
          <table:table-cell table:formula="of:=IF([.G91]=2;CONCATENATE(&quot;+&quot;;[.D91];&quot;,&quot;);IF([.H91]=2;CONCATENATE(&quot;+&quot;;[.D91];&quot;,&quot;);&quot;&quot;))" office:value-type="string" office:string-value="+f8fa9e01047c19102133d2af06aab6cc377d5665bede412f04f81bcdc368d00e,">
            <text:p>+f8fa9e01047c19102133d2af06aab6cc377d5665bede412f04f81bcdc368d00e,</text:p>
          </table:table-cell>
          <table:table-cell table:formula="of:=IF([.I91]=3;CONCATENATE(&quot;+&quot;;[.D91];&quot;,&quot;);IF([.J91]=3;CONCATENATE(&quot;+&quot;;[.D91];&quot;,&quot;);&quot;&quot;))">
            <text:p/>
          </table:table-cell>
          <table:table-cell table:style-name="Default" table:formula="of:=IF([.K91]=4;CONCATENATE(&quot;+&quot;;[.D91];&quot;,&quot;);&quot;&quot;)">
            <text:p/>
          </table:table-cell>
        </table:table-row>
        <table:table-row table:style-name="ro2">
          <table:table-cell table:style-name="ce7" office:value-type="float" office:value="91">
            <text:p>91</text:p>
          </table:table-cell>
          <table:table-cell table:style-name="ce5" office:value-type="string">
            <text:p>splatters</text:p>
          </table:table-cell>
          <table:table-cell table:style-name="ce5" office:value-type="string">
            <text:p>13088626869816331666L</text:p>
          </table:table-cell>
          <table:table-cell office:value-type="string">
            <text:p>613e4178a65c1194192eaa29910f0ecca3737f92587dd05d58c6435da41220f6</text:p>
          </table:table-cell>
          <table:table-cell/>
          <table:table-cell table:number-columns-repeated="3" table:style-name="ce12"/>
          <table:table-cell table:style-name="ce12" office:value-type="float" office:value="3">
            <text:p>3</text:p>
          </table:table-cell>
          <table:table-cell table:style-name="ce19"/>
          <table:table-cell/>
          <table:table-cell table:formula="of:=IF([.F92]=1;CONCATENATE(&quot;+&quot;;[.D92];&quot;,&quot;);&quot;&quot;)">
            <text:p/>
          </table:table-cell>
          <table:table-cell table:formula="of:=IF([.G92]=2;CONCATENATE(&quot;+&quot;;[.D92];&quot;,&quot;);IF([.H92]=2;CONCATENATE(&quot;+&quot;;[.D92];&quot;,&quot;);&quot;&quot;))">
            <text:p/>
          </table:table-cell>
          <table:table-cell table:formula="of:=IF([.I92]=3;CONCATENATE(&quot;+&quot;;[.D92];&quot;,&quot;);IF([.J92]=3;CONCATENATE(&quot;+&quot;;[.D92];&quot;,&quot;);&quot;&quot;))" office:value-type="string" office:string-value="+613e4178a65c1194192eaa29910f0ecca3737f92587dd05d58c6435da41220f6,">
            <text:p>+613e4178a65c1194192eaa29910f0ecca3737f92587dd05d58c6435da41220f6,</text:p>
          </table:table-cell>
          <table:table-cell table:style-name="Default" table:formula="of:=IF([.K92]=4;CONCATENATE(&quot;+&quot;;[.D92];&quot;,&quot;);&quot;&quot;)">
            <text:p/>
          </table:table-cell>
        </table:table-row>
        <table:table-row table:style-name="ro2">
          <table:table-cell table:style-name="ce7" office:value-type="float" office:value="92">
            <text:p>92</text:p>
          </table:table-cell>
          <table:table-cell table:style-name="ce5" office:value-type="string">
            <text:p>samuray</text:p>
          </table:table-cell>
          <table:table-cell table:style-name="ce5" office:value-type="string">
            <text:p>8675947023277781177L</text:p>
          </table:table-cell>
          <table:table-cell office:value-type="string">
            <text:p>fbac76743fad9448ed0b45fb4c97a62f81a358908aa14f6a2c76d2a8dc207141</text:p>
          </table:table-cell>
          <table:table-cell/>
          <table:table-cell table:number-columns-repeated="4" table:style-name="ce12"/>
          <table:table-cell table:style-name="ce19"/>
          <table:table-cell/>
          <table:table-cell table:formula="of:=IF([.F93]=1;CONCATENATE(&quot;+&quot;;[.D93];&quot;,&quot;);&quot;&quot;)">
            <text:p/>
          </table:table-cell>
          <table:table-cell table:formula="of:=IF([.G93]=2;CONCATENATE(&quot;+&quot;;[.D93];&quot;,&quot;);IF([.H93]=2;CONCATENATE(&quot;+&quot;;[.D93];&quot;,&quot;);&quot;&quot;))">
            <text:p/>
          </table:table-cell>
          <table:table-cell table:formula="of:=IF([.I93]=3;CONCATENATE(&quot;+&quot;;[.D93];&quot;,&quot;);IF([.J93]=3;CONCATENATE(&quot;+&quot;;[.D93];&quot;,&quot;);&quot;&quot;))">
            <text:p/>
          </table:table-cell>
          <table:table-cell table:style-name="Default" table:formula="of:=IF([.K93]=4;CONCATENATE(&quot;+&quot;;[.D93];&quot;,&quot;);&quot;&quot;)">
            <text:p/>
          </table:table-cell>
        </table:table-row>
        <table:table-row table:style-name="ro2">
          <table:table-cell table:style-name="ce7" office:value-type="float" office:value="93">
            <text:p>93</text:p>
          </table:table-cell>
          <table:table-cell table:style-name="ce5" office:value-type="string">
            <text:p>vrlc92</text:p>
          </table:table-cell>
          <table:table-cell table:style-name="ce5" office:value-type="string">
            <text:p>17059886363552285239L</text:p>
          </table:table-cell>
          <table:table-cell office:value-type="string">
            <text:p>eaa5ccb65e635e9ad3ebd98c2b7402b3a7c048fcd300c2d8aed8864f621ee6b2</text:p>
          </table:table-cell>
          <table:table-cell/>
          <table:table-cell table:number-columns-repeated="2" table:style-name="ce12"/>
          <table:table-cell table:style-name="ce12" office:value-type="float" office:value="2">
            <text:p>2</text:p>
          </table:table-cell>
          <table:table-cell table:style-name="ce12"/>
          <table:table-cell table:style-name="ce19"/>
          <table:table-cell/>
          <table:table-cell table:formula="of:=IF([.F94]=1;CONCATENATE(&quot;+&quot;;[.D94];&quot;,&quot;);&quot;&quot;)">
            <text:p/>
          </table:table-cell>
          <table:table-cell table:formula="of:=IF([.G94]=2;CONCATENATE(&quot;+&quot;;[.D94];&quot;,&quot;);IF([.H94]=2;CONCATENATE(&quot;+&quot;;[.D94];&quot;,&quot;);&quot;&quot;))" office:value-type="string" office:string-value="+eaa5ccb65e635e9ad3ebd98c2b7402b3a7c048fcd300c2d8aed8864f621ee6b2,">
            <text:p>+eaa5ccb65e635e9ad3ebd98c2b7402b3a7c048fcd300c2d8aed8864f621ee6b2,</text:p>
          </table:table-cell>
          <table:table-cell table:formula="of:=IF([.I94]=3;CONCATENATE(&quot;+&quot;;[.D94];&quot;,&quot;);IF([.J94]=3;CONCATENATE(&quot;+&quot;;[.D94];&quot;,&quot;);&quot;&quot;))">
            <text:p/>
          </table:table-cell>
          <table:table-cell table:style-name="Default" table:formula="of:=IF([.K94]=4;CONCATENATE(&quot;+&quot;;[.D94];&quot;,&quot;);&quot;&quot;)">
            <text:p/>
          </table:table-cell>
        </table:table-row>
        <table:table-row table:style-name="ro2">
          <table:table-cell table:style-name="ce7" office:value-type="float" office:value="94">
            <text:p>94</text:p>
          </table:table-cell>
          <table:table-cell table:style-name="ce5" office:value-type="string">
            <text:p>philhellmuth</text:p>
          </table:table-cell>
          <table:table-cell table:style-name="ce5" office:value-type="string">
            <text:p>3706844901938026254L</text:p>
          </table:table-cell>
          <table:table-cell office:value-type="string">
            <text:p>226e78386cb6e79aa5005c847b806da1d1d7dc995e3b76945d174b87de3b6099</text:p>
          </table:table-cell>
          <table:table-cell/>
          <table:table-cell table:number-columns-repeated="3" table:style-name="ce12"/>
          <table:table-cell table:style-name="ce12" office:value-type="float" office:value="3">
            <text:p>3</text:p>
          </table:table-cell>
          <table:table-cell table:style-name="ce19"/>
          <table:table-cell/>
          <table:table-cell table:formula="of:=IF([.F95]=1;CONCATENATE(&quot;+&quot;;[.D95];&quot;,&quot;);&quot;&quot;)">
            <text:p/>
          </table:table-cell>
          <table:table-cell table:formula="of:=IF([.G95]=2;CONCATENATE(&quot;+&quot;;[.D95];&quot;,&quot;);IF([.H95]=2;CONCATENATE(&quot;+&quot;;[.D95];&quot;,&quot;);&quot;&quot;))">
            <text:p/>
          </table:table-cell>
          <table:table-cell table:formula="of:=IF([.I95]=3;CONCATENATE(&quot;+&quot;;[.D95];&quot;,&quot;);IF([.J95]=3;CONCATENATE(&quot;+&quot;;[.D95];&quot;,&quot;);&quot;&quot;))" office:value-type="string" office:string-value="+226e78386cb6e79aa5005c847b806da1d1d7dc995e3b76945d174b87de3b6099,">
            <text:p>+226e78386cb6e79aa5005c847b806da1d1d7dc995e3b76945d174b87de3b6099,</text:p>
          </table:table-cell>
          <table:table-cell table:style-name="Default" table:formula="of:=IF([.K95]=4;CONCATENATE(&quot;+&quot;;[.D95];&quot;,&quot;);&quot;&quot;)">
            <text:p/>
          </table:table-cell>
        </table:table-row>
        <table:table-row table:style-name="ro2">
          <table:table-cell table:style-name="ce7" office:value-type="float" office:value="95">
            <text:p>95</text:p>
          </table:table-cell>
          <table:table-cell table:style-name="ce5" office:value-type="string">
            <text:p>techbytes</text:p>
          </table:table-cell>
          <table:table-cell table:style-name="ce5" office:value-type="string">
            <text:p>11410413026009516141L</text:p>
          </table:table-cell>
          <table:table-cell office:value-type="string">
            <text:p>33a2abcd627a4cf13c34bd1281519b5d2f8513de434958943576556fae62af80</text:p>
          </table:table-cell>
          <table:table-cell/>
          <table:table-cell table:number-columns-repeated="2" table:style-name="ce12"/>
          <table:table-cell table:style-name="ce12" office:value-type="float" office:value="2">
            <text:p>2</text:p>
          </table:table-cell>
          <table:table-cell table:style-name="ce12"/>
          <table:table-cell table:style-name="ce19"/>
          <table:table-cell/>
          <table:table-cell table:formula="of:=IF([.F96]=1;CONCATENATE(&quot;+&quot;;[.D96];&quot;,&quot;);&quot;&quot;)">
            <text:p/>
          </table:table-cell>
          <table:table-cell table:formula="of:=IF([.G96]=2;CONCATENATE(&quot;+&quot;;[.D96];&quot;,&quot;);IF([.H96]=2;CONCATENATE(&quot;+&quot;;[.D96];&quot;,&quot;);&quot;&quot;))" office:value-type="string" office:string-value="+33a2abcd627a4cf13c34bd1281519b5d2f8513de434958943576556fae62af80,">
            <text:p>+33a2abcd627a4cf13c34bd1281519b5d2f8513de434958943576556fae62af80,</text:p>
          </table:table-cell>
          <table:table-cell table:formula="of:=IF([.I96]=3;CONCATENATE(&quot;+&quot;;[.D96];&quot;,&quot;);IF([.J96]=3;CONCATENATE(&quot;+&quot;;[.D96];&quot;,&quot;);&quot;&quot;))">
            <text:p/>
          </table:table-cell>
          <table:table-cell table:style-name="Default" table:formula="of:=IF([.K96]=4;CONCATENATE(&quot;+&quot;;[.D96];&quot;,&quot;);&quot;&quot;)">
            <text:p/>
          </table:table-cell>
        </table:table-row>
        <table:table-row table:style-name="ro2">
          <table:table-cell table:style-name="ce7" office:value-type="float" office:value="96">
            <text:p>96</text:p>
          </table:table-cell>
          <table:table-cell table:style-name="ce5" office:value-type="string">
            <text:p>index</text:p>
          </table:table-cell>
          <table:table-cell table:style-name="ce5" office:value-type="string">
            <text:p>4318457725971796647L</text:p>
          </table:table-cell>
          <table:table-cell office:value-type="string">
            <text:p>d12a6aef4b165b0197adb82d0d544202897b95300ff1fff93c339cf866defb0d</text:p>
          </table:table-cell>
          <table:table-cell/>
          <table:table-cell table:number-columns-repeated="4" table:style-name="ce12"/>
          <table:table-cell table:style-name="ce19"/>
          <table:table-cell/>
          <table:table-cell table:formula="of:=IF([.F97]=1;CONCATENATE(&quot;+&quot;;[.D97];&quot;,&quot;);&quot;&quot;)">
            <text:p/>
          </table:table-cell>
          <table:table-cell table:formula="of:=IF([.G97]=2;CONCATENATE(&quot;+&quot;;[.D97];&quot;,&quot;);IF([.H97]=2;CONCATENATE(&quot;+&quot;;[.D97];&quot;,&quot;);&quot;&quot;))">
            <text:p/>
          </table:table-cell>
          <table:table-cell table:formula="of:=IF([.I97]=3;CONCATENATE(&quot;+&quot;;[.D97];&quot;,&quot;);IF([.J97]=3;CONCATENATE(&quot;+&quot;;[.D97];&quot;,&quot;);&quot;&quot;))">
            <text:p/>
          </table:table-cell>
          <table:table-cell table:style-name="Default" table:formula="of:=IF([.K97]=4;CONCATENATE(&quot;+&quot;;[.D97];&quot;,&quot;);&quot;&quot;)">
            <text:p/>
          </table:table-cell>
        </table:table-row>
        <table:table-row table:style-name="ro2">
          <table:table-cell table:style-name="ce7" office:value-type="float" office:value="97">
            <text:p>97</text:p>
          </table:table-cell>
          <table:table-cell table:style-name="ce5" office:value-type="string">
            <text:p>vi1son</text:p>
          </table:table-cell>
          <table:table-cell table:style-name="ce5" office:value-type="string">
            <text:p>16564709774155482395L</text:p>
          </table:table-cell>
          <table:table-cell office:value-type="string">
            <text:p>5386c93dbc76fce1e3a5ae5436ba98bb39e6a0929d038ee2118af54afd45614a</text:p>
          </table:table-cell>
          <table:table-cell/>
          <table:table-cell table:number-columns-repeated="3" table:style-name="ce12"/>
          <table:table-cell table:style-name="ce12" office:value-type="float" office:value="3">
            <text:p>3</text:p>
          </table:table-cell>
          <table:table-cell table:style-name="ce19"/>
          <table:table-cell/>
          <table:table-cell table:formula="of:=IF([.F98]=1;CONCATENATE(&quot;+&quot;;[.D98];&quot;,&quot;);&quot;&quot;)">
            <text:p/>
          </table:table-cell>
          <table:table-cell table:formula="of:=IF([.G98]=2;CONCATENATE(&quot;+&quot;;[.D98];&quot;,&quot;);IF([.H98]=2;CONCATENATE(&quot;+&quot;;[.D98];&quot;,&quot;);&quot;&quot;))">
            <text:p/>
          </table:table-cell>
          <table:table-cell table:formula="of:=IF([.I98]=3;CONCATENATE(&quot;+&quot;;[.D98];&quot;,&quot;);IF([.J98]=3;CONCATENATE(&quot;+&quot;;[.D98];&quot;,&quot;);&quot;&quot;))" office:value-type="string" office:string-value="+5386c93dbc76fce1e3a5ae5436ba98bb39e6a0929d038ee2118af54afd45614a,">
            <text:p>+5386c93dbc76fce1e3a5ae5436ba98bb39e6a0929d038ee2118af54afd45614a,</text:p>
          </table:table-cell>
          <table:table-cell table:style-name="Default" table:formula="of:=IF([.K98]=4;CONCATENATE(&quot;+&quot;;[.D98];&quot;,&quot;);&quot;&quot;)">
            <text:p/>
          </table:table-cell>
        </table:table-row>
        <table:table-row table:style-name="ro2">
          <table:table-cell table:style-name="ce7" office:value-type="float" office:value="98">
            <text:p>98</text:p>
          </table:table-cell>
          <table:table-cell table:style-name="ce5" office:value-type="string">
            <text:p>liberspirita</text:p>
          </table:table-cell>
          <table:table-cell table:style-name="ce5" office:value-type="string">
            <text:p>2004134067472288525L</text:p>
          </table:table-cell>
          <table:table-cell office:value-type="string">
            <text:p>de918e28b554600a81cbf119abf5414648b58a8efafbc3b0481df0242684dc1b</text:p>
          </table:table-cell>
          <table:table-cell/>
          <table:table-cell table:number-columns-repeated="4" table:style-name="ce12"/>
          <table:table-cell table:style-name="ce19"/>
          <table:table-cell office:value-type="float" office:value="4">
            <text:p>4</text:p>
          </table:table-cell>
          <table:table-cell table:formula="of:=IF([.F99]=1;CONCATENATE(&quot;+&quot;;[.D99];&quot;,&quot;);&quot;&quot;)">
            <text:p/>
          </table:table-cell>
          <table:table-cell table:formula="of:=IF([.G99]=2;CONCATENATE(&quot;+&quot;;[.D99];&quot;,&quot;);IF([.H99]=2;CONCATENATE(&quot;+&quot;;[.D99];&quot;,&quot;);&quot;&quot;))">
            <text:p/>
          </table:table-cell>
          <table:table-cell table:formula="of:=IF([.I99]=3;CONCATENATE(&quot;+&quot;;[.D99];&quot;,&quot;);IF([.J99]=3;CONCATENATE(&quot;+&quot;;[.D99];&quot;,&quot;);&quot;&quot;))">
            <text:p/>
          </table:table-cell>
          <table:table-cell table:style-name="Default" table:formula="of:=IF([.K99]=4;CONCATENATE(&quot;+&quot;;[.D99];&quot;,&quot;);&quot;&quot;)" office:value-type="string" office:string-value="+de918e28b554600a81cbf119abf5414648b58a8efafbc3b0481df0242684dc1b,">
            <text:p>+de918e28b554600a81cbf119abf5414648b58a8efafbc3b0481df0242684dc1b,</text:p>
          </table:table-cell>
        </table:table-row>
        <table:table-row table:style-name="ro2">
          <table:table-cell table:style-name="ce7" office:value-type="float" office:value="99">
            <text:p>99</text:p>
          </table:table-cell>
          <table:table-cell table:style-name="ce5" office:value-type="string">
            <text:p>vega</text:p>
          </table:table-cell>
          <table:table-cell table:style-name="ce5" office:value-type="string">
            <text:p>2695109181643074042L</text:p>
          </table:table-cell>
          <table:table-cell office:value-type="string">
            <text:p>47226b469031d48f215973a11876c3f03a6d74360b40a55192b2ba9e5a74ede5</text:p>
          </table:table-cell>
          <table:table-cell/>
          <table:table-cell table:number-columns-repeated="2" table:style-name="ce12"/>
          <table:table-cell table:style-name="ce12" office:value-type="float" office:value="2">
            <text:p>2</text:p>
          </table:table-cell>
          <table:table-cell table:style-name="ce12"/>
          <table:table-cell table:style-name="ce19"/>
          <table:table-cell/>
          <table:table-cell table:formula="of:=IF([.F100]=1;CONCATENATE(&quot;+&quot;;[.D100];&quot;,&quot;);&quot;&quot;)">
            <text:p/>
          </table:table-cell>
          <table:table-cell table:formula="of:=IF([.G100]=2;CONCATENATE(&quot;+&quot;;[.D100];&quot;,&quot;);IF([.H100]=2;CONCATENATE(&quot;+&quot;;[.D100];&quot;,&quot;);&quot;&quot;))" office:value-type="string" office:string-value="+47226b469031d48f215973a11876c3f03a6d74360b40a55192b2ba9e5a74ede5,">
            <text:p>+47226b469031d48f215973a11876c3f03a6d74360b40a55192b2ba9e5a74ede5,</text:p>
          </table:table-cell>
          <table:table-cell table:formula="of:=IF([.I100]=3;CONCATENATE(&quot;+&quot;;[.D100];&quot;,&quot;);IF([.J100]=3;CONCATENATE(&quot;+&quot;;[.D100];&quot;,&quot;);&quot;&quot;))">
            <text:p/>
          </table:table-cell>
          <table:table-cell table:style-name="Default" table:formula="of:=IF([.K100]=4;CONCATENATE(&quot;+&quot;;[.D100];&quot;,&quot;);&quot;&quot;)">
            <text:p/>
          </table:table-cell>
        </table:table-row>
        <table:table-row table:style-name="ro2">
          <table:table-cell table:style-name="ce7" office:value-type="float" office:value="100">
            <text:p>100</text:p>
          </table:table-cell>
          <table:table-cell table:style-name="ce5" office:value-type="string">
            <text:p>slasheks</text:p>
          </table:table-cell>
          <table:table-cell table:style-name="ce5" office:value-type="string">
            <text:p>17589464102226817833L</text:p>
          </table:table-cell>
          <table:table-cell office:value-type="string">
            <text:p>e41c426b0b79983f6f568f5fd0f0ee018aac76a48b10d06e6cde8c4c62e6f278</text:p>
          </table:table-cell>
          <table:table-cell/>
          <table:table-cell table:number-columns-repeated="3" table:style-name="ce12"/>
          <table:table-cell table:style-name="ce12" office:value-type="float" office:value="3">
            <text:p>3</text:p>
          </table:table-cell>
          <table:table-cell table:style-name="ce19"/>
          <table:table-cell/>
          <table:table-cell table:formula="of:=IF([.F101]=1;CONCATENATE(&quot;+&quot;;[.D101];&quot;,&quot;);&quot;&quot;)">
            <text:p/>
          </table:table-cell>
          <table:table-cell table:formula="of:=IF([.G101]=2;CONCATENATE(&quot;+&quot;;[.D101];&quot;,&quot;);IF([.H101]=2;CONCATENATE(&quot;+&quot;;[.D101];&quot;,&quot;);&quot;&quot;))">
            <text:p/>
          </table:table-cell>
          <table:table-cell table:formula="of:=IF([.I101]=3;CONCATENATE(&quot;+&quot;;[.D101];&quot;,&quot;);IF([.J101]=3;CONCATENATE(&quot;+&quot;;[.D101];&quot;,&quot;);&quot;&quot;))" office:value-type="string" office:string-value="+e41c426b0b79983f6f568f5fd0f0ee018aac76a48b10d06e6cde8c4c62e6f278,">
            <text:p>+e41c426b0b79983f6f568f5fd0f0ee018aac76a48b10d06e6cde8c4c62e6f278,</text:p>
          </table:table-cell>
          <table:table-cell table:style-name="Default" table:formula="of:=IF([.K101]=4;CONCATENATE(&quot;+&quot;;[.D101];&quot;,&quot;);&quot;&quot;)">
            <text:p/>
          </table:table-cell>
        </table:table-row>
        <table:table-row table:style-name="ro2">
          <table:table-cell table:style-name="ce7" office:value-type="float" office:value="101">
            <text:p>101</text:p>
          </table:table-cell>
          <table:table-cell table:style-name="ce5" office:value-type="string">
            <text:p>phoenix1969</text:p>
          </table:table-cell>
          <table:table-cell table:style-name="ce5" office:value-type="string">
            <text:p>8668463642800443353L</text:p>
          </table:table-cell>
          <table:table-cell office:value-type="string">
            <text:p>ab086300d5d1e366d56ff2b4919ee718d3d6b72a862bafec0f1d42c9812af30b</text:p>
          </table:table-cell>
          <table:table-cell/>
          <table:table-cell table:number-columns-repeated="4" table:style-name="ce12"/>
          <table:table-cell table:style-name="ce19"/>
          <table:table-cell/>
          <table:table-cell table:formula="of:=IF([.F102]=1;CONCATENATE(&quot;+&quot;;[.D102];&quot;,&quot;);&quot;&quot;)">
            <text:p/>
          </table:table-cell>
          <table:table-cell table:formula="of:=IF([.G102]=2;CONCATENATE(&quot;+&quot;;[.D102];&quot;,&quot;);IF([.H102]=2;CONCATENATE(&quot;+&quot;;[.D102];&quot;,&quot;);&quot;&quot;))">
            <text:p/>
          </table:table-cell>
          <table:table-cell table:formula="of:=IF([.I102]=3;CONCATENATE(&quot;+&quot;;[.D102];&quot;,&quot;);IF([.J102]=3;CONCATENATE(&quot;+&quot;;[.D102];&quot;,&quot;);&quot;&quot;))">
            <text:p/>
          </table:table-cell>
          <table:table-cell table:style-name="Default" table:formula="of:=IF([.K102]=4;CONCATENATE(&quot;+&quot;;[.D102];&quot;,&quot;);&quot;&quot;)">
            <text:p/>
          </table:table-cell>
        </table:table-row>
        <table:table-row table:style-name="ro2">
          <table:table-cell table:style-name="ce7" office:value-type="float" office:value="102">
            <text:p>102</text:p>
          </table:table-cell>
          <table:table-cell table:style-name="ce5" office:value-type="string">
            <text:p>lightcurve</text:p>
          </table:table-cell>
          <table:table-cell table:style-name="ce5" office:value-type="string">
            <text:p>13133549779353512613L</text:p>
          </table:table-cell>
          <table:table-cell office:value-type="string">
            <text:p>44ff24c4e82ff0ccc5a94f442a9c956a81ee37cd6561434be1af9d46f8f17ec4</text:p>
          </table:table-cell>
          <table:table-cell/>
          <table:table-cell table:number-columns-repeated="4" table:style-name="ce12"/>
          <table:table-cell table:style-name="ce19"/>
          <table:table-cell/>
          <table:table-cell table:formula="of:=IF([.F103]=1;CONCATENATE(&quot;+&quot;;[.D103];&quot;,&quot;);&quot;&quot;)">
            <text:p/>
          </table:table-cell>
          <table:table-cell table:formula="of:=IF([.G103]=2;CONCATENATE(&quot;+&quot;;[.D103];&quot;,&quot;);IF([.H103]=2;CONCATENATE(&quot;+&quot;;[.D103];&quot;,&quot;);&quot;&quot;))">
            <text:p/>
          </table:table-cell>
          <table:table-cell table:formula="of:=IF([.I103]=3;CONCATENATE(&quot;+&quot;;[.D103];&quot;,&quot;);IF([.J103]=3;CONCATENATE(&quot;+&quot;;[.D103];&quot;,&quot;);&quot;&quot;))">
            <text:p/>
          </table:table-cell>
          <table:table-cell table:style-name="Default" table:formula="of:=IF([.K103]=4;CONCATENATE(&quot;+&quot;;[.D103];&quot;,&quot;);&quot;&quot;)">
            <text:p/>
          </table:table-cell>
        </table:table-row>
        <table:table-row table:style-name="ro2">
          <table:table-cell table:style-name="ce7" office:value-type="float" office:value="103">
            <text:p>103</text:p>
          </table:table-cell>
          <table:table-cell table:style-name="ce5" office:value-type="string">
            <text:p>gdtpool</text:p>
          </table:table-cell>
          <table:table-cell table:style-name="ce5" office:value-type="string">
            <text:p>1251806989552612274L</text:p>
          </table:table-cell>
          <table:table-cell office:value-type="string">
            <text:p>380b952cd92f11257b71cce73f51df5e0a258e54f60bb82bccd2ba8b4dff2ec9</text:p>
          </table:table-cell>
          <table:table-cell/>
          <table:table-cell table:number-columns-repeated="3" table:style-name="ce12"/>
          <table:table-cell table:style-name="ce12" office:value-type="float" office:value="3">
            <text:p>3</text:p>
          </table:table-cell>
          <table:table-cell table:style-name="ce19"/>
          <table:table-cell/>
          <table:table-cell table:formula="of:=IF([.F104]=1;CONCATENATE(&quot;+&quot;;[.D104];&quot;,&quot;);&quot;&quot;)">
            <text:p/>
          </table:table-cell>
          <table:table-cell table:formula="of:=IF([.G104]=2;CONCATENATE(&quot;+&quot;;[.D104];&quot;,&quot;);IF([.H104]=2;CONCATENATE(&quot;+&quot;;[.D104];&quot;,&quot;);&quot;&quot;))">
            <text:p/>
          </table:table-cell>
          <table:table-cell table:formula="of:=IF([.I104]=3;CONCATENATE(&quot;+&quot;;[.D104];&quot;,&quot;);IF([.J104]=3;CONCATENATE(&quot;+&quot;;[.D104];&quot;,&quot;);&quot;&quot;))" office:value-type="string" office:string-value="+380b952cd92f11257b71cce73f51df5e0a258e54f60bb82bccd2ba8b4dff2ec9,">
            <text:p>+380b952cd92f11257b71cce73f51df5e0a258e54f60bb82bccd2ba8b4dff2ec9,</text:p>
          </table:table-cell>
          <table:table-cell table:style-name="Default" table:formula="of:=IF([.K104]=4;CONCATENATE(&quot;+&quot;;[.D104];&quot;,&quot;);&quot;&quot;)">
            <text:p/>
          </table:table-cell>
        </table:table-row>
        <table:table-row table:style-name="ro2">
          <table:table-cell table:style-name="ce7" office:value-type="float" office:value="104">
            <text:p>104</text:p>
          </table:table-cell>
          <table:table-cell table:style-name="ce5" office:value-type="string">
            <text:p>atreides</text:p>
          </table:table-cell>
          <table:table-cell table:style-name="ce5" office:value-type="string">
            <text:p>305922413481072012L</text:p>
          </table:table-cell>
          <table:table-cell office:value-type="string">
            <text:p>b7633636a88ba1ce8acd98aa58b4a9618650c8ab860c167be6f8d78404265bae</text:p>
          </table:table-cell>
          <table:table-cell/>
          <table:table-cell table:number-columns-repeated="4" table:style-name="ce12"/>
          <table:table-cell table:style-name="ce19"/>
          <table:table-cell/>
          <table:table-cell table:formula="of:=IF([.F105]=1;CONCATENATE(&quot;+&quot;;[.D105];&quot;,&quot;);&quot;&quot;)">
            <text:p/>
          </table:table-cell>
          <table:table-cell table:formula="of:=IF([.G105]=2;CONCATENATE(&quot;+&quot;;[.D105];&quot;,&quot;);IF([.H105]=2;CONCATENATE(&quot;+&quot;;[.D105];&quot;,&quot;);&quot;&quot;))">
            <text:p/>
          </table:table-cell>
          <table:table-cell table:formula="of:=IF([.I105]=3;CONCATENATE(&quot;+&quot;;[.D105];&quot;,&quot;);IF([.J105]=3;CONCATENATE(&quot;+&quot;;[.D105];&quot;,&quot;);&quot;&quot;))">
            <text:p/>
          </table:table-cell>
          <table:table-cell table:style-name="Default" table:formula="of:=IF([.K105]=4;CONCATENATE(&quot;+&quot;;[.D105];&quot;,&quot;);&quot;&quot;)">
            <text:p/>
          </table:table-cell>
        </table:table-row>
        <table:table-row table:style-name="ro2">
          <table:table-cell table:style-name="ce7" office:value-type="float" office:value="105">
            <text:p>105</text:p>
          </table:table-cell>
          <table:table-cell table:style-name="ce5" office:value-type="string">
            <text:p>stoner19</text:p>
          </table:table-cell>
          <table:table-cell table:style-name="ce5" office:value-type="string">
            <text:p>11597351929102125156L</text:p>
          </table:table-cell>
          <table:table-cell office:value-type="string">
            <text:p>be80ec195679920bc73583e6ec77248d3963512244eb2bbc6ebb31b147138a5f</text:p>
          </table:table-cell>
          <table:table-cell/>
          <table:table-cell table:number-columns-repeated="3" table:style-name="ce12"/>
          <table:table-cell table:style-name="ce12" office:value-type="float" office:value="3">
            <text:p>3</text:p>
          </table:table-cell>
          <table:table-cell table:style-name="ce19"/>
          <table:table-cell/>
          <table:table-cell table:formula="of:=IF([.F106]=1;CONCATENATE(&quot;+&quot;;[.D106];&quot;,&quot;);&quot;&quot;)">
            <text:p/>
          </table:table-cell>
          <table:table-cell table:formula="of:=IF([.G106]=2;CONCATENATE(&quot;+&quot;;[.D106];&quot;,&quot;);IF([.H106]=2;CONCATENATE(&quot;+&quot;;[.D106];&quot;,&quot;);&quot;&quot;))">
            <text:p/>
          </table:table-cell>
          <table:table-cell table:formula="of:=IF([.I106]=3;CONCATENATE(&quot;+&quot;;[.D106];&quot;,&quot;);IF([.J106]=3;CONCATENATE(&quot;+&quot;;[.D106];&quot;,&quot;);&quot;&quot;))" office:value-type="string" office:string-value="+be80ec195679920bc73583e6ec77248d3963512244eb2bbc6ebb31b147138a5f,">
            <text:p>+be80ec195679920bc73583e6ec77248d3963512244eb2bbc6ebb31b147138a5f,</text:p>
          </table:table-cell>
          <table:table-cell table:style-name="Default" table:formula="of:=IF([.K106]=4;CONCATENATE(&quot;+&quot;;[.D106];&quot;,&quot;);&quot;&quot;)">
            <text:p/>
          </table:table-cell>
        </table:table-row>
        <table:table-row table:style-name="ro2">
          <table:table-cell table:style-name="ce7" office:value-type="float" office:value="106">
            <text:p>106</text:p>
          </table:table-cell>
          <table:table-cell table:style-name="ce5" office:value-type="string">
            <text:p>digitron</text:p>
          </table:table-cell>
          <table:table-cell table:style-name="ce5" office:value-type="string">
            <text:p>486065688988044358L</text:p>
          </table:table-cell>
          <table:table-cell office:value-type="string">
            <text:p>5d205eb6ee303ffaa783bcbba3c2f31239686a63af68c3fcbbdf2401727759f2</text:p>
          </table:table-cell>
          <table:table-cell/>
          <table:table-cell table:number-columns-repeated="3" table:style-name="ce12"/>
          <table:table-cell table:style-name="ce12" office:value-type="float" office:value="3">
            <text:p>3</text:p>
          </table:table-cell>
          <table:table-cell table:style-name="ce19"/>
          <table:table-cell/>
          <table:table-cell table:formula="of:=IF([.F107]=1;CONCATENATE(&quot;+&quot;;[.D107];&quot;,&quot;);&quot;&quot;)">
            <text:p/>
          </table:table-cell>
          <table:table-cell table:formula="of:=IF([.G107]=2;CONCATENATE(&quot;+&quot;;[.D107];&quot;,&quot;);IF([.H107]=2;CONCATENATE(&quot;+&quot;;[.D107];&quot;,&quot;);&quot;&quot;))">
            <text:p/>
          </table:table-cell>
          <table:table-cell table:formula="of:=IF([.I107]=3;CONCATENATE(&quot;+&quot;;[.D107];&quot;,&quot;);IF([.J107]=3;CONCATENATE(&quot;+&quot;;[.D107];&quot;,&quot;);&quot;&quot;))" office:value-type="string" office:string-value="+5d205eb6ee303ffaa783bcbba3c2f31239686a63af68c3fcbbdf2401727759f2,">
            <text:p>+5d205eb6ee303ffaa783bcbba3c2f31239686a63af68c3fcbbdf2401727759f2,</text:p>
          </table:table-cell>
          <table:table-cell table:style-name="Default" table:formula="of:=IF([.K107]=4;CONCATENATE(&quot;+&quot;;[.D107];&quot;,&quot;);&quot;&quot;)">
            <text:p/>
          </table:table-cell>
        </table:table-row>
        <table:table-row table:style-name="ro2">
          <table:table-cell table:style-name="ce7" office:value-type="float" office:value="107">
            <text:p>107</text:p>
          </table:table-cell>
          <table:table-cell table:style-name="ce5" office:value-type="string">
            <text:p>densmirnov</text:p>
          </table:table-cell>
          <table:table-cell table:style-name="ce5" office:value-type="string">
            <text:p>10061645427951005252L</text:p>
          </table:table-cell>
          <table:table-cell office:value-type="string">
            <text:p>7ac9d4b708fb19eaa200eb883be56601ddceed96290a3a033114750b7fda9d0b</text:p>
          </table:table-cell>
          <table:table-cell/>
          <table:table-cell table:number-columns-repeated="4" table:style-name="ce12"/>
          <table:table-cell table:style-name="ce19"/>
          <table:table-cell/>
          <table:table-cell table:formula="of:=IF([.F108]=1;CONCATENATE(&quot;+&quot;;[.D108];&quot;,&quot;);&quot;&quot;)">
            <text:p/>
          </table:table-cell>
          <table:table-cell table:formula="of:=IF([.G108]=2;CONCATENATE(&quot;+&quot;;[.D108];&quot;,&quot;);IF([.H108]=2;CONCATENATE(&quot;+&quot;;[.D108];&quot;,&quot;);&quot;&quot;))">
            <text:p/>
          </table:table-cell>
          <table:table-cell table:formula="of:=IF([.I108]=3;CONCATENATE(&quot;+&quot;;[.D108];&quot;,&quot;);IF([.J108]=3;CONCATENATE(&quot;+&quot;;[.D108];&quot;,&quot;);&quot;&quot;))">
            <text:p/>
          </table:table-cell>
          <table:table-cell table:style-name="Default" table:formula="of:=IF([.K108]=4;CONCATENATE(&quot;+&quot;;[.D108];&quot;,&quot;);&quot;&quot;)">
            <text:p/>
          </table:table-cell>
        </table:table-row>
        <table:table-row table:style-name="ro2">
          <table:table-cell table:style-name="ce7" office:value-type="float" office:value="108">
            <text:p>108</text:p>
          </table:table-cell>
          <table:table-cell table:style-name="ce5" office:value-type="string">
            <text:p>polycrypto</text:p>
          </table:table-cell>
          <table:table-cell table:style-name="ce5" office:value-type="string">
            <text:p>7235403133900409121L</text:p>
          </table:table-cell>
          <table:table-cell office:value-type="string">
            <text:p>feac3a6303ac41ebb9561d52fe2f3b4271fe846d2d2ffae722f18b6f04fc4ce9</text:p>
          </table:table-cell>
          <table:table-cell/>
          <table:table-cell table:number-columns-repeated="4" table:style-name="ce12"/>
          <table:table-cell table:style-name="ce19"/>
          <table:table-cell/>
          <table:table-cell table:formula="of:=IF([.F109]=1;CONCATENATE(&quot;+&quot;;[.D109];&quot;,&quot;);&quot;&quot;)">
            <text:p/>
          </table:table-cell>
          <table:table-cell table:formula="of:=IF([.G109]=2;CONCATENATE(&quot;+&quot;;[.D109];&quot;,&quot;);IF([.H109]=2;CONCATENATE(&quot;+&quot;;[.D109];&quot;,&quot;);&quot;&quot;))">
            <text:p/>
          </table:table-cell>
          <table:table-cell table:formula="of:=IF([.I109]=3;CONCATENATE(&quot;+&quot;;[.D109];&quot;,&quot;);IF([.J109]=3;CONCATENATE(&quot;+&quot;;[.D109];&quot;,&quot;);&quot;&quot;))">
            <text:p/>
          </table:table-cell>
          <table:table-cell table:style-name="Default" table:formula="of:=IF([.K109]=4;CONCATENATE(&quot;+&quot;;[.D109];&quot;,&quot;);&quot;&quot;)">
            <text:p/>
          </table:table-cell>
        </table:table-row>
        <table:table-row table:style-name="ro2">
          <table:table-cell table:style-name="ce7" office:value-type="float" office:value="109">
            <text:p>109</text:p>
          </table:table-cell>
          <table:table-cell table:style-name="ce5" office:value-type="string">
            <text:p>isabella</text:p>
          </table:table-cell>
          <table:table-cell table:style-name="ce5" office:value-type="string">
            <text:p>12668885769632475474L</text:p>
          </table:table-cell>
          <table:table-cell office:value-type="string">
            <text:p>968ba2fa993ea9dc27ed740da0daf49eddd740dbd7cb1cb4fc5db3a20baf341b</text:p>
          </table:table-cell>
          <table:table-cell/>
          <table:table-cell table:number-columns-repeated="4" table:style-name="ce12"/>
          <table:table-cell table:style-name="ce19"/>
          <table:table-cell office:value-type="float" office:value="4">
            <text:p>4</text:p>
          </table:table-cell>
          <table:table-cell table:formula="of:=IF([.F110]=1;CONCATENATE(&quot;+&quot;;[.D110];&quot;,&quot;);&quot;&quot;)">
            <text:p/>
          </table:table-cell>
          <table:table-cell table:formula="of:=IF([.G110]=2;CONCATENATE(&quot;+&quot;;[.D110];&quot;,&quot;);IF([.H110]=2;CONCATENATE(&quot;+&quot;;[.D110];&quot;,&quot;);&quot;&quot;))">
            <text:p/>
          </table:table-cell>
          <table:table-cell table:formula="of:=IF([.I110]=3;CONCATENATE(&quot;+&quot;;[.D110];&quot;,&quot;);IF([.J110]=3;CONCATENATE(&quot;+&quot;;[.D110];&quot;,&quot;);&quot;&quot;))">
            <text:p/>
          </table:table-cell>
          <table:table-cell table:style-name="Default" table:formula="of:=IF([.K110]=4;CONCATENATE(&quot;+&quot;;[.D110];&quot;,&quot;);&quot;&quot;)" office:value-type="string" office:string-value="+968ba2fa993ea9dc27ed740da0daf49eddd740dbd7cb1cb4fc5db3a20baf341b,">
            <text:p>+968ba2fa993ea9dc27ed740da0daf49eddd740dbd7cb1cb4fc5db3a20baf341b,</text:p>
          </table:table-cell>
        </table:table-row>
        <table:table-row table:style-name="ro2">
          <table:table-cell table:style-name="ce7" office:value-type="float" office:value="110">
            <text:p>110</text:p>
          </table:table-cell>
          <table:table-cell table:style-name="ce5" office:value-type="string">
            <text:p>bangomatic</text:p>
          </table:table-cell>
          <table:table-cell table:style-name="ce5" office:value-type="string">
            <text:p>15360265865206254368L</text:p>
          </table:table-cell>
          <table:table-cell office:value-type="string">
            <text:p>f54ce2a222ab3513c49e586464d89a2a7d9959ecce60729289ec0bb6106bd4ce</text:p>
          </table:table-cell>
          <table:table-cell/>
          <table:table-cell table:number-columns-repeated="4" table:style-name="ce12"/>
          <table:table-cell table:style-name="ce19"/>
          <table:table-cell/>
          <table:table-cell table:formula="of:=IF([.F111]=1;CONCATENATE(&quot;+&quot;;[.D111];&quot;,&quot;);&quot;&quot;)">
            <text:p/>
          </table:table-cell>
          <table:table-cell table:formula="of:=IF([.G111]=2;CONCATENATE(&quot;+&quot;;[.D111];&quot;,&quot;);IF([.H111]=2;CONCATENATE(&quot;+&quot;;[.D111];&quot;,&quot;);&quot;&quot;))">
            <text:p/>
          </table:table-cell>
          <table:table-cell table:formula="of:=IF([.I111]=3;CONCATENATE(&quot;+&quot;;[.D111];&quot;,&quot;);IF([.J111]=3;CONCATENATE(&quot;+&quot;;[.D111];&quot;,&quot;);&quot;&quot;))">
            <text:p/>
          </table:table-cell>
          <table:table-cell table:style-name="Default" table:formula="of:=IF([.K111]=4;CONCATENATE(&quot;+&quot;;[.D111];&quot;,&quot;);&quot;&quot;)">
            <text:p/>
          </table:table-cell>
        </table:table-row>
        <table:table-row table:style-name="ro2">
          <table:table-cell office:value-type="float" office:value="111">
            <text:p>111</text:p>
          </table:table-cell>
          <table:table-cell table:style-name="ce5" office:value-type="string">
            <text:p>vekexasia </text:p>
          </table:table-cell>
          <table:table-cell table:style-name="ce9" office:value-type="string">
            <text:p>9102643396261850794L</text:p>
          </table:table-cell>
          <table:table-cell office:value-type="string">
            <text:p>2fc8f8048d2573529b7f37037a49724202a28a0fbee8741702bb4d96c09fcbbf</text:p>
          </table:table-cell>
          <table:table-cell/>
          <table:table-cell table:number-columns-repeated="3" table:style-name="ce12"/>
          <table:table-cell table:style-name="ce12" office:value-type="float" office:value="3">
            <text:p>3</text:p>
          </table:table-cell>
          <table:table-cell table:style-name="ce19"/>
          <table:table-cell/>
          <table:table-cell table:formula="of:=IF([.F112]=1;CONCATENATE(&quot;+&quot;;[.D112];&quot;,&quot;);&quot;&quot;)">
            <text:p/>
          </table:table-cell>
          <table:table-cell table:formula="of:=IF([.G112]=2;CONCATENATE(&quot;+&quot;;[.D112];&quot;,&quot;);IF([.H112]=2;CONCATENATE(&quot;+&quot;;[.D112];&quot;,&quot;);&quot;&quot;))">
            <text:p/>
          </table:table-cell>
          <table:table-cell table:formula="of:=IF([.I112]=3;CONCATENATE(&quot;+&quot;;[.D112];&quot;,&quot;);IF([.J112]=3;CONCATENATE(&quot;+&quot;;[.D112];&quot;,&quot;);&quot;&quot;))" office:value-type="string" office:string-value="+2fc8f8048d2573529b7f37037a49724202a28a0fbee8741702bb4d96c09fcbbf,">
            <text:p>+2fc8f8048d2573529b7f37037a49724202a28a0fbee8741702bb4d96c09fcbbf,</text:p>
          </table:table-cell>
          <table:table-cell table:style-name="Default" table:formula="of:=IF([.K112]=4;CONCATENATE(&quot;+&quot;;[.D112];&quot;,&quot;);&quot;&quot;)">
            <text:p/>
          </table:table-cell>
        </table:table-row>
        <table:table-row table:style-name="ro2">
          <table:table-cell/>
          <table:table-cell table:style-name="ce5"/>
          <table:table-cell table:style-name="ce9"/>
          <table:table-cell/>
          <table:table-cell/>
          <table:table-cell table:style-name="ce12" table:number-columns-repeated="4"/>
          <table:table-cell table:style-name="ce19"/>
          <table:table-cell/>
          <table:table-cell table:number-columns-repeated="3"/>
          <table:table-cell table:style-name="Default" table:formula="of:=IF([.K113]=4;CONCATENATE(&quot;+&quot;;[.D113];&quot;,&quot;);&quot;&quot;)">
            <text:p/>
          </table:table-cell>
        </table:table-row>
        <table:table-row table:style-name="ro2">
          <table:table-cell/>
          <table:table-cell table:style-name="ce5"/>
          <table:table-cell table:style-name="ce9"/>
          <table:table-cell/>
          <table:table-cell/>
          <table:table-cell table:style-name="ce12" table:number-columns-repeated="4"/>
          <table:table-cell table:style-name="ce19"/>
          <table:table-cell/>
          <table:table-cell table:number-columns-repeated="3"/>
          <table:table-cell table:style-name="Default" table:formula="of:=IF([.K114]=4;CONCATENATE(&quot;+&quot;;[.D114];&quot;,&quot;);&quot;&quot;)">
            <text:p/>
          </table:table-cell>
        </table:table-row>
        <table:table-row table:style-name="ro2">
          <table:table-cell table:number-columns-repeated="5"/>
          <table:table-cell table:style-name="ce12" table:formula="of:=SUM([.F2:.F112])" office:value-type="float" office:value="33">
            <text:p>33</text:p>
          </table:table-cell>
          <table:table-cell table:style-name="ce14" table:formula="of:=SUM([.G2:.G112])/2" office:value-type="float" office:value="22">
            <text:p>22</text:p>
          </table:table-cell>
          <table:table-cell table:style-name="ce15" table:formula="of:=[.G115]+SUM([.H2:.H112])/2" office:value-type="float" office:value="33">
            <text:p>33</text:p>
          </table:table-cell>
          <table:table-cell table:style-name="ce16" table:formula="of:=SUM([.I2:.I112])/3" office:value-type="float" office:value="32">
            <text:p>32</text:p>
          </table:table-cell>
          <table:table-cell table:style-name="ce20" table:formula="of:=[.I115]+SUM([.J2:.J112])/3" office:value-type="float" office:value="33">
            <text:p>33</text:p>
          </table:table-cell>
          <table:table-cell table:style-name="ce12" table:formula="of:=SUM([.K2:.K112])/4" office:value-type="float" office:value="2">
            <text:p>2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  <table:table-cell table:style-name="ce12" table:number-columns-repeated="4"/>
          <table:table-cell table:style-name="ce19"/>
          <table:table-cell table:number-columns-repeated="5"/>
        </table:table-row>
        <table:table-row table:style-name="ro2">
          <table:table-cell table:number-columns-repeated="2"/>
          <table:table-cell table:style-name="ce3" office:value-type="string">
            <text:p>Helprow 1</text:p>
          </table:table-cell>
          <table:table-cell table:formula="of:=CONCATENATE([.L2];[.L3];[.L4];[.L5];[.L6];[.L7];[.L8];[.L9];[.L10];[.L11];[.L12];[.L13];[.L14];[.L15];[.L16];[.L17];[.L18];[.L19];[.L20];[.L21];[.L22];[.L23];[.L24];[.L25];[.L26];[.L27];[.L28];[.L29];[.L30];[.L31];[.L32];[.L33];[.L34];[.L35];[.L36];[.L37];[.L38];[.L39];[.L40];[.L41];[.L42];[.L43];[.L44];[.L45];[.L46];[.L47];[.L48];[.L49];[.L50];[.L51];[.L52];[.L53];[.L54];[.L55];[.L56];[.L57];[.L58];[.L59];[.L60];[.L61];[.L62];[.L63];[.L64];[.L65];[.L66];[.L67];[.L68];[.L69];[.L70];[.L71];[.L72];[.L73];[.L74];[.L75];[.L76];[.L77];[.L78];[.L79];[.L80];[.L81];[.L82];[.L83];[.L84];[.L85];[.L86];[.L87];[.L88];[.L89];[.L90];[.L91];[.L92];[.L93];[.L94];[.L95];[.L96];[.L97];[.L98];[.L99];[.L100];[.L101];[.L102];[.L103];[.L104];[.L105];[.L106];[.L107];[.L108];[.L109];[.L110];[.L111];[.L112])" office:value-type="string" office:string-value="+c4d96fbfe80102f01579945fe0c5fe2a1874a7ffeca6bacef39140f9358e3db6,+00de7d28ec3f55f42329667f08352d0d90faa3d2d4e62c883d86d1d7b083dd7c,+25e961fa459d202816776c8736560d493a94fdd7381971f63fb9b70479487598,+b3953cb16e2457b9be78ad8c8a2985435dedaed5f0dd63443bdfbccc92d09f2d,+93ec60444c28e8b8c0f1a613ed41f518b637280c454188e5500ea4e54e1a2f12,+adbe299504da4e6cf9d7eb481bdf72f23e6a0332df8049b4a018b99604e394da,+484beb54e2990e17c18119b6065d00c8a65954039ec2d40a9e4ac41862dc561e,+41bb70d08312d9c17ec89a4577d30da77d5b936594fc06ccb0646602bed6ad40,+eddeb37070a19e1277db5ec34ea12225e84ccece9e6b2bb1bb27c3ba3999dac7,+247bf1854471c1a97ccc363c63e876bb6b9a7f06038486048a17196a8a5493dc,+130649e3d8d34eb59197c00bcf6f199bc4ec06ba0968f1d473b010384569e7f0,+9172179a88f8cfeeb81518ad31da4397555273b8658eb3ea2d1eca7965d8e615,+76ceefed8f29dd48664b07d207f4bf202122f2ffed6dcefa802d7fe348203b88,+186ffbe710bc27690934ef6cd64aeda2afdd634cbbaf6d23310ca7a31ab96e60,+2493d52fc34ecaaa4a7d0d76e6de9bda24f1b5e11e3363c30a13d59e9c345f82,+e5c785871ac07632b42bc3862e7035330ff44fb0314e2253d1d7c0a35f3866f9,+e36f75a27598512c2f4ad06fffeeffa37d3aad81c3a4edb77d871ec0ee933471,+a40c3e1549a9bbea71606ef05b793629923bdb151390145e3730dfe2b28b9217,+0a13f5d075186bc99b9ec5b7bd3fbaeee0ab68a9314ac8d12a1f562e82d5e1c5,+f147c1cba67acad603309d5004f25d9ab41ae073b318f4c6f972f96106c9b527,+1305f8955a240a464393f52867d17ba271454fa2a6f2249fb5901b86e7c7334e,+e7ac617b33d0f019d9d030c2e34870767d8994680e7b10ebdaf2af0e59332524,+b70f1d97cd254e93e2dd7b24567b3dbe06a60b5cbabe3443463c61cb87879b47,+7e838ec9b59a50d2c3333f079b0489871f12c1726eff483c3a88a287dbe36713,+a81d59b68ba8942d60c74d10bc6488adec2ae1fa9b564a22447289076fe7b1e4,+c119a622b3ea85727b236574c43e83350252973ae765bb2061623a13c4f3d431,+a2c3a994fdf110802d5856ff18f306e7a3731452ed7a0fed8aac48e58fd729aa,+31e1174043091ab0feb8d1e2ada4041a0ff54d0ced1e809890940bd706ffc201,+76c321881c08b0c2f538abf753044603ab3081f5441fe069c125a6e2803015da,+aad413159fe85e4f4d1941166ddcc97850f5964ee2ef8bda95519d019af8d488,+db4b4db208667f9266e8a4d7fad9d8b2e711891175a21ee5f5f2cd088d1d8083,+b851863cf6b4769df5cecca718463173485bb9fe21e20f7cfb0802f5ab5973c2,+942972349c8f2afe93ad874b3f19de05de7e34c120b23803438c7eeb8e6113b7,">
            <text:p>+c4d96fbfe80102f01579945fe0c5fe2a1874a7ffeca6bacef39140f9358e3db6,+00de7d28ec3f55f42329667f08352d0d90faa3d2d4e62c883d86d1d7b083dd7c,+25e961fa459d202816776c8736560d493a94fdd7381971f63fb9b70479487598,+b3953cb16e2457b9be78ad8c8a2985435dedaed5f0dd63443bdfbccc92d09f2d,+93ec60444c28e8b8c0f1a613ed41f518b637280c454188e5500ea4e54e1a2f12,+adbe299504da4e6cf9d7eb481bdf72f23e6a0332df8049b4a018b99604e394da,+484beb54e2990e17c18119b6065d00c8a65954039ec2d40a9e4ac41862dc561e,+41bb70d08312d9c17ec89a4577d30da77d5b936594fc06ccb0646602bed6ad40,+eddeb37070a19e1277db5ec34ea12225e84ccece9e6b2bb1bb27c3ba3999dac7,+247bf1854471c1a97ccc363c63e876bb6b9a7f06038486048a17196a8a5493dc,+130649e3d8d34eb59197c00bcf6f199bc4ec06ba0968f1d473b010384569e7f0,+9172179a88f8cfeeb81518ad31da4397555273b8658eb3ea2d1eca7965d8e615,+76ceefed8f29dd48664b07d207f4bf202122f2ffed6dcefa802d7fe348203b88,+186ffbe710bc27690934ef6cd64aeda2afdd634cbbaf6d23310ca7a31ab96e60,+2493d52fc34ecaaa4a7d0d76e6de9bda24f1b5e11e3363c30a13d59e9c345f82,+e5c785871ac07632b42bc3862e7035330ff44fb0314e2253d1d7c0a35f3866f9,+e36f75a27598512c2f4ad06fffeeffa37d3aad81c3a4edb77d871ec0ee933471,+a40c3e1549a9bbea71606ef05b793629923bdb151390145e3730dfe2b28b9217,+0a13f5d075186bc99b9ec5b7bd3fbaeee0ab68a9314ac8d12a1f562e82d5e1c5,+f147c1cba67acad603309d5004f25d9ab41ae073b318f4c6f972f96106c9b527,+1305f8955a240a464393f52867d17ba271454fa2a6f2249fb5901b86e7c7334e,+e7ac617b33d0f019d9d030c2e34870767d8994680e7b10ebdaf2af0e59332524,+b70f1d97cd254e93e2dd7b24567b3dbe06a60b5cbabe3443463c61cb87879b47,+7e838ec9b59a50d2c3333f079b0489871f12c1726eff483c3a88a287dbe36713,+a81d59b68ba8942d60c74d10bc6488adec2ae1fa9b564a22447289076fe7b1e4,+c119a622b3ea85727b236574c43e83350252973ae765bb2061623a13c4f3d431,+a2c3a994fdf110802d5856ff18f306e7a3731452ed7a0fed8aac48e58fd729aa,+31e1174043091ab0feb8d1e2ada4041a0ff54d0ced1e809890940bd706ffc201,+76c321881c08b0c2f538abf753044603ab3081f5441fe069c125a6e2803015da,+aad413159fe85e4f4d1941166ddcc97850f5964ee2ef8bda95519d019af8d488,+db4b4db208667f9266e8a4d7fad9d8b2e711891175a21ee5f5f2cd088d1d8083,+b851863cf6b4769df5cecca718463173485bb9fe21e20f7cfb0802f5ab5973c2,+942972349c8f2afe93ad874b3f19de05de7e34c120b23803438c7eeb8e6113b7,</text:p>
          </table:table-cell>
          <table:table-cell/>
          <table:table-cell table:style-name="ce12" table:number-columns-repeated="4"/>
          <table:table-cell table:style-name="ce19"/>
          <table:table-cell table:number-columns-repeated="5"/>
        </table:table-row>
        <table:table-row table:style-name="ro2">
          <table:table-cell table:number-columns-repeated="2"/>
          <table:table-cell table:style-name="ce3" office:value-type="string">
            <text:p>Helprow 2</text:p>
          </table:table-cell>
          <table:table-cell table:style-name="ce10" table:formula="of:=CONCATENATE([.M2];[.M3];[.M4];[.M5];[.M6];[.M7];[.M8];[.M9];[.M10];[.M11];[.M12];[.M13];[.M14];[.M15];[.M16];[.M17];[.M18];[.M19];[.M20];[.M21];[.M22];[.M23];[.M24];[.M25];[.M26];[.M27];[.M28];[.M29];[.M30];[.M31];[.M32];[.M33];[.M34];[.M35];[.M36];[.M37];[.M38];[.M39];[.M40];[.M41];[.M42];[.M43];[.M44];[.M45];[.M46];[.M47];[.M48];[.M49];[.M50];[.M51];[.M52];[.M53];[.M54];[.M55];[.M56];[.M57];[.M58];[.M59];[.M60];[.M61];[.M62];[.M63];[.M64];[.M65];[.M66];[.M67];[.M68];[.M69];[.M70];[.M71];[.M72];[.M73];[.M74];[.M75];[.M76];[.M77];[.M78];[.M79];[.M80];[.M81];[.M82];[.M83];[.M84];[.M85];[.M86];[.M87];[.M88];[.M89];[.M90];[.M91];[.M92];[.M93];[.M94];[.M95];[.M96];[.M97];[.M98];[.M99];[.M100];[.M101];[.M102];[.M103];[.M104];[.M105];[.M106];[.M107];[.M108];[.M109];[.M110];[.M111];[.M112])" office:value-type="string" office:string-value="+b002f58531c074c7190714523eec08c48db8c7cfc0c943097db1a2e82ed87f84,+ec111c8ad482445cfe83d811a7edd1f1d2765079c99d7d958cca1354740b7614,+1a99630b0ca1642b232888a3119e68b000b6194eced51e7fe3231bbe476f7c10,+253e674789632f72c98d47a650f1ca5ece0dbb82f591080471129d57ed88fb8a,+32f20bee855238630b0f791560c02cf93014977b4b25c19ef93cd92220390276,+abe994f962c34d7997506a657beee403f6b807eb2b2605dc6c3b93bb67b839eb,+6cb825715058d2e821aa4af75fbd0da52181910d9fda90fabe73cd533eeb6acb,+409109203ac6b4bd43861446ee23ac8679d2431c15b64fb0cc0ccfab9aaab5e8,+33e8874f91f2b1295a2218e8d9f83761827a8d326fbc23e26b52a527714e75f0,+0fec636f5866c66f63a0d3db9b00e3cd5ba1b3a0324712c7935ae845dbfcf58a,+45ab8f54edff6b802335dc3ea5cd5bc5324e4031c0598a2cdcae79402e4941f8,+3c280be0a09b57a5161ef78b2c9d23ddd431841078e411a91246c3ec700aa5ff,+d9299750eeb71720dda470bccb8fafa57cf13f4939749615642c75a191481dea,+72f0cd8486d8627b5bd4f10c2e592a4512ac58e572edb3e37c0448b3ac7dd405,+8966b54a95b327651e3103d8adb69579ff50bf22a004a65731a41f7caca2859f,+9c99976107b5d98e5669452392d912edf33c968e5832b52f2eedcd044b5cc2f2,+c58078a7d12d81190ef0c5deb7611f97fc923d064647b66b9b25512029a13daf,+b690204a2a4a39431b8aaa4bb9af4e53aead93d2d46c5042edada9f5d43d6cd3,+88260051bbe6634431f8a2f3ac66680d1ee9ef1087222e6823d9b4d81170edc7,+e44b43666fc2a9982c6cd9cb617e4685d7b7cf9fc05e16935f41c7052bb3e15f,+b68f666f1ede5615bf382958a815988a42aea8e4e03fbf0470a57bceac7714db,+0c0c8f58e7feeaa687d7dc9a5146ea14afe1bc647f518990b197b9f55728effa,+465085ba003a03d1fed0cfd35b7f3c07927c9db41d32194d273f8fe2fa238faa,+619a3113c6cb1d3db7ef9731e6e06b618296815b3cfe7ca8d23f3767198b00ea,+04bb8d1f6a76614913622ddaf3fb08ba778bb43e6475f298c13f111a82bb813f,+77c59f444c8a49bcd354759cc912166fe6eaa603a5f9d4a9525405b30a52ac10,+fd039dd8caa03d58c0ecbaa09069403e7faff864dccd5933da50a41973292fa1,+e4dcebb44e6ebfd2a08617d51ab877535b46dbfb08196ccb5b43a11d60108f68,+f495866ce86de18d8d4e746fca6a3a130608e5882875b88908b6551104f28e6a,+f8fa9e01047c19102133d2af06aab6cc377d5665bede412f04f81bcdc368d00e,+eaa5ccb65e635e9ad3ebd98c2b7402b3a7c048fcd300c2d8aed8864f621ee6b2,+33a2abcd627a4cf13c34bd1281519b5d2f8513de434958943576556fae62af80,+47226b469031d48f215973a11876c3f03a6d74360b40a55192b2ba9e5a74ede5,">
            <text:p>+b002f58531c074c7190714523eec08c48db8c7cfc0c943097db1a2e82ed87f84,+ec111c8ad482445cfe83d811a7edd1f1d2765079c99d7d958cca1354740b7614,+1a99630b0ca1642b232888a3119e68b000b6194eced51e7fe3231bbe476f7c10,+253e674789632f72c98d47a650f1ca5ece0dbb82f591080471129d57ed88fb8a,+32f20bee855238630b0f791560c02cf93014977b4b25c19ef93cd92220390276,+abe994f962c34d7997506a657beee403f6b807eb2b2605dc6c3b93bb67b839eb,+6cb825715058d2e821aa4af75fbd0da52181910d9fda90fabe73cd533eeb6acb,+409109203ac6b4bd43861446ee23ac8679d2431c15b64fb0cc0ccfab9aaab5e8,+33e8874f91f2b1295a2218e8d9f83761827a8d326fbc23e26b52a527714e75f0,+0fec636f5866c66f63a0d3db9b00e3cd5ba1b3a0324712c7935ae845dbfcf58a,+45ab8f54edff6b802335dc3ea5cd5bc5324e4031c0598a2cdcae79402e4941f8,+3c280be0a09b57a5161ef78b2c9d23ddd431841078e411a91246c3ec700aa5ff,+d9299750eeb71720dda470bccb8fafa57cf13f4939749615642c75a191481dea,+72f0cd8486d8627b5bd4f10c2e592a4512ac58e572edb3e37c0448b3ac7dd405,+8966b54a95b327651e3103d8adb69579ff50bf22a004a65731a41f7caca2859f,+9c99976107b5d98e5669452392d912edf33c968e5832b52f2eedcd044b5cc2f2,+c58078a7d12d81190ef0c5deb7611f97fc923d064647b66b9b25512029a13daf,+b690204a2a4a39431b8aaa4bb9af4e53aead93d2d46c5042edada9f5d43d6cd3,+88260051bbe6634431f8a2f3ac66680d1ee9ef1087222e6823d9b4d81170edc7,+e44b43666fc2a9982c6cd9cb617e4685d7b7cf9fc05e16935f41c7052bb3e15f,+b68f666f1ede5615bf382958a815988a42aea8e4e03fbf0470a57bceac7714db,+0c0c8f58e7feeaa687d7dc9a5146ea14afe1bc647f518990b197b9f55728effa,+465085ba003a03d1fed0cfd35b7f3c07927c9db41d32194d273f8fe2fa238faa,+619a3113c6cb1d3db7ef9731e6e06b618296815b3cfe7ca8d23f3767198b00ea,+04bb8d1f6a76614913622ddaf3fb08ba778bb43e6475f298c13f111a82bb813f,+77c59f444c8a49bcd354759cc912166fe6eaa603a5f9d4a9525405b30a52ac10,+fd039dd8caa03d58c0ecbaa09069403e7faff864dccd5933da50a41973292fa1,+e4dcebb44e6ebfd2a08617d51ab877535b46dbfb08196ccb5b43a11d60108f68,+f495866ce86de18d8d4e746fca6a3a130608e5882875b88908b6551104f28e6a,+f8fa9e01047c19102133d2af06aab6cc377d5665bede412f04f81bcdc368d00e,+eaa5ccb65e635e9ad3ebd98c2b7402b3a7c048fcd300c2d8aed8864f621ee6b2,+33a2abcd627a4cf13c34bd1281519b5d2f8513de434958943576556fae62af80,+47226b469031d48f215973a11876c3f03a6d74360b40a55192b2ba9e5a74ede5,</text:p>
          </table:table-cell>
          <table:table-cell/>
          <table:table-cell table:style-name="ce12" table:number-columns-repeated="4"/>
          <table:table-cell table:style-name="ce19"/>
          <table:table-cell table:number-columns-repeated="5"/>
        </table:table-row>
        <table:table-row table:style-name="ro2">
          <table:table-cell table:number-columns-repeated="2"/>
          <table:table-cell table:style-name="ce3" office:value-type="string">
            <text:p>Helprow 3</text:p>
          </table:table-cell>
          <table:table-cell table:style-name="ce10" table:formula="of:=CONCATENATE([.N2];[.N3];[.N4];[.N5];[.N6];[.N7];[.N8];[.N9];[.N10];[.N11];[.N12];[.N13];[.N14];[.N15];[.N16];[.N17];[.N18];[.N19];[.N20];[.N21];[.N22];[.N23];[.N24];[.N25];[.N26];[.N27];[.N28];[.N29];[.N30];[.N31];[.N32];[.N33];[.N34];[.N35];[.N36];[.N37];[.N38];[.N39];[.N40];[.N41];[.N42];[.N43];[.N44];[.N45];[.N46];[.N47];[.N48];[.N49];[.N50];[.N51];[.N52];[.N53];[.N54];[.N55];[.N56];[.N57];[.N58];[.N59];[.N60];[.N61];[.N62];[.N63];[.N64];[.N65];[.N66];[.N67];[.N68];[.N69];[.N70];[.N71];[.N72];[.N73];[.N74];[.N75];[.N76];[.N77];[.N78];[.N79];[.N80];[.N81];[.N82];[.N83];[.N84];[.N85];[.N86];[.N87];[.N88];[.N89];[.N90];[.N91];[.N92];[.N93];[.N94];[.N95];[.N96];[.N97];[.N98];[.N99];[.N100];[.N101];[.N102];[.N103];[.N104];[.N105];[.N106];[.N107];[.N108];[.N109];[.N110];[.N111];[.N112])" office:value-type="string" office:string-value="+326bff18531703385d4037e5585b001e732c4a68afb8f82efe2b46c27dcf05aa,+9771b09041466268948626830cbfea5a043527f39174d70e11a80011f386bb57,+393f73238941510379d930e674e21ca4c00ba30c0877cd3728b5bd5874588671,+b6de69ebd1ba0bfe2d37ea6733c64b7e3eb262bee6c9cee05034b0b4465e2678,+677c79b243ed96a8439e8bd193d6ab966ce43c9aa18830d2b9eb8974455d79f8,+1681920f9cb83ff2590a8e5c502a7015d4834f5365cf5ed17392c9c78147f94d,+2d59fbcce531fb9661cdfa8371c49b6898ce0895fe71da88ffec851c7ed60782,+ac09bc40c889f688f9158cca1fcfcdf6320f501242e0f7088d52a5077084ccba,+90ad9bfed339af2d6b4b3b7f7cdf25d927b255f9f25dbbc892ee9ca57ef67807,+ad936990fb57f7e686763c293e9ca773d1d921888f5235189945a10029cd95b0,+2f58f5b6b1e2e91a9634dfadd1d6726a5aed2875f33260b6753cb9ec7da72917,+f91766de68f3a8859a3634c3a0fdde38ebd82dd91fc37b67ac6cf010800a3e6e,+7fba92f4a2a510ae7301dddddf136e1f8673b54fd0ff0d92ec63f59b68bf4a8f,+a0f768d6476a9cfec1a64a895064fe114b26bd3fb6aeda397ccce7ef7f3f98ef,+e0f1c6cca365cd61bbb01cfb454828a698fa4b7170e85a597dde510567f9dda5,+faf9f863e704f9cf560bc7a5718a25d851666d38195cba3cacd360cd5fa96fd3,+63db2063e7760b241b0fe69436834fa2b759746b8237e1aafd2e099a38fc64d6,+6a01c4b86f4519ec9fa5c3288ae20e2e7a58822ebe891fb81e839588b95b242a,+120d1c3847bd272237ee712ae83de59bbeae127263196fc0f16934bcfa82d8a4,+f88b86d0a104bda71b2ff4d8234fef4e184ee771a9c2d3a298280790c185231b,+ca1285393e1848ee41ba0c5e47789e5e0c570a7b51d8e2f7f6db37417b892cf9,+c7a0f96797a9dc3085534463650a09e1f160fecb6c0ec6c21e74ef2a222b73a4,+5c4a92f575822b2d2deaa4bc0985ec9a57a17719bd5427af634ec1b4bf9c045b,+b73fa499a7794c111fcd011cdc7dcc426341a28c6c2d6a32b8d7d028dcb8493f,+27f7950c552f9ffa8c871940167e92257cf90625443a0183aa3f7e05e1f6cb21,+613e4178a65c1194192eaa29910f0ecca3737f92587dd05d58c6435da41220f6,+226e78386cb6e79aa5005c847b806da1d1d7dc995e3b76945d174b87de3b6099,+5386c93dbc76fce1e3a5ae5436ba98bb39e6a0929d038ee2118af54afd45614a,+e41c426b0b79983f6f568f5fd0f0ee018aac76a48b10d06e6cde8c4c62e6f278,+380b952cd92f11257b71cce73f51df5e0a258e54f60bb82bccd2ba8b4dff2ec9,+be80ec195679920bc73583e6ec77248d3963512244eb2bbc6ebb31b147138a5f,+5d205eb6ee303ffaa783bcbba3c2f31239686a63af68c3fcbbdf2401727759f2,+2fc8f8048d2573529b7f37037a49724202a28a0fbee8741702bb4d96c09fcbbf,">
            <text:p>+326bff18531703385d4037e5585b001e732c4a68afb8f82efe2b46c27dcf05aa,+9771b09041466268948626830cbfea5a043527f39174d70e11a80011f386bb57,+393f73238941510379d930e674e21ca4c00ba30c0877cd3728b5bd5874588671,+b6de69ebd1ba0bfe2d37ea6733c64b7e3eb262bee6c9cee05034b0b4465e2678,+677c79b243ed96a8439e8bd193d6ab966ce43c9aa18830d2b9eb8974455d79f8,+1681920f9cb83ff2590a8e5c502a7015d4834f5365cf5ed17392c9c78147f94d,+2d59fbcce531fb9661cdfa8371c49b6898ce0895fe71da88ffec851c7ed60782,+ac09bc40c889f688f9158cca1fcfcdf6320f501242e0f7088d52a5077084ccba,+90ad9bfed339af2d6b4b3b7f7cdf25d927b255f9f25dbbc892ee9ca57ef67807,+ad936990fb57f7e686763c293e9ca773d1d921888f5235189945a10029cd95b0,+2f58f5b6b1e2e91a9634dfadd1d6726a5aed2875f33260b6753cb9ec7da72917,+f91766de68f3a8859a3634c3a0fdde38ebd82dd91fc37b67ac6cf010800a3e6e,+7fba92f4a2a510ae7301dddddf136e1f8673b54fd0ff0d92ec63f59b68bf4a8f,+a0f768d6476a9cfec1a64a895064fe114b26bd3fb6aeda397ccce7ef7f3f98ef,+e0f1c6cca365cd61bbb01cfb454828a698fa4b7170e85a597dde510567f9dda5,+faf9f863e704f9cf560bc7a5718a25d851666d38195cba3cacd360cd5fa96fd3,+63db2063e7760b241b0fe69436834fa2b759746b8237e1aafd2e099a38fc64d6,+6a01c4b86f4519ec9fa5c3288ae20e2e7a58822ebe891fb81e839588b95b242a,+120d1c3847bd272237ee712ae83de59bbeae127263196fc0f16934bcfa82d8a4,+f88b86d0a104bda71b2ff4d8234fef4e184ee771a9c2d3a298280790c185231b,+ca1285393e1848ee41ba0c5e47789e5e0c570a7b51d8e2f7f6db37417b892cf9,+c7a0f96797a9dc3085534463650a09e1f160fecb6c0ec6c21e74ef2a222b73a4,+5c4a92f575822b2d2deaa4bc0985ec9a57a17719bd5427af634ec1b4bf9c045b,+b73fa499a7794c111fcd011cdc7dcc426341a28c6c2d6a32b8d7d028dcb8493f,+27f7950c552f9ffa8c871940167e92257cf90625443a0183aa3f7e05e1f6cb21,+613e4178a65c1194192eaa29910f0ecca3737f92587dd05d58c6435da41220f6,+226e78386cb6e79aa5005c847b806da1d1d7dc995e3b76945d174b87de3b6099,+5386c93dbc76fce1e3a5ae5436ba98bb39e6a0929d038ee2118af54afd45614a,+e41c426b0b79983f6f568f5fd0f0ee018aac76a48b10d06e6cde8c4c62e6f278,+380b952cd92f11257b71cce73f51df5e0a258e54f60bb82bccd2ba8b4dff2ec9,+be80ec195679920bc73583e6ec77248d3963512244eb2bbc6ebb31b147138a5f,+5d205eb6ee303ffaa783bcbba3c2f31239686a63af68c3fcbbdf2401727759f2,+2fc8f8048d2573529b7f37037a49724202a28a0fbee8741702bb4d96c09fcbbf,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3" office:value-type="string">
            <text:p>Helprow 4</text:p>
          </table:table-cell>
          <table:table-cell table:style-name="ce10" table:formula="of:=CONCATENATE([.O2];[.O3];[.O4];[.O5];[.O6];[.O7];[.O8];[.O9];[.O10];[.O11];[.O12];[.O13];[.O14];[.O15];[.O16];[.O17];[.O18];[.O19];[.O20];[.O21];[.O22];[.O23];[.O24];[.O25];[.O26];[.O27];[.O28];[.O29];[.O30];[.O31];[.O32];[.O33];[.O34];[.O35];[.O36];[.O37];[.O38];[.O39];[.O40];[.O41];[.O42];[.O43];[.O44];[.O45];[.O46];[.O47];[.O48];[.O49];[.O50];[.O51];[.O52];[.O53];[.O54];[.O55];[.O56];[.O57];[.O58];[.O59];[.O60];[.O61];[.O62];[.O63];[.O64];[.O65];[.O66];[.O67];[.O68];[.O69];[.O70];[.O71];[.O72];[.O73];[.O74];[.O75];[.O76];[.O77];[.O78];[.O79];[.O80];[.O81];[.O82];[.O83];[.O84];[.O85];[.O86];[.O87];[.O88];[.O89];[.O90];[.O91];[.O92];[.O93];[.O94];[.O95];[.O96];[.O97];[.O98];[.O99];[.O100];[.O101];[.O102];[.O103];[.O104];[.O105];[.O106];[.O107];[.O108];[.O109];[.O110];[.O111];[.O112])" office:value-type="string" office:string-value="+de918e28b554600a81cbf119abf5414648b58a8efafbc3b0481df0242684dc1b,+968ba2fa993ea9dc27ed740da0daf49eddd740dbd7cb1cb4fc5db3a20baf341b,">
            <text:p>+de918e28b554600a81cbf119abf5414648b58a8efafbc3b0481df0242684dc1b,+968ba2fa993ea9dc27ed740da0daf49eddd740dbd7cb1cb4fc5db3a20baf341b,</text:p>
          </table:table-cell>
          <table:table-cell table:number-columns-repeated="11"/>
        </table:table-row>
        <table:table-row table:style-name="ro2">
          <table:table-cell table:number-columns-repeated="15"/>
        </table:table-row>
        <table:table-row table:style-name="ro2">
          <table:table-cell/>
          <table:table-cell office:value-type="string">
            <text:p>Voting Round:</text:p>
          </table:table-cell>
          <table:table-cell table:style-name="ce3" office:value-type="float" office:value="1">
            <text:p>1</text:p>
          </table:table-cell>
          <table:table-cell table:style-name="ce10" table:formula="of:=LEFT([.D121];LEN([.D121])-1)" office:value-type="string" office:string-value="+c4d96fbfe80102f01579945fe0c5fe2a1874a7ffeca6bacef39140f9358e3db6,+00de7d28ec3f55f42329667f08352d0d90faa3d2d4e62c883d86d1d7b083dd7c,+25e961fa459d202816776c8736560d493a94fdd7381971f63fb9b70479487598,+b3953cb16e2457b9be78ad8c8a2985435dedaed5f0dd63443bdfbccc92d09f2d,+93ec60444c28e8b8c0f1a613ed41f518b637280c454188e5500ea4e54e1a2f12,+adbe299504da4e6cf9d7eb481bdf72f23e6a0332df8049b4a018b99604e394da,+484beb54e2990e17c18119b6065d00c8a65954039ec2d40a9e4ac41862dc561e,+41bb70d08312d9c17ec89a4577d30da77d5b936594fc06ccb0646602bed6ad40,+eddeb37070a19e1277db5ec34ea12225e84ccece9e6b2bb1bb27c3ba3999dac7,+247bf1854471c1a97ccc363c63e876bb6b9a7f06038486048a17196a8a5493dc,+130649e3d8d34eb59197c00bcf6f199bc4ec06ba0968f1d473b010384569e7f0,+9172179a88f8cfeeb81518ad31da4397555273b8658eb3ea2d1eca7965d8e615,+76ceefed8f29dd48664b07d207f4bf202122f2ffed6dcefa802d7fe348203b88,+186ffbe710bc27690934ef6cd64aeda2afdd634cbbaf6d23310ca7a31ab96e60,+2493d52fc34ecaaa4a7d0d76e6de9bda24f1b5e11e3363c30a13d59e9c345f82,+e5c785871ac07632b42bc3862e7035330ff44fb0314e2253d1d7c0a35f3866f9,+e36f75a27598512c2f4ad06fffeeffa37d3aad81c3a4edb77d871ec0ee933471,+a40c3e1549a9bbea71606ef05b793629923bdb151390145e3730dfe2b28b9217,+0a13f5d075186bc99b9ec5b7bd3fbaeee0ab68a9314ac8d12a1f562e82d5e1c5,+f147c1cba67acad603309d5004f25d9ab41ae073b318f4c6f972f96106c9b527,+1305f8955a240a464393f52867d17ba271454fa2a6f2249fb5901b86e7c7334e,+e7ac617b33d0f019d9d030c2e34870767d8994680e7b10ebdaf2af0e59332524,+b70f1d97cd254e93e2dd7b24567b3dbe06a60b5cbabe3443463c61cb87879b47,+7e838ec9b59a50d2c3333f079b0489871f12c1726eff483c3a88a287dbe36713,+a81d59b68ba8942d60c74d10bc6488adec2ae1fa9b564a22447289076fe7b1e4,+c119a622b3ea85727b236574c43e83350252973ae765bb2061623a13c4f3d431,+a2c3a994fdf110802d5856ff18f306e7a3731452ed7a0fed8aac48e58fd729aa,+31e1174043091ab0feb8d1e2ada4041a0ff54d0ced1e809890940bd706ffc201,+76c321881c08b0c2f538abf753044603ab3081f5441fe069c125a6e2803015da,+aad413159fe85e4f4d1941166ddcc97850f5964ee2ef8bda95519d019af8d488,+db4b4db208667f9266e8a4d7fad9d8b2e711891175a21ee5f5f2cd088d1d8083,+b851863cf6b4769df5cecca718463173485bb9fe21e20f7cfb0802f5ab5973c2,+942972349c8f2afe93ad874b3f19de05de7e34c120b23803438c7eeb8e6113b7">
            <text:p>+c4d96fbfe80102f01579945fe0c5fe2a1874a7ffeca6bacef39140f9358e3db6,+00de7d28ec3f55f42329667f08352d0d90faa3d2d4e62c883d86d1d7b083dd7c,+25e961fa459d202816776c8736560d493a94fdd7381971f63fb9b70479487598,+b3953cb16e2457b9be78ad8c8a2985435dedaed5f0dd63443bdfbccc92d09f2d,+93ec60444c28e8b8c0f1a613ed41f518b637280c454188e5500ea4e54e1a2f12,+adbe299504da4e6cf9d7eb481bdf72f23e6a0332df8049b4a018b99604e394da,+484beb54e2990e17c18119b6065d00c8a65954039ec2d40a9e4ac41862dc561e,+41bb70d08312d9c17ec89a4577d30da77d5b936594fc06ccb0646602bed6ad40,+eddeb37070a19e1277db5ec34ea12225e84ccece9e6b2bb1bb27c3ba3999dac7,+247bf1854471c1a97ccc363c63e876bb6b9a7f06038486048a17196a8a5493dc,+130649e3d8d34eb59197c00bcf6f199bc4ec06ba0968f1d473b010384569e7f0,+9172179a88f8cfeeb81518ad31da4397555273b8658eb3ea2d1eca7965d8e615,+76ceefed8f29dd48664b07d207f4bf202122f2ffed6dcefa802d7fe348203b88,+186ffbe710bc27690934ef6cd64aeda2afdd634cbbaf6d23310ca7a31ab96e60,+2493d52fc34ecaaa4a7d0d76e6de9bda24f1b5e11e3363c30a13d59e9c345f82,+e5c785871ac07632b42bc3862e7035330ff44fb0314e2253d1d7c0a35f3866f9,+e36f75a27598512c2f4ad06fffeeffa37d3aad81c3a4edb77d871ec0ee933471,+a40c3e1549a9bbea71606ef05b793629923bdb151390145e3730dfe2b28b9217,+0a13f5d075186bc99b9ec5b7bd3fbaeee0ab68a9314ac8d12a1f562e82d5e1c5,+f147c1cba67acad603309d5004f25d9ab41ae073b318f4c6f972f96106c9b527,+1305f8955a240a464393f52867d17ba271454fa2a6f2249fb5901b86e7c7334e,+e7ac617b33d0f019d9d030c2e34870767d8994680e7b10ebdaf2af0e59332524,+b70f1d97cd254e93e2dd7b24567b3dbe06a60b5cbabe3443463c61cb87879b47,+7e838ec9b59a50d2c3333f079b0489871f12c1726eff483c3a88a287dbe36713,+a81d59b68ba8942d60c74d10bc6488adec2ae1fa9b564a22447289076fe7b1e4,+c119a622b3ea85727b236574c43e83350252973ae765bb2061623a13c4f3d431,+a2c3a994fdf110802d5856ff18f306e7a3731452ed7a0fed8aac48e58fd729aa,+31e1174043091ab0feb8d1e2ada4041a0ff54d0ced1e809890940bd706ffc201,+76c321881c08b0c2f538abf753044603ab3081f5441fe069c125a6e2803015da,+aad413159fe85e4f4d1941166ddcc97850f5964ee2ef8bda95519d019af8d488,+db4b4db208667f9266e8a4d7fad9d8b2e711891175a21ee5f5f2cd088d1d8083,+b851863cf6b4769df5cecca718463173485bb9fe21e20f7cfb0802f5ab5973c2,+942972349c8f2afe93ad874b3f19de05de7e34c120b23803438c7eeb8e6113b7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Voting Round:</text:p>
          </table:table-cell>
          <table:table-cell table:style-name="ce3" office:value-type="float" office:value="2">
            <text:p>2</text:p>
          </table:table-cell>
          <table:table-cell table:style-name="ce10" table:formula="of:=LEFT([.D122];LEN([.D122])-1)" office:value-type="string" office:string-value="+b002f58531c074c7190714523eec08c48db8c7cfc0c943097db1a2e82ed87f84,+ec111c8ad482445cfe83d811a7edd1f1d2765079c99d7d958cca1354740b7614,+1a99630b0ca1642b232888a3119e68b000b6194eced51e7fe3231bbe476f7c10,+253e674789632f72c98d47a650f1ca5ece0dbb82f591080471129d57ed88fb8a,+32f20bee855238630b0f791560c02cf93014977b4b25c19ef93cd92220390276,+abe994f962c34d7997506a657beee403f6b807eb2b2605dc6c3b93bb67b839eb,+6cb825715058d2e821aa4af75fbd0da52181910d9fda90fabe73cd533eeb6acb,+409109203ac6b4bd43861446ee23ac8679d2431c15b64fb0cc0ccfab9aaab5e8,+33e8874f91f2b1295a2218e8d9f83761827a8d326fbc23e26b52a527714e75f0,+0fec636f5866c66f63a0d3db9b00e3cd5ba1b3a0324712c7935ae845dbfcf58a,+45ab8f54edff6b802335dc3ea5cd5bc5324e4031c0598a2cdcae79402e4941f8,+3c280be0a09b57a5161ef78b2c9d23ddd431841078e411a91246c3ec700aa5ff,+d9299750eeb71720dda470bccb8fafa57cf13f4939749615642c75a191481dea,+72f0cd8486d8627b5bd4f10c2e592a4512ac58e572edb3e37c0448b3ac7dd405,+8966b54a95b327651e3103d8adb69579ff50bf22a004a65731a41f7caca2859f,+9c99976107b5d98e5669452392d912edf33c968e5832b52f2eedcd044b5cc2f2,+c58078a7d12d81190ef0c5deb7611f97fc923d064647b66b9b25512029a13daf,+b690204a2a4a39431b8aaa4bb9af4e53aead93d2d46c5042edada9f5d43d6cd3,+88260051bbe6634431f8a2f3ac66680d1ee9ef1087222e6823d9b4d81170edc7,+e44b43666fc2a9982c6cd9cb617e4685d7b7cf9fc05e16935f41c7052bb3e15f,+b68f666f1ede5615bf382958a815988a42aea8e4e03fbf0470a57bceac7714db,+0c0c8f58e7feeaa687d7dc9a5146ea14afe1bc647f518990b197b9f55728effa,+465085ba003a03d1fed0cfd35b7f3c07927c9db41d32194d273f8fe2fa238faa,+619a3113c6cb1d3db7ef9731e6e06b618296815b3cfe7ca8d23f3767198b00ea,+04bb8d1f6a76614913622ddaf3fb08ba778bb43e6475f298c13f111a82bb813f,+77c59f444c8a49bcd354759cc912166fe6eaa603a5f9d4a9525405b30a52ac10,+fd039dd8caa03d58c0ecbaa09069403e7faff864dccd5933da50a41973292fa1,+e4dcebb44e6ebfd2a08617d51ab877535b46dbfb08196ccb5b43a11d60108f68,+f495866ce86de18d8d4e746fca6a3a130608e5882875b88908b6551104f28e6a,+f8fa9e01047c19102133d2af06aab6cc377d5665bede412f04f81bcdc368d00e,+eaa5ccb65e635e9ad3ebd98c2b7402b3a7c048fcd300c2d8aed8864f621ee6b2,+33a2abcd627a4cf13c34bd1281519b5d2f8513de434958943576556fae62af80,+47226b469031d48f215973a11876c3f03a6d74360b40a55192b2ba9e5a74ede5">
            <text:p>+b002f58531c074c7190714523eec08c48db8c7cfc0c943097db1a2e82ed87f84,+ec111c8ad482445cfe83d811a7edd1f1d2765079c99d7d958cca1354740b7614,+1a99630b0ca1642b232888a3119e68b000b6194eced51e7fe3231bbe476f7c10,+253e674789632f72c98d47a650f1ca5ece0dbb82f591080471129d57ed88fb8a,+32f20bee855238630b0f791560c02cf93014977b4b25c19ef93cd92220390276,+abe994f962c34d7997506a657beee403f6b807eb2b2605dc6c3b93bb67b839eb,+6cb825715058d2e821aa4af75fbd0da52181910d9fda90fabe73cd533eeb6acb,+409109203ac6b4bd43861446ee23ac8679d2431c15b64fb0cc0ccfab9aaab5e8,+33e8874f91f2b1295a2218e8d9f83761827a8d326fbc23e26b52a527714e75f0,+0fec636f5866c66f63a0d3db9b00e3cd5ba1b3a0324712c7935ae845dbfcf58a,+45ab8f54edff6b802335dc3ea5cd5bc5324e4031c0598a2cdcae79402e4941f8,+3c280be0a09b57a5161ef78b2c9d23ddd431841078e411a91246c3ec700aa5ff,+d9299750eeb71720dda470bccb8fafa57cf13f4939749615642c75a191481dea,+72f0cd8486d8627b5bd4f10c2e592a4512ac58e572edb3e37c0448b3ac7dd405,+8966b54a95b327651e3103d8adb69579ff50bf22a004a65731a41f7caca2859f,+9c99976107b5d98e5669452392d912edf33c968e5832b52f2eedcd044b5cc2f2,+c58078a7d12d81190ef0c5deb7611f97fc923d064647b66b9b25512029a13daf,+b690204a2a4a39431b8aaa4bb9af4e53aead93d2d46c5042edada9f5d43d6cd3,+88260051bbe6634431f8a2f3ac66680d1ee9ef1087222e6823d9b4d81170edc7,+e44b43666fc2a9982c6cd9cb617e4685d7b7cf9fc05e16935f41c7052bb3e15f,+b68f666f1ede5615bf382958a815988a42aea8e4e03fbf0470a57bceac7714db,+0c0c8f58e7feeaa687d7dc9a5146ea14afe1bc647f518990b197b9f55728effa,+465085ba003a03d1fed0cfd35b7f3c07927c9db41d32194d273f8fe2fa238faa,+619a3113c6cb1d3db7ef9731e6e06b618296815b3cfe7ca8d23f3767198b00ea,+04bb8d1f6a76614913622ddaf3fb08ba778bb43e6475f298c13f111a82bb813f,+77c59f444c8a49bcd354759cc912166fe6eaa603a5f9d4a9525405b30a52ac10,+fd039dd8caa03d58c0ecbaa09069403e7faff864dccd5933da50a41973292fa1,+e4dcebb44e6ebfd2a08617d51ab877535b46dbfb08196ccb5b43a11d60108f68,+f495866ce86de18d8d4e746fca6a3a130608e5882875b88908b6551104f28e6a,+f8fa9e01047c19102133d2af06aab6cc377d5665bede412f04f81bcdc368d00e,+eaa5ccb65e635e9ad3ebd98c2b7402b3a7c048fcd300c2d8aed8864f621ee6b2,+33a2abcd627a4cf13c34bd1281519b5d2f8513de434958943576556fae62af80,+47226b469031d48f215973a11876c3f03a6d74360b40a55192b2ba9e5a74ede5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Voting Round:</text:p>
          </table:table-cell>
          <table:table-cell table:style-name="ce3" office:value-type="float" office:value="3">
            <text:p>3</text:p>
          </table:table-cell>
          <table:table-cell table:style-name="ce10" table:formula="of:=LEFT([.D123];LEN([.D123])-1)" office:value-type="string" office:string-value="+326bff18531703385d4037e5585b001e732c4a68afb8f82efe2b46c27dcf05aa,+9771b09041466268948626830cbfea5a043527f39174d70e11a80011f386bb57,+393f73238941510379d930e674e21ca4c00ba30c0877cd3728b5bd5874588671,+b6de69ebd1ba0bfe2d37ea6733c64b7e3eb262bee6c9cee05034b0b4465e2678,+677c79b243ed96a8439e8bd193d6ab966ce43c9aa18830d2b9eb8974455d79f8,+1681920f9cb83ff2590a8e5c502a7015d4834f5365cf5ed17392c9c78147f94d,+2d59fbcce531fb9661cdfa8371c49b6898ce0895fe71da88ffec851c7ed60782,+ac09bc40c889f688f9158cca1fcfcdf6320f501242e0f7088d52a5077084ccba,+90ad9bfed339af2d6b4b3b7f7cdf25d927b255f9f25dbbc892ee9ca57ef67807,+ad936990fb57f7e686763c293e9ca773d1d921888f5235189945a10029cd95b0,+2f58f5b6b1e2e91a9634dfadd1d6726a5aed2875f33260b6753cb9ec7da72917,+f91766de68f3a8859a3634c3a0fdde38ebd82dd91fc37b67ac6cf010800a3e6e,+7fba92f4a2a510ae7301dddddf136e1f8673b54fd0ff0d92ec63f59b68bf4a8f,+a0f768d6476a9cfec1a64a895064fe114b26bd3fb6aeda397ccce7ef7f3f98ef,+e0f1c6cca365cd61bbb01cfb454828a698fa4b7170e85a597dde510567f9dda5,+faf9f863e704f9cf560bc7a5718a25d851666d38195cba3cacd360cd5fa96fd3,+63db2063e7760b241b0fe69436834fa2b759746b8237e1aafd2e099a38fc64d6,+6a01c4b86f4519ec9fa5c3288ae20e2e7a58822ebe891fb81e839588b95b242a,+120d1c3847bd272237ee712ae83de59bbeae127263196fc0f16934bcfa82d8a4,+f88b86d0a104bda71b2ff4d8234fef4e184ee771a9c2d3a298280790c185231b,+ca1285393e1848ee41ba0c5e47789e5e0c570a7b51d8e2f7f6db37417b892cf9,+c7a0f96797a9dc3085534463650a09e1f160fecb6c0ec6c21e74ef2a222b73a4,+5c4a92f575822b2d2deaa4bc0985ec9a57a17719bd5427af634ec1b4bf9c045b,+b73fa499a7794c111fcd011cdc7dcc426341a28c6c2d6a32b8d7d028dcb8493f,+27f7950c552f9ffa8c871940167e92257cf90625443a0183aa3f7e05e1f6cb21,+613e4178a65c1194192eaa29910f0ecca3737f92587dd05d58c6435da41220f6,+226e78386cb6e79aa5005c847b806da1d1d7dc995e3b76945d174b87de3b6099,+5386c93dbc76fce1e3a5ae5436ba98bb39e6a0929d038ee2118af54afd45614a,+e41c426b0b79983f6f568f5fd0f0ee018aac76a48b10d06e6cde8c4c62e6f278,+380b952cd92f11257b71cce73f51df5e0a258e54f60bb82bccd2ba8b4dff2ec9,+be80ec195679920bc73583e6ec77248d3963512244eb2bbc6ebb31b147138a5f,+5d205eb6ee303ffaa783bcbba3c2f31239686a63af68c3fcbbdf2401727759f2,+2fc8f8048d2573529b7f37037a49724202a28a0fbee8741702bb4d96c09fcbbf">
            <text:p>+326bff18531703385d4037e5585b001e732c4a68afb8f82efe2b46c27dcf05aa,+9771b09041466268948626830cbfea5a043527f39174d70e11a80011f386bb57,+393f73238941510379d930e674e21ca4c00ba30c0877cd3728b5bd5874588671,+b6de69ebd1ba0bfe2d37ea6733c64b7e3eb262bee6c9cee05034b0b4465e2678,+677c79b243ed96a8439e8bd193d6ab966ce43c9aa18830d2b9eb8974455d79f8,+1681920f9cb83ff2590a8e5c502a7015d4834f5365cf5ed17392c9c78147f94d,+2d59fbcce531fb9661cdfa8371c49b6898ce0895fe71da88ffec851c7ed60782,+ac09bc40c889f688f9158cca1fcfcdf6320f501242e0f7088d52a5077084ccba,+90ad9bfed339af2d6b4b3b7f7cdf25d927b255f9f25dbbc892ee9ca57ef67807,+ad936990fb57f7e686763c293e9ca773d1d921888f5235189945a10029cd95b0,+2f58f5b6b1e2e91a9634dfadd1d6726a5aed2875f33260b6753cb9ec7da72917,+f91766de68f3a8859a3634c3a0fdde38ebd82dd91fc37b67ac6cf010800a3e6e,+7fba92f4a2a510ae7301dddddf136e1f8673b54fd0ff0d92ec63f59b68bf4a8f,+a0f768d6476a9cfec1a64a895064fe114b26bd3fb6aeda397ccce7ef7f3f98ef,+e0f1c6cca365cd61bbb01cfb454828a698fa4b7170e85a597dde510567f9dda5,+faf9f863e704f9cf560bc7a5718a25d851666d38195cba3cacd360cd5fa96fd3,+63db2063e7760b241b0fe69436834fa2b759746b8237e1aafd2e099a38fc64d6,+6a01c4b86f4519ec9fa5c3288ae20e2e7a58822ebe891fb81e839588b95b242a,+120d1c3847bd272237ee712ae83de59bbeae127263196fc0f16934bcfa82d8a4,+f88b86d0a104bda71b2ff4d8234fef4e184ee771a9c2d3a298280790c185231b,+ca1285393e1848ee41ba0c5e47789e5e0c570a7b51d8e2f7f6db37417b892cf9,+c7a0f96797a9dc3085534463650a09e1f160fecb6c0ec6c21e74ef2a222b73a4,+5c4a92f575822b2d2deaa4bc0985ec9a57a17719bd5427af634ec1b4bf9c045b,+b73fa499a7794c111fcd011cdc7dcc426341a28c6c2d6a32b8d7d028dcb8493f,+27f7950c552f9ffa8c871940167e92257cf90625443a0183aa3f7e05e1f6cb21,+613e4178a65c1194192eaa29910f0ecca3737f92587dd05d58c6435da41220f6,+226e78386cb6e79aa5005c847b806da1d1d7dc995e3b76945d174b87de3b6099,+5386c93dbc76fce1e3a5ae5436ba98bb39e6a0929d038ee2118af54afd45614a,+e41c426b0b79983f6f568f5fd0f0ee018aac76a48b10d06e6cde8c4c62e6f278,+380b952cd92f11257b71cce73f51df5e0a258e54f60bb82bccd2ba8b4dff2ec9,+be80ec195679920bc73583e6ec77248d3963512244eb2bbc6ebb31b147138a5f,+5d205eb6ee303ffaa783bcbba3c2f31239686a63af68c3fcbbdf2401727759f2,+2fc8f8048d2573529b7f37037a49724202a28a0fbee8741702bb4d96c09fcbbf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Voting Round:</text:p>
          </table:table-cell>
          <table:table-cell table:style-name="ce3" office:value-type="float" office:value="4">
            <text:p>4</text:p>
          </table:table-cell>
          <table:table-cell table:style-name="ce10" table:formula="of:=LEFT([.D124];LEN([.D124])-1)" office:value-type="string" office:string-value="+de918e28b554600a81cbf119abf5414648b58a8efafbc3b0481df0242684dc1b,+968ba2fa993ea9dc27ed740da0daf49eddd740dbd7cb1cb4fc5db3a20baf341b">
            <text:p>+de918e28b554600a81cbf119abf5414648b58a8efafbc3b0481df0242684dc1b,+968ba2fa993ea9dc27ed740da0daf49eddd740dbd7cb1cb4fc5db3a20baf341b</text:p>
          </table:table-cell>
          <table:table-cell table:number-columns-repeated="11"/>
        </table:table-row>
        <table:table-row table:style-name="ro2" table:number-rows-repeated="1048446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DelegatesSorted" table:style-name="ta1" table:print="false">
        <table:table-column table:style-name="co8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8" table:default-cell-style-name="ce3"/>
        <table:table-row table:style-name="ro2">
          <table:table-cell table:style-name="ce5" table:number-columns-repeated="2"/>
          <table:table-cell table:style-name="ce17"/>
          <table:table-cell table:style-name="ce18"/>
          <table:table-cell/>
        </table:table-row>
        <table:table-row table:style-name="ro2">
          <table:table-cell table:style-name="ce5" office:value-type="float" office:value="42">
            <text:p>42</text:p>
          </table:table-cell>
          <table:table-cell table:style-name="ce5" office:value-type="string">
            <text:p><text:a xlink:href="https://dpostools.com/LISK/robinhood">robinhood</text:a></text:p>
          </table:table-cell>
          <table:table-cell table:style-name="ce17"/>
          <table:table-cell table:style-name="ce18" office:value-type="percentage" office:value="1">
            <text:p>100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5" office:value-type="string">
            <text:p><text:a xlink:href="https://dpostools.com/LISK/liskpool.top">liskpool.top</text:a></text:p>
          </table:table-cell>
          <table:table-cell table:style-name="ce17"/>
          <table:table-cell table:style-name="ce18" office:value-type="percentage" office:value="0.9">
            <text:p>90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102">
            <text:p>102</text:p>
          </table:table-cell>
          <table:table-cell table:style-name="ce5" office:value-type="string">
            <text:p><text:a xlink:href="https://dpostools.com/LISK/gdtpool">gdtpool</text:a></text:p>
          </table:table-cell>
          <table:table-cell table:style-name="ce5" office:value-type="string">
            <text:p>GDT </text:p>
          </table:table-cell>
          <table:table-cell table:style-name="ce18" office:value-type="percentage" office:value="0.9">
            <text:p>90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office:value-type="string">
            <text:p><text:a xlink:href="https://dpostools.com/LISK/liskpool_com_01">liskpool_com_01</text:a></text:p>
          </table:table-cell>
          <table:table-cell table:style-name="ce17"/>
          <table:table-cell table:style-name="ce18" office:value-type="percentage" office:value="0.85">
            <text:p>8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5" office:value-type="string">
            <text:p><text:a xlink:href="https://dpostools.com/LISK/shinekami">shinekami</text:a></text:p>
          </table:table-cell>
          <table:table-cell table:style-name="ce17"/>
          <table:table-cell table:style-name="ce18" office:value-type="percentage" office:value="0.8">
            <text:p>80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90">
            <text:p>90</text:p>
          </table:table-cell>
          <table:table-cell table:style-name="ce5" office:value-type="string">
            <text:p><text:a xlink:href="https://dpostools.com/LISK/communitypool">communitypool</text:a></text:p>
          </table:table-cell>
          <table:table-cell table:style-name="ce17"/>
          <table:table-cell table:style-name="ce18" office:value-type="percentage" office:value="0.8">
            <text:p>80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<text:a xlink:href="https://dpostools.com/LISK/thepool">thepool</text:a></text:p>
          </table:table-cell>
          <table:table-cell table:style-name="ce17"/>
          <table:table-cell table:style-name="ce18" office:value-type="percentage" office:value="0.75">
            <text:p>7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94">
            <text:p>94</text:p>
          </table:table-cell>
          <table:table-cell table:style-name="ce5" office:value-type="string">
            <text:p><text:a xlink:href="https://dpostools.com/LISK/philhellmuth">philhellmuth</text:a></text:p>
          </table:table-cell>
          <table:table-cell table:style-name="ce5" office:value-type="string">
            <text:p>GDTs </text:p>
          </table:table-cell>
          <table:table-cell table:style-name="ce18" office:value-type="percentage" office:value="0.7">
            <text:p>70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57">
            <text:p>57</text:p>
          </table:table-cell>
          <table:table-cell table:style-name="ce5" office:value-type="string">
            <text:p><text:a xlink:href="https://dpostools.com/LISK/vipertkd">vipertkd</text:a></text:p>
          </table:table-cell>
          <table:table-cell table:style-name="ce17"/>
          <table:table-cell table:style-name="ce18" office:value-type="percentage" office:value="0.5">
            <text:p>50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93">
            <text:p>93</text:p>
          </table:table-cell>
          <table:table-cell table:style-name="ce5" office:value-type="string">
            <text:p><text:a xlink:href="https://dpostools.com/LISK/vrlc92">vrlc92</text:a></text:p>
          </table:table-cell>
          <table:table-cell table:style-name="ce17"/>
          <table:table-cell table:style-name="ce18" office:value-type="percentage" office:value="0.5">
            <text:p>50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96">
            <text:p>96</text:p>
          </table:table-cell>
          <table:table-cell table:style-name="ce5" office:value-type="string">
            <text:p><text:a xlink:href="https://dpostools.com/LISK/techbytes">techbytes</text:a></text:p>
          </table:table-cell>
          <table:table-cell table:style-name="ce17"/>
          <table:table-cell table:style-name="ce18" office:value-type="percentage" office:value="0.5">
            <text:p>50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98">
            <text:p>98</text:p>
          </table:table-cell>
          <table:table-cell table:style-name="ce5" office:value-type="string">
            <text:p><text:a xlink:href="https://dpostools.com/LISK/vega">vega</text:a></text:p>
          </table:table-cell>
          <table:table-cell table:style-name="ce17"/>
          <table:table-cell table:style-name="ce18" office:value-type="percentage" office:value="0.5">
            <text:p>50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101">
            <text:p>101</text:p>
          </table:table-cell>
          <table:table-cell table:style-name="ce5" office:value-type="string">
            <text:p><text:a xlink:href="https://dpostools.com/LISK/phoenix1969">phoenix1969</text:a></text:p>
          </table:table-cell>
          <table:table-cell table:style-name="ce5" office:value-type="string">
            <text:p>ELTs </text:p>
          </table:table-cell>
          <table:table-cell table:style-name="ce18" office:value-type="percentage" office:value="0.25">
            <text:p>25,00%</text:p>
          </table:table-cell>
          <table:table-cell/>
        </table:table-row>
        <table:table-row table:style-name="ro2">
          <table:table-cell table:style-name="ce5" office:value-type="float" office:value="78">
            <text:p>78</text:p>
          </table:table-cell>
          <table:table-cell table:style-name="ce5" office:value-type="string">
            <text:p><text:a xlink:href="https://dpostools.com/LISK/kushed.delegate">kushed.delegate</text:a></text:p>
          </table:table-cell>
          <table:table-cell table:style-name="ce5" office:value-type="string">
            <text:p>GDTs GDT </text:p>
          </table:table-cell>
          <table:table-cell table:style-name="ce18" office:value-type="percentage" office:value="0.4">
            <text:p>40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86">
            <text:p>86</text:p>
          </table:table-cell>
          <table:table-cell table:style-name="ce5" office:value-type="string">
            <text:p><text:a xlink:href="https://dpostools.com/LISK/hagie">hagie</text:a></text:p>
          </table:table-cell>
          <table:table-cell table:style-name="ce5" office:value-type="string">
            <text:p>GDTs GDT </text:p>
          </table:table-cell>
          <table:table-cell table:style-name="ce18" office:value-type="percentage" office:value="0.4">
            <text:p>40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97">
            <text:p>97</text:p>
          </table:table-cell>
          <table:table-cell table:style-name="ce5" office:value-type="string">
            <text:p><text:a xlink:href="https://dpostools.com/LISK/vi1son">vi1son</text:a></text:p>
          </table:table-cell>
          <table:table-cell table:style-name="ce5" office:value-type="string">
            <text:p>GDTs GDT </text:p>
          </table:table-cell>
          <table:table-cell table:style-name="ce18" office:value-type="percentage" office:value="0.4">
            <text:p>40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105">
            <text:p>105</text:p>
          </table:table-cell>
          <table:table-cell table:style-name="ce5" office:value-type="string">
            <text:p><text:a xlink:href="https://dpostools.com/LISK/stoner19">stoner19</text:a></text:p>
          </table:table-cell>
          <table:table-cell table:style-name="ce5" office:value-type="string">
            <text:p>GDT </text:p>
          </table:table-cell>
          <table:table-cell table:style-name="ce18" office:value-type="percentage" office:value="0.4">
            <text:p>40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47">
            <text:p>47</text:p>
          </table:table-cell>
          <table:table-cell table:style-name="ce5" office:value-type="string">
            <text:p><text:a xlink:href="https://dpostools.com/LISK/ondin">ondin</text:a></text:p>
          </table:table-cell>
          <table:table-cell table:style-name="ce5" office:value-type="string">
            <text:p>GDT </text:p>
          </table:table-cell>
          <table:table-cell table:style-name="ce18" office:value-type="percentage" office:value="0.3">
            <text:p>30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66">
            <text:p>66</text:p>
          </table:table-cell>
          <table:table-cell table:style-name="ce5" office:value-type="string">
            <text:p><text:a xlink:href="https://dpostools.com/LISK/sgdias">sgdias</text:a></text:p>
          </table:table-cell>
          <table:table-cell table:style-name="ce5" office:value-type="string">
            <text:p>GDT </text:p>
          </table:table-cell>
          <table:table-cell table:style-name="ce18" office:value-type="percentage" office:value="0.3">
            <text:p>30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75">
            <text:p>75</text:p>
          </table:table-cell>
          <table:table-cell table:style-name="ce5" office:value-type="string">
            <text:p><text:a xlink:href="https://dpostools.com/LISK/hoop">hoop</text:a></text:p>
          </table:table-cell>
          <table:table-cell table:style-name="ce17"/>
          <table:table-cell table:style-name="ce18" office:value-type="percentage" office:value="0.3">
            <text:p>30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5" office:value-type="string">
            <text:p><text:a xlink:href="https://dpostools.com/LISK/luiz">luiz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5" office:value-type="string">
            <text:p><text:a xlink:href="https://dpostools.com/LISK/iii.element.iii">iii.element.iii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5" office:value-type="string">
            <text:p><text:a xlink:href="https://dpostools.com/LISK/badman0316">badman0316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5" office:value-type="string">
            <text:p><text:a xlink:href="https://dpostools.com/LISK/rooney">rooney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5" office:value-type="string">
            <text:p><text:a xlink:href="https://dpostools.com/LISK/bigfisher">bigfisher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5" office:value-type="string">
            <text:p><text:a xlink:href="https://dpostools.com/LISK/acheng">acheng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5" office:value-type="string">
            <text:p><text:a xlink:href="https://dpostools.com/LISK/leo">leo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5" office:value-type="string">
            <text:p><text:a xlink:href="https://dpostools.com/LISK/spacetrucker">spacetrucker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5" office:value-type="string">
            <text:p><text:a xlink:href="https://dpostools.com/LISK/phinx">phinx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5" office:value-type="string">
            <text:p><text:a xlink:href="https://dpostools.com/LISK/mrgr">mrgr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5" office:value-type="string">
            <text:p><text:a xlink:href="https://dpostools.com/LISK/panzer">panzer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5" office:value-type="string">
            <text:p><text:a xlink:href="https://dpostools.com/LISK/forrest">forrest</text:a></text:p>
          </table:table-cell>
          <table:table-cell table:style-name="ce5" office:value-type="string">
            <text:p>GD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5" office:value-type="string">
            <text:p><text:a xlink:href="https://dpostools.com/LISK/grajsondelegate">grajsondelegate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5" office:value-type="string">
            <text:p><text:a xlink:href="https://dpostools.com/LISK/eastwind_ja">eastwind_ja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5" office:value-type="string">
            <text:p><text:a xlink:href="https://dpostools.com/LISK/xujian">xujian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5" office:value-type="string">
            <text:p><text:a xlink:href="https://dpostools.com/LISK/luukas">luukas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5" office:value-type="string">
            <text:p><text:a xlink:href="https://dpostools.com/LISK/crodam">crodam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5" office:value-type="string">
            <text:p><text:a xlink:href="https://dpostools.com/LISK/bioly">bioly</text:a></text:p>
          </table:table-cell>
          <table:table-cell table:style-name="ce5" office:value-type="string">
            <text:p>GD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5" office:value-type="string">
            <text:p><text:a xlink:href="https://dpostools.com/LISK/liskjp">liskjp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5" office:value-type="string">
            <text:p><text:a xlink:href="https://dpostools.com/LISK/seven">seven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5" office:value-type="string">
            <text:p><text:a xlink:href="https://dpostools.com/LISK/liskroad">liskroad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5" office:value-type="string">
            <text:p><text:a xlink:href="https://dpostools.com/LISK/will">will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5" office:value-type="string">
            <text:p><text:a xlink:href="https://dpostools.com/LISK/someonesomeone">someonesomeone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32">
            <text:p>32</text:p>
          </table:table-cell>
          <table:table-cell table:style-name="ce5" office:value-type="string">
            <text:p><text:a xlink:href="https://dpostools.com/LISK/chamberlain">chamberlain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34">
            <text:p>34</text:p>
          </table:table-cell>
          <table:table-cell table:style-name="ce5" office:value-type="string">
            <text:p><text:a xlink:href="https://dpostools.com/LISK/adrianhunter">adrianhunter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35">
            <text:p>35</text:p>
          </table:table-cell>
          <table:table-cell table:style-name="ce5" office:value-type="string">
            <text:p><text:a xlink:href="https://dpostools.com/LISK/luxiang7890">luxiang7890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36">
            <text:p>36</text:p>
          </table:table-cell>
          <table:table-cell table:style-name="ce5" office:value-type="string">
            <text:p><text:a xlink:href="https://dpostools.com/LISK/lwyrup">lwyrup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38">
            <text:p>38</text:p>
          </table:table-cell>
          <table:table-cell table:style-name="ce5" office:value-type="string">
            <text:p><text:a xlink:href="https://dpostools.com/LISK/crolisk">crolisk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39">
            <text:p>39</text:p>
          </table:table-cell>
          <table:table-cell table:style-name="ce5" office:value-type="string">
            <text:p><text:a xlink:href="https://dpostools.com/LISK/savetheworld">savetheworld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40">
            <text:p>40</text:p>
          </table:table-cell>
          <table:table-cell table:style-name="ce5" office:value-type="string">
            <text:p><text:a xlink:href="https://dpostools.com/LISK/honeybee">honeybee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43">
            <text:p>43</text:p>
          </table:table-cell>
          <table:table-cell table:style-name="ce5" office:value-type="string">
            <text:p><text:a xlink:href="https://dpostools.com/LISK/carolina">carolina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45">
            <text:p>45</text:p>
          </table:table-cell>
          <table:table-cell table:style-name="ce5" office:value-type="string">
            <text:p><text:a xlink:href="https://dpostools.com/LISK/hua">hua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46">
            <text:p>46</text:p>
          </table:table-cell>
          <table:table-cell table:style-name="ce5" office:value-type="string">
            <text:p><text:a xlink:href="https://dpostools.com/LISK/forger_of_lisk">forger_of_lisk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48">
            <text:p>48</text:p>
          </table:table-cell>
          <table:table-cell table:style-name="ce5" office:value-type="string">
            <text:p><text:a xlink:href="https://dpostools.com/LISK/augurproject">augurproject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49">
            <text:p>49</text:p>
          </table:table-cell>
          <table:table-cell table:style-name="ce5" office:value-type="string">
            <text:p><text:a xlink:href="https://dpostools.com/LISK/hong">hong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50">
            <text:p>50</text:p>
          </table:table-cell>
          <table:table-cell table:style-name="ce5" office:value-type="string">
            <text:p><text:a xlink:href="https://dpostools.com/LISK/nerigal">nerigal</text:a></text:p>
          </table:table-cell>
          <table:table-cell table:style-name="ce5" office:value-type="string">
            <text:p>GDT ELTs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52">
            <text:p>52</text:p>
          </table:table-cell>
          <table:table-cell table:style-name="ce5" office:value-type="string">
            <text:p><text:a xlink:href="https://dpostools.com/LISK/bilibili">bilibili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53">
            <text:p>53</text:p>
          </table:table-cell>
          <table:table-cell table:style-name="ce5" office:value-type="string">
            <text:p><text:a xlink:href="https://dpostools.com/LISK/mac">mac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54">
            <text:p>54</text:p>
          </table:table-cell>
          <table:table-cell table:style-name="ce5" office:value-type="string">
            <text:p><text:a xlink:href="https://dpostools.com/LISK/dakini">dakini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58">
            <text:p>58</text:p>
          </table:table-cell>
          <table:table-cell table:style-name="ce5" office:value-type="string">
            <text:p><text:a xlink:href="https://dpostools.com/LISK/veriform">veriform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59">
            <text:p>59</text:p>
          </table:table-cell>
          <table:table-cell table:style-name="ce5" office:value-type="string">
            <text:p><text:a xlink:href="https://dpostools.com/LISK/blackswan">blackswan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60">
            <text:p>60</text:p>
          </table:table-cell>
          <table:table-cell table:style-name="ce5" office:value-type="string">
            <text:p><text:a xlink:href="https://dpostools.com/LISK/goodtimes">goodtimes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61">
            <text:p>61</text:p>
          </table:table-cell>
          <table:table-cell table:style-name="ce5" office:value-type="string">
            <text:p><text:a xlink:href="https://dpostools.com/LISK/zy1349">zy1349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62">
            <text:p>62</text:p>
          </table:table-cell>
          <table:table-cell table:style-name="ce5" office:value-type="string">
            <text:p><text:a xlink:href="https://dpostools.com/LISK/jiandan">jiandan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63">
            <text:p>63</text:p>
          </table:table-cell>
          <table:table-cell table:style-name="ce5" office:value-type="string">
            <text:p><text:a xlink:href="https://dpostools.com/LISK/cai">cai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64">
            <text:p>64</text:p>
          </table:table-cell>
          <table:table-cell table:style-name="ce5" office:value-type="string">
            <text:p><text:a xlink:href="https://dpostools.com/LISK/bigtom">bigtom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65">
            <text:p>65</text:p>
          </table:table-cell>
          <table:table-cell table:style-name="ce5" office:value-type="string">
            <text:p><text:a xlink:href="https://dpostools.com/LISK/loveforever">loveforever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67">
            <text:p>67</text:p>
          </table:table-cell>
          <table:table-cell table:style-name="ce5" office:value-type="string">
            <text:p><text:a xlink:href="https://dpostools.com/LISK/yuandian">yuandian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68">
            <text:p>68</text:p>
          </table:table-cell>
          <table:table-cell table:style-name="ce5" office:value-type="string">
            <text:p><text:a xlink:href="https://dpostools.com/LISK/menfei">menfei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69">
            <text:p>69</text:p>
          </table:table-cell>
          <table:table-cell table:style-name="ce5" office:value-type="string">
            <text:p><text:a xlink:href="https://dpostools.com/LISK/bitbanksy">bitbanksy</text:a></text:p>
          </table:table-cell>
          <table:table-cell table:style-name="ce5" office:value-type="string">
            <text:p>ELTs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71">
            <text:p>71</text:p>
          </table:table-cell>
          <table:table-cell table:style-name="ce5" office:value-type="string">
            <text:p><text:a xlink:href="https://dpostools.com/LISK/kaystar">kaystar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72">
            <text:p>72</text:p>
          </table:table-cell>
          <table:table-cell table:style-name="ce5" office:value-type="string">
            <text:p><text:a xlink:href="https://dpostools.com/LISK/jixie">jixie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73">
            <text:p>73</text:p>
          </table:table-cell>
          <table:table-cell table:style-name="ce5" office:value-type="string">
            <text:p><text:a xlink:href="https://dpostools.com/LISK/china">china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77">
            <text:p>77</text:p>
          </table:table-cell>
          <table:table-cell table:style-name="ce5" office:value-type="string">
            <text:p><text:a xlink:href="https://dpostools.com/LISK/catstar">catstar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79">
            <text:p>79</text:p>
          </table:table-cell>
          <table:table-cell table:style-name="ce5" office:value-type="string">
            <text:p><text:a xlink:href="https://dpostools.com/LISK/kc">kc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80">
            <text:p>80</text:p>
          </table:table-cell>
          <table:table-cell table:style-name="ce5" office:value-type="string">
            <text:p><text:a xlink:href="https://dpostools.com/LISK/khitan">khitan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81">
            <text:p>81</text:p>
          </table:table-cell>
          <table:table-cell table:style-name="ce5" office:value-type="string">
            <text:p><text:a xlink:href="https://dpostools.com/LISK/threelittlepig">threelittlepig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84">
            <text:p>84</text:p>
          </table:table-cell>
          <table:table-cell table:style-name="ce5" office:value-type="string">
            <text:p><text:a xlink:href="https://dpostools.com/LISK/eely_delving">eely_delving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87">
            <text:p>87</text:p>
          </table:table-cell>
          <table:table-cell table:style-name="ce5" office:value-type="string">
            <text:p><text:a xlink:href="https://dpostools.com/LISK/devasive">devasive</text:a></text:p>
          </table:table-cell>
          <table:table-cell table:style-name="ce17"/>
          <table:table-cell table:style-name="ce18" office:value-type="percentage" office:value="0.25">
            <text:p>25,00%</text:p>
          </table:table-cell>
          <table:table-cell/>
        </table:table-row>
        <table:table-row table:style-name="ro2">
          <table:table-cell table:style-name="ce5" office:value-type="float" office:value="88">
            <text:p>88</text:p>
          </table:table-cell>
          <table:table-cell table:style-name="ce5" office:value-type="string">
            <text:p><text:a xlink:href="https://dpostools.com/LISK/elonhan">elonhan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89">
            <text:p>89</text:p>
          </table:table-cell>
          <table:table-cell table:style-name="ce5" office:value-type="string">
            <text:p><text:a xlink:href="https://dpostools.com/LISK/stellardynamic">stellardynamic</text:a></text:p>
          </table:table-cell>
          <table:table-cell table:style-name="ce5" office:value-type="string">
            <text:p>ELTs </text:p>
          </table:table-cell>
          <table:table-cell table:style-name="ce18" office:value-type="percentage" office:value="0.25">
            <text:p>25,00%</text:p>
          </table:table-cell>
          <table:table-cell/>
        </table:table-row>
        <table:table-row table:style-name="ro2">
          <table:table-cell table:style-name="ce5" office:value-type="float" office:value="92">
            <text:p>92</text:p>
          </table:table-cell>
          <table:table-cell table:style-name="ce5" office:value-type="string">
            <text:p><text:a xlink:href="https://dpostools.com/LISK/samuray">samuray</text:a></text:p>
          </table:table-cell>
          <table:table-cell table:style-name="ce17"/>
          <table:table-cell table:style-name="ce18" office:value-type="percentage" office:value="0.25">
            <text:p>25,00%</text:p>
          </table:table-cell>
          <table:table-cell/>
        </table:table-row>
        <table:table-row table:style-name="ro2">
          <table:table-cell table:style-name="ce5" office:value-type="float" office:value="95">
            <text:p>95</text:p>
          </table:table-cell>
          <table:table-cell table:style-name="ce5" office:value-type="string">
            <text:p><text:a xlink:href="https://dpostools.com/LISK/index">index</text:a></text:p>
          </table:table-cell>
          <table:table-cell table:style-name="ce17"/>
          <table:table-cell table:style-name="ce18" office:value-type="percentage" office:value="0.25">
            <text:p>25,00%</text:p>
          </table:table-cell>
          <table:table-cell/>
        </table:table-row>
        <table:table-row table:style-name="ro2">
          <table:table-cell table:style-name="ce5" office:value-type="float" office:value="100">
            <text:p>100</text:p>
          </table:table-cell>
          <table:table-cell table:style-name="ce5" office:value-type="string">
            <text:p><text:a xlink:href="https://dpostools.com/LISK/slasheks">slasheks</text:a></text:p>
          </table:table-cell>
          <table:table-cell table:style-name="ce5" office:value-type="string">
            <text:p>GDTs GD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111">
            <text:p>111</text:p>
          </table:table-cell>
          <table:table-cell table:style-name="ce5" office:value-type="string">
            <text:p>vekexasia </text:p>
          </table:table-cell>
          <table:table-cell office:value-type="string">
            <text:p>GDT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55">
            <text:p>55</text:p>
          </table:table-cell>
          <table:table-cell table:style-name="ce5" office:value-type="string">
            <text:p><text:a xlink:href="https://dpostools.com/LISK/liskit">liskit</text:a></text:p>
          </table:table-cell>
          <table:table-cell table:style-name="ce5" office:value-type="string">
            <text:p>GDT </text:p>
          </table:table-cell>
          <table:table-cell table:style-name="ce18" office:value-type="percentage" office:value="0.2">
            <text:p>20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5" office:value-type="string">
            <text:p><text:a xlink:href="https://dpostools.com/LISK/tembo">tembo</text:a></text:p>
          </table:table-cell>
          <table:table-cell table:style-name="ce5" office:value-type="string">
            <text:p>GDT </text:p>
          </table:table-cell>
          <table:table-cell table:style-name="ce18" office:value-type="percentage" office:value="0.15">
            <text:p>1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5" office:value-type="string">
            <text:p><text:a xlink:href="https://dpostools.com/LISK/joel">joel</text:a></text:p>
          </table:table-cell>
          <table:table-cell table:style-name="ce5" office:value-type="string">
            <text:p>GDT </text:p>
          </table:table-cell>
          <table:table-cell table:style-name="ce18" office:value-type="percentage" office:value="0.15">
            <text:p>1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70">
            <text:p>70</text:p>
          </table:table-cell>
          <table:table-cell table:style-name="ce5" office:value-type="string">
            <text:p><text:a xlink:href="https://dpostools.com/LISK/dakk">dakk</text:a></text:p>
          </table:table-cell>
          <table:table-cell table:style-name="ce5" office:value-type="string">
            <text:p>GDT </text:p>
          </table:table-cell>
          <table:table-cell table:style-name="ce18" office:value-type="percentage" office:value="0.15">
            <text:p>1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37">
            <text:p>37</text:p>
          </table:table-cell>
          <table:table-cell table:style-name="ce5" office:value-type="string">
            <text:p><text:a xlink:href="https://dpostools.com/LISK/corsaro">corsaro</text:a></text:p>
          </table:table-cell>
          <table:table-cell table:style-name="ce5" office:value-type="string">
            <text:p>GDT </text:p>
          </table:table-cell>
          <table:table-cell table:style-name="ce18" office:value-type="percentage" office:value="0.1">
            <text:p>10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83">
            <text:p>83</text:p>
          </table:table-cell>
          <table:table-cell table:style-name="ce5" office:value-type="string">
            <text:p><text:a xlink:href="https://dpostools.com/LISK/redsn0w">redsn0w</text:a></text:p>
          </table:table-cell>
          <table:table-cell table:style-name="ce5" office:value-type="string">
            <text:p>GDTs GDT </text:p>
          </table:table-cell>
          <table:table-cell table:style-name="ce18" office:value-type="percentage" office:value="0.1">
            <text:p>10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91">
            <text:p>91</text:p>
          </table:table-cell>
          <table:table-cell table:style-name="ce5" office:value-type="string">
            <text:p><text:a xlink:href="https://dpostools.com/LISK/splatters">splatters</text:a></text:p>
          </table:table-cell>
          <table:table-cell table:style-name="ce5" office:value-type="string">
            <text:p>GDTs GDT </text:p>
          </table:table-cell>
          <table:table-cell table:style-name="ce18" office:value-type="percentage" office:value="0.1">
            <text:p>10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44">
            <text:p>44</text:p>
          </table:table-cell>
          <table:table-cell table:style-name="ce5" office:value-type="string">
            <text:p><text:a xlink:href="https://dpostools.com/LISK/mrv">mrv</text:a></text:p>
          </table:table-cell>
          <table:table-cell table:style-name="ce5" office:value-type="string">
            <text:p>GDT </text:p>
          </table:table-cell>
          <table:table-cell table:style-name="ce18" office:value-type="percentage" office:value="0.05">
            <text:p>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5" office:value-type="string">
            <text:p>cc001</text:p>
          </table:table-cell>
          <table:table-cell table:style-name="ce5" office:value-type="string">
            <text:p>GDT 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31">
            <text:p>31</text:p>
          </table:table-cell>
          <table:table-cell table:style-name="ce5" office:value-type="string">
            <text:p>punkrock</text:p>
          </table:table-cell>
          <table:table-cell table:style-name="ce5" office:value-type="string">
            <text:p>GDT 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33">
            <text:p>33</text:p>
          </table:table-cell>
          <table:table-cell table:style-name="ce5" office:value-type="string">
            <text:p>liskgate</text:p>
          </table:table-cell>
          <table:table-cell table:style-name="ce5" office:value-type="string">
            <text:p>GDT 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40">
            <text:p>40</text:p>
          </table:table-cell>
          <table:table-cell table:style-name="ce5" office:value-type="string">
            <text:p>gr33ndrag0n</text:p>
          </table:table-cell>
          <table:table-cell table:style-name="ce5" office:value-type="string">
            <text:p>GDT 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51">
            <text:p>51</text:p>
          </table:table-cell>
          <table:table-cell table:style-name="ce5" office:value-type="string">
            <text:p>goldeneye</text:p>
          </table:table-cell>
          <table:table-cell table:style-name="ce5" office:value-type="string">
            <text:p>GDT 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57">
            <text:p>57</text:p>
          </table:table-cell>
          <table:table-cell table:style-name="ce5" office:value-type="string">
            <text:p>grumlin</text:p>
          </table:table-cell>
          <table:table-cell table:style-name="ce5" office:value-type="string">
            <text:p>GDT 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70">
            <text:p>70</text:p>
          </table:table-cell>
          <table:table-cell table:style-name="ce5" office:value-type="string">
            <text:p>eclipsun</text:p>
          </table:table-cell>
          <table:table-cell table:style-name="ce5" office:value-type="string">
            <text:p>GDT 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75">
            <text:p>75</text:p>
          </table:table-cell>
          <table:table-cell table:style-name="ce5" office:value-type="string">
            <text:p>4miners.net</text:p>
          </table:table-cell>
          <table:table-cell table:style-name="ce5" office:value-type="string">
            <text:p>GDT 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77">
            <text:p>77</text:p>
          </table:table-cell>
          <table:table-cell table:style-name="ce5" office:value-type="string">
            <text:p>ntelo</text:p>
          </table:table-cell>
          <table:table-cell table:style-name="ce5" office:value-type="string">
            <text:p>GDT 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86">
            <text:p>86</text:p>
          </table:table-cell>
          <table:table-cell table:style-name="ce5" office:value-type="string">
            <text:p>hmachado</text:p>
          </table:table-cell>
          <table:table-cell table:style-name="ce5" office:value-type="string">
            <text:p>GDT 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106">
            <text:p>106</text:p>
          </table:table-cell>
          <table:table-cell table:style-name="ce5" office:value-type="string">
            <text:p>digitron</text:p>
          </table:table-cell>
          <table:table-cell table:style-name="ce5" office:value-type="string">
            <text:p>GDT 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table:number-columns-repeated="4"/>
          <table:table-cell table:style-name="Default"/>
        </table:table-row>
        <table:table-row table:style-name="ro2" table:number-rows-repeated="1048469">
          <table:table-cell table:number-columns-repeated="5"/>
        </table:table-row>
        <table:table-row table:style-name="ro2">
          <table:table-cell table:number-columns-repeated="5"/>
        </table:table-row>
      </table:table>
      <table:database-ranges>
        <table:database-range table:name="__Anonymous_Sheet_DB__1" table:target-range-address="DelegatesSorted.A2:DelegatesSorted.E1048576" table:contains-header="false"/>
        <table:database-range table:name="__Anonymous_Sheet_DB__2" table:target-range-address="DelegatesSorted.A1:DelegatesSorted.E1048576" table:display-filter-buttons="true"/>
        <table:database-range table:target-range-address="DelegatesSorted.A2:DelegatesSorted.AMF1048576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Black" svg:font-family="'Arial Black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8.09.2017</text:date>, <text:time>10:49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Schlangen</meta:initial-creator>
    <meta:creation-date>2017-09-05T14:27:59.82</meta:creation-date>
    <meta:generator>OpenOffice/4.1.2$Win32 OpenOffice.org_project/412m3$Build-9782</meta:generator>
    <dc:date>2017-09-08T10:49:16.92</dc:date>
    <dc:creator>Thomas Schlangen</dc:creator>
    <meta:editing-duration>P2DT20H11M8S</meta:editing-duration>
    <meta:editing-cycles>62</meta:editing-cycles>
    <meta:document-statistic meta:table-count="2" meta:cell-count="2090" meta:object-count="0"/>
  </office:meta>
</office:document-meta>
</file>